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49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3-1_gpu" table:style-name="ta1">
        <table:shapes>
          <draw:frame draw:z-index="0" draw:style-name="gr1" draw:text-style-name="P1" svg:width="453.51pt" svg:height="255.09pt" svg:x="22.68pt" svg:y="205.99pt">
            <loext:p draw:notify-on-update-of-ranges="'PS3-1_gpu'.A3:'PS3-1_gpu'.A38 'PS3-1_gpu'.R2:'PS3-1_gpu'.R2 'PS3-1_gpu'.R3:'PS3-1_gpu'.R33 'PS3-1_gpu'.S2:'PS3-1_gpu'.S2 'PS3-1_gpu'.S3:'PS3-1_gpu'.S33 'PS3-1_gpu'.T2:'PS3-1_gpu'.T2 'PS3-1_gpu'.T3:'PS3-1_gpu'.T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3pt" svg:height="255.15pt" svg:x="500.09pt" svg:y="206.59pt">
            <loext:p draw:notify-on-update-of-ranges="'PS3-1_gpu'.A3:'PS3-1_gpu'.A33 'PS3-1_gpu'.L2:'PS3-1_gpu'.L2 'PS3-1_gpu'.L3:'PS3-1_gpu'.L33 'PS3-1_gpu'.M2:'PS3-1_gpu'.M2 'PS3-1_gpu'.M3:'PS3-1_gpu'.M33 'PS3-1_gpu'.N2:'PS3-1_gpu'.N2 'PS3-1_gpu'.N3:'PS3-1_gpu'.N33 'PS3-1_gpu'.O2:'PS3-1_gpu'.O2 'PS3-1_gpu'.O3:'PS3-1_gpu'.O33 'PS3-1_gpu'.P2:'PS3-1_gpu'.P2 'PS3-1_gpu'.P3:'PS3-1_gpu'.P33 'PS3-1_gpu'.Q2:'PS3-1_gpu'.Q2 'PS3-1_gpu'.Q3:'PS3-1_gpu'.Q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001024" calcext:value-type="float">
            <text:p>0.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008" calcext:value-type="float">
            <text:p>0.095008</text:p>
          </table:table-cell>
          <table:table-cell office:value-type="float" office:value="0.075264" calcext:value-type="float">
            <text:p>0.075264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76288" calcext:value-type="float">
            <text:p>0.076288</text:p>
          </table:table-cell>
          <table:table-cell table:formula="of:=[.E3]+[.G3]+[.I3]" office:value-type="float" office:value="0.095008" calcext:value-type="float">
            <text:p>0.095008</text:p>
          </table:table-cell>
          <table:table-cell table:formula="of:=[.J3]" office:value-type="float" office:value="0.076288" calcext:value-type="float">
            <text:p>0.076288</text:p>
          </table:table-cell>
          <table:table-cell table:formula="of:=[.K3]" office:value-type="float" office:value="0.095008" calcext:value-type="float">
            <text:p>0.095008</text:p>
          </table:table-cell>
          <table:table-cell table:formula="of:=[.J4]" office:value-type="float" office:value="0.73392" calcext:value-type="float">
            <text:p>0.73392</text:p>
          </table:table-cell>
          <table:table-cell table:formula="of:=[.K4]" office:value-type="float" office:value="0.952576" calcext:value-type="float">
            <text:p>0.952576</text:p>
          </table:table-cell>
          <table:table-cell table:formula="of:=[.J5]" office:value-type="float" office:value="7.42579" calcext:value-type="float">
            <text:p>7.42579</text:p>
          </table:table-cell>
          <table:table-cell table:formula="of:=[.K5]" office:value-type="float" office:value="9.37552" calcext:value-type="float">
            <text:p>9.37552</text:p>
          </table:table-cell>
          <table:table-cell table:formula="of:=[.C3]" office:value-type="float" office:value="0.6384" calcext:value-type="float">
            <text:p>0.6384</text:p>
          </table:table-cell>
          <table:table-cell table:formula="of:=[.C4]" office:value-type="float" office:value="7.17648" calcext:value-type="float">
            <text:p>7.17648</text:p>
          </table:table-cell>
          <table:table-cell table:formula="of:=[.C5]" office:value-type="float" office:value="58.9271" calcext:value-type="float">
            <text:p>58.9271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7.17648" calcext:value-type="float">
            <text:p>7.17648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52576" calcext:value-type="float">
            <text:p>0.952576</text:p>
          </table:table-cell>
          <table:table-cell office:value-type="float" office:value="0.731872" calcext:value-type="float">
            <text:p>0.731872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73392" calcext:value-type="float">
            <text:p>0.73392</text:p>
          </table:table-cell>
          <table:table-cell table:formula="of:=[.E4]+[.G4]+[.I4]" office:value-type="float" office:value="0.952576" calcext:value-type="float">
            <text:p>0.95257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58.9271" calcext:value-type="float">
            <text:p>58.9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9.37552" calcext:value-type="float">
            <text:p>9.37552</text:p>
          </table:table-cell>
          <table:table-cell office:value-type="float" office:value="7.42483" calcext:value-type="float">
            <text:p>7.42483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7.42579" calcext:value-type="float">
            <text:p>7.42579</text:p>
          </table:table-cell>
          <table:table-cell table:formula="of:=[.E5]+[.G5]+[.I5]" office:value-type="float" office:value="9.37552" calcext:value-type="float">
            <text:p>9.37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59.4186" calcext:value-type="float">
            <text:p>59.418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92608" calcext:value-type="float">
            <text:p>0.092608</text:p>
          </table:table-cell>
          <table:table-cell office:value-type="float" office:value="0.075488" calcext:value-type="float">
            <text:p>0.075488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77536" calcext:value-type="float">
            <text:p>0.077536</text:p>
          </table:table-cell>
          <table:table-cell table:formula="of:=[.E6]+[.G6]+[.I6]" office:value-type="float" office:value="0.092608" calcext:value-type="float">
            <text:p>0.092608</text:p>
          </table:table-cell>
          <table:table-cell table:formula="of:=[.J6]" office:value-type="float" office:value="0.077536" calcext:value-type="float">
            <text:p>0.077536</text:p>
          </table:table-cell>
          <table:table-cell table:formula="of:=[.K6]" office:value-type="float" office:value="0.092608" calcext:value-type="float">
            <text:p>0.092608</text:p>
          </table:table-cell>
          <table:table-cell table:formula="of:=[.J7]" office:value-type="float" office:value="0.770048" calcext:value-type="float">
            <text:p>0.770048</text:p>
          </table:table-cell>
          <table:table-cell table:formula="of:=[.K7]" office:value-type="float" office:value="0.939072" calcext:value-type="float">
            <text:p>0.939072</text:p>
          </table:table-cell>
          <table:table-cell table:formula="of:=[.J8]" office:value-type="float" office:value="7.592544" calcext:value-type="float">
            <text:p>7.592544</text:p>
          </table:table-cell>
          <table:table-cell table:formula="of:=[.K8]" office:value-type="float" office:value="9.45466" calcext:value-type="float">
            <text:p>9.45466</text:p>
          </table:table-cell>
          <table:table-cell table:formula="of:=[.C6]" office:value-type="float" office:value="59.4186" calcext:value-type="float">
            <text:p>59.4186</text:p>
          </table:table-cell>
          <table:table-cell table:formula="of:=[.C7]" office:value-type="float" office:value="64.4186" calcext:value-type="float">
            <text:p>64.4186</text:p>
          </table:table-cell>
          <table:table-cell table:formula="of:=[.C8]" office:value-type="float" office:value="113.846" calcext:value-type="float">
            <text:p>113.846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64.4186" calcext:value-type="float">
            <text:p>64.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39072" calcext:value-type="float">
            <text:p>0.939072</text:p>
          </table:table-cell>
          <table:table-cell office:value-type="float" office:value="0.769024" calcext:value-type="float">
            <text:p>0.769024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770048" calcext:value-type="float">
            <text:p>0.770048</text:p>
          </table:table-cell>
          <table:table-cell table:formula="of:=[.E7]+[.G7]+[.I7]" office:value-type="float" office:value="0.939072" calcext:value-type="float">
            <text:p>0.93907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113.846" calcext:value-type="float">
            <text:p>113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9.45466" calcext:value-type="float">
            <text:p>9.45466</text:p>
          </table:table-cell>
          <table:table-cell office:value-type="float" office:value="7.59152" calcext:value-type="float">
            <text:p>7.59152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7.592544" calcext:value-type="float">
            <text:p>7.592544</text:p>
          </table:table-cell>
          <table:table-cell table:formula="of:=[.E8]+[.G8]+[.I8]" office:value-type="float" office:value="9.45466" calcext:value-type="float">
            <text:p>9.45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114.362" calcext:value-type="float">
            <text:p>114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99072" calcext:value-type="float">
            <text:p>0.099072</text:p>
          </table:table-cell>
          <table:table-cell office:value-type="float" office:value="0.077024" calcext:value-type="float">
            <text:p>0.077024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78048" calcext:value-type="float">
            <text:p>0.078048</text:p>
          </table:table-cell>
          <table:table-cell table:formula="of:=[.E9]+[.G9]+[.I9]" office:value-type="float" office:value="0.099072" calcext:value-type="float">
            <text:p>0.099072</text:p>
          </table:table-cell>
          <table:table-cell table:formula="of:=[.J9]" office:value-type="float" office:value="0.078048" calcext:value-type="float">
            <text:p>0.078048</text:p>
          </table:table-cell>
          <table:table-cell table:formula="of:=[.K9]" office:value-type="float" office:value="0.099072" calcext:value-type="float">
            <text:p>0.099072</text:p>
          </table:table-cell>
          <table:table-cell table:formula="of:=[.J10]" office:value-type="float" office:value="0.827456" calcext:value-type="float">
            <text:p>0.827456</text:p>
          </table:table-cell>
          <table:table-cell table:formula="of:=[.K10]" office:value-type="float" office:value="0.97264" calcext:value-type="float">
            <text:p>0.97264</text:p>
          </table:table-cell>
          <table:table-cell table:formula="of:=[.J11]" office:value-type="float" office:value="8.275134" calcext:value-type="float">
            <text:p>8.275134</text:p>
          </table:table-cell>
          <table:table-cell table:formula="of:=[.K11]" office:value-type="float" office:value="9.65312" calcext:value-type="float">
            <text:p>9.65312</text:p>
          </table:table-cell>
          <table:table-cell table:formula="of:=[.C9]" office:value-type="float" office:value="114.362" calcext:value-type="float">
            <text:p>114.362</text:p>
          </table:table-cell>
          <table:table-cell table:formula="of:=[.C10]" office:value-type="float" office:value="119.524" calcext:value-type="float">
            <text:p>119.524</text:p>
          </table:table-cell>
          <table:table-cell table:formula="of:=[.C11]" office:value-type="float" office:value="171.047" calcext:value-type="float">
            <text:p>171.047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119.524" calcext:value-type="float">
            <text:p>119.524</text:p>
          </table:table-cell>
          <table:table-cell office:value-type="float" office:value="0.001024" calcext:value-type="float">
            <text:p>0.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264" calcext:value-type="float">
            <text:p>0.97264</text:p>
          </table:table-cell>
          <table:table-cell office:value-type="float" office:value="0.826432" calcext:value-type="float">
            <text:p>0.826432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827456" calcext:value-type="float">
            <text:p>0.827456</text:p>
          </table:table-cell>
          <table:table-cell table:formula="of:=[.E10]+[.G10]+[.I10]" office:value-type="float" office:value="0.97264" calcext:value-type="float">
            <text:p>0.9726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171.047" calcext:value-type="float">
            <text:p>171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9.65312" calcext:value-type="float">
            <text:p>9.65312</text:p>
          </table:table-cell>
          <table:table-cell office:value-type="float" office:value="8.27411" calcext:value-type="float">
            <text:p>8.27411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8.275134" calcext:value-type="float">
            <text:p>8.275134</text:p>
          </table:table-cell>
          <table:table-cell table:formula="of:=[.E11]+[.G11]+[.I11]" office:value-type="float" office:value="9.65312" calcext:value-type="float">
            <text:p>9.65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171.603" calcext:value-type="float">
            <text:p>171.603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107008" calcext:value-type="float">
            <text:p>0.107008</text:p>
          </table:table-cell>
          <table:table-cell office:value-type="float" office:value="0.10848" calcext:value-type="float">
            <text:p>0.10848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110528" calcext:value-type="float">
            <text:p>0.110528</text:p>
          </table:table-cell>
          <table:table-cell table:formula="of:=[.E12]+[.G12]+[.I12]" office:value-type="float" office:value="0.107008" calcext:value-type="float">
            <text:p>0.107008</text:p>
          </table:table-cell>
          <table:table-cell table:formula="of:=[.J12]" office:value-type="float" office:value="0.110528" calcext:value-type="float">
            <text:p>0.110528</text:p>
          </table:table-cell>
          <table:table-cell table:formula="of:=[.K12]" office:value-type="float" office:value="0.107008" calcext:value-type="float">
            <text:p>0.107008</text:p>
          </table:table-cell>
          <table:table-cell table:formula="of:=[.J13]" office:value-type="float" office:value="1.085698" calcext:value-type="float">
            <text:p>1.085698</text:p>
          </table:table-cell>
          <table:table-cell table:formula="of:=[.K13]" office:value-type="float" office:value="1.06646" calcext:value-type="float">
            <text:p>1.06646</text:p>
          </table:table-cell>
          <table:table-cell table:formula="of:=[.J14]" office:value-type="float" office:value="10.956816" calcext:value-type="float">
            <text:p>10.956816</text:p>
          </table:table-cell>
          <table:table-cell table:formula="of:=[.K14]" office:value-type="float" office:value="10.6897" calcext:value-type="float">
            <text:p>10.6897</text:p>
          </table:table-cell>
          <table:table-cell table:formula="of:=[.C12]" office:value-type="float" office:value="171.603" calcext:value-type="float">
            <text:p>171.603</text:p>
          </table:table-cell>
          <table:table-cell table:formula="of:=[.C13]" office:value-type="float" office:value="176.997" calcext:value-type="float">
            <text:p>176.997</text:p>
          </table:table-cell>
          <table:table-cell table:formula="of:=[.C14]" office:value-type="float" office:value="232.343" calcext:value-type="float">
            <text:p>232.343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176.997" calcext:value-type="float">
            <text:p>176.997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1.06646" calcext:value-type="float">
            <text:p>1.06646</text:p>
          </table:table-cell>
          <table:table-cell office:value-type="float" office:value="1.08365" calcext:value-type="float">
            <text:p>1.08365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1.085698" calcext:value-type="float">
            <text:p>1.085698</text:p>
          </table:table-cell>
          <table:table-cell table:formula="of:=[.E13]+[.G13]+[.I13]" office:value-type="float" office:value="1.06646" calcext:value-type="float">
            <text:p>1.0664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232.343" calcext:value-type="float">
            <text:p>232.343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10.6897" calcext:value-type="float">
            <text:p>10.6897</text:p>
          </table:table-cell>
          <table:table-cell office:value-type="float" office:value="10.954" calcext:value-type="float">
            <text:p>10.954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10.956816" calcext:value-type="float">
            <text:p>10.956816</text:p>
          </table:table-cell>
          <table:table-cell table:formula="of:=[.E14]+[.G14]+[.I14]" office:value-type="float" office:value="10.6897" calcext:value-type="float">
            <text:p>10.6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233.215" calcext:value-type="float">
            <text:p>233.215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287904" calcext:value-type="float">
            <text:p>0.287904</text:p>
          </table:table-cell>
          <table:table-cell office:value-type="float" office:value="0.227328" calcext:value-type="float">
            <text:p>0.227328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231424" calcext:value-type="float">
            <text:p>0.231424</text:p>
          </table:table-cell>
          <table:table-cell table:formula="of:=[.E15]+[.G15]+[.I15]" office:value-type="float" office:value="0.287904" calcext:value-type="float">
            <text:p>0.287904</text:p>
          </table:table-cell>
          <table:table-cell table:formula="of:=[.J15]" office:value-type="float" office:value="0.231424" calcext:value-type="float">
            <text:p>0.231424</text:p>
          </table:table-cell>
          <table:table-cell table:formula="of:=[.K15]" office:value-type="float" office:value="0.287904" calcext:value-type="float">
            <text:p>0.287904</text:p>
          </table:table-cell>
          <table:table-cell table:formula="of:=[.J16]" office:value-type="float" office:value="2.237436" calcext:value-type="float">
            <text:p>2.237436</text:p>
          </table:table-cell>
          <table:table-cell table:formula="of:=[.K16]" office:value-type="float" office:value="2.88976" calcext:value-type="float">
            <text:p>2.88976</text:p>
          </table:table-cell>
          <table:table-cell table:formula="of:=[.J17]" office:value-type="float" office:value="22.348896" calcext:value-type="float">
            <text:p>22.348896</text:p>
          </table:table-cell>
          <table:table-cell table:formula="of:=[.K17]" office:value-type="float" office:value="28.775" calcext:value-type="float">
            <text:p>28.775</text:p>
          </table:table-cell>
          <table:table-cell table:formula="of:=[.C15]" office:value-type="float" office:value="233.215" calcext:value-type="float">
            <text:p>233.215</text:p>
          </table:table-cell>
          <table:table-cell table:formula="of:=[.C16]" office:value-type="float" office:value="240.679" calcext:value-type="float">
            <text:p>240.679</text:p>
          </table:table-cell>
          <table:table-cell table:formula="of:=[.C17]" office:value-type="float" office:value="309.142" calcext:value-type="float">
            <text:p>309.142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240.679" calcext:value-type="float">
            <text:p>240.679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2.88976" calcext:value-type="float">
            <text:p>2.88976</text:p>
          </table:table-cell>
          <table:table-cell office:value-type="float" office:value="2.23334" calcext:value-type="float">
            <text:p>2.23334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2.237436" calcext:value-type="float">
            <text:p>2.237436</text:p>
          </table:table-cell>
          <table:table-cell table:formula="of:=[.E16]+[.G16]+[.I16]" office:value-type="float" office:value="2.88976" calcext:value-type="float">
            <text:p>2.8897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9.142" calcext:value-type="float">
            <text:p>309.142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28.775" calcext:value-type="float">
            <text:p>28.775</text:p>
          </table:table-cell>
          <table:table-cell office:value-type="float" office:value="22.3448" calcext:value-type="float">
            <text:p>22.3448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22.348896" calcext:value-type="float">
            <text:p>22.348896</text:p>
          </table:table-cell>
          <table:table-cell table:formula="of:=[.E17]+[.G17]+[.I17]" office:value-type="float" office:value="28.775" calcext:value-type="float">
            <text:p>28.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310.389" calcext:value-type="float">
            <text:p>310.389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1.05738" calcext:value-type="float">
            <text:p>1.05738</text:p>
          </table:table-cell>
          <table:table-cell office:value-type="float" office:value="0.959488" calcext:value-type="float">
            <text:p>0.959488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97792" calcext:value-type="float">
            <text:p>0.97792</text:p>
          </table:table-cell>
          <table:table-cell table:formula="of:=[.E18]+[.G18]+[.I18]" office:value-type="float" office:value="1.05738" calcext:value-type="float">
            <text:p>1.05738</text:p>
          </table:table-cell>
          <table:table-cell table:formula="of:=[.J18]" office:value-type="float" office:value="0.97792" calcext:value-type="float">
            <text:p>0.97792</text:p>
          </table:table-cell>
          <table:table-cell table:formula="of:=[.K18]" office:value-type="float" office:value="1.05738" calcext:value-type="float">
            <text:p>1.05738</text:p>
          </table:table-cell>
          <table:table-cell table:formula="of:=[.J19]" office:value-type="float" office:value="9.423842" calcext:value-type="float">
            <text:p>9.423842</text:p>
          </table:table-cell>
          <table:table-cell table:formula="of:=[.K19]" office:value-type="float" office:value="10.4948" calcext:value-type="float">
            <text:p>10.4948</text:p>
          </table:table-cell>
          <table:table-cell table:formula="of:=[.J20]" office:value-type="float" office:value="94.386156" calcext:value-type="float">
            <text:p>94.386156</text:p>
          </table:table-cell>
          <table:table-cell table:formula="of:=[.K20]" office:value-type="float" office:value="104.323" calcext:value-type="float">
            <text:p>104.323</text:p>
          </table:table-cell>
          <table:table-cell table:formula="of:=[.C18]" office:value-type="float" office:value="310.389" calcext:value-type="float">
            <text:p>310.389</text:p>
          </table:table-cell>
          <table:table-cell table:formula="of:=[.C19]" office:value-type="float" office:value="322.579" calcext:value-type="float">
            <text:p>322.579</text:p>
          </table:table-cell>
          <table:table-cell table:formula="of:=[.C20]" office:value-type="float" office:value="444.899" calcext:value-type="float">
            <text:p>444.899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322.579" calcext:value-type="float">
            <text:p>322.579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10.4948" calcext:value-type="float">
            <text:p>10.4948</text:p>
          </table:table-cell>
          <table:table-cell office:value-type="float" office:value="9.40541" calcext:value-type="float">
            <text:p>9.40541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9.423842" calcext:value-type="float">
            <text:p>9.423842</text:p>
          </table:table-cell>
          <table:table-cell table:formula="of:=[.E19]+[.G19]+[.I19]" office:value-type="float" office:value="10.4948" calcext:value-type="float">
            <text:p>10.49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44.899" calcext:value-type="float">
            <text:p>444.899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104.323" calcext:value-type="float">
            <text:p>104.323</text:p>
          </table:table-cell>
          <table:table-cell office:value-type="float" office:value="94.3667" calcext:value-type="float">
            <text:p>94.3667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94.386156" calcext:value-type="float">
            <text:p>94.386156</text:p>
          </table:table-cell>
          <table:table-cell table:formula="of:=[.E20]+[.G20]+[.I20]" office:value-type="float" office:value="104.323" calcext:value-type="float">
            <text:p>104.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448.586" calcext:value-type="float">
            <text:p>448.586</text:p>
          </table:table-cell>
          <table:table-cell office:value-type="float" office:value="0.050752" calcext:value-type="float">
            <text:p>0.050752</text:p>
          </table:table-cell>
          <table:table-cell office:value-type="float" office:value="0" calcext:value-type="float">
            <text:p>0</text:p>
          </table:table-cell>
          <table:table-cell office:value-type="float" office:value="0.048928" calcext:value-type="float">
            <text:p>0.048928</text:p>
          </table:table-cell>
          <table:table-cell office:value-type="float" office:value="4.06605" calcext:value-type="float">
            <text:p>4.06605</text:p>
          </table:table-cell>
          <table:table-cell office:value-type="float" office:value="4.94582" calcext:value-type="float">
            <text:p>4.94582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5.0455" calcext:value-type="float">
            <text:p>5.0455</text:p>
          </table:table-cell>
          <table:table-cell table:formula="of:=[.E21]+[.G21]+[.I21]" office:value-type="float" office:value="4.06605" calcext:value-type="float">
            <text:p>4.06605</text:p>
          </table:table-cell>
          <table:table-cell table:formula="of:=[.J21]" office:value-type="float" office:value="5.0455" calcext:value-type="float">
            <text:p>5.0455</text:p>
          </table:table-cell>
          <table:table-cell table:formula="of:=[.K21]" office:value-type="float" office:value="4.06605" calcext:value-type="float">
            <text:p>4.06605</text:p>
          </table:table-cell>
          <table:table-cell table:formula="of:=[.J22]" office:value-type="float" office:value="48.810008" calcext:value-type="float">
            <text:p>48.810008</text:p>
          </table:table-cell>
          <table:table-cell table:formula="of:=[.K22]" office:value-type="float" office:value="40.5474" calcext:value-type="float">
            <text:p>40.5474</text:p>
          </table:table-cell>
          <table:table-cell table:formula="of:=[.J23]" office:value-type="float" office:value="486.608536" calcext:value-type="float">
            <text:p>486.608536</text:p>
          </table:table-cell>
          <table:table-cell table:formula="of:=[.K23]" office:value-type="float" office:value="412.178" calcext:value-type="float">
            <text:p>412.178</text:p>
          </table:table-cell>
          <table:table-cell table:formula="of:=[.C21]" office:value-type="float" office:value="448.586" calcext:value-type="float">
            <text:p>448.586</text:p>
          </table:table-cell>
          <table:table-cell table:formula="of:=[.C22]" office:value-type="float" office:value="486.103" calcext:value-type="float">
            <text:p>486.103</text:p>
          </table:table-cell>
          <table:table-cell table:formula="of:=[.C23]" office:value-type="float" office:value="851.697" calcext:value-type="float">
            <text:p>851.697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486.103" calcext:value-type="float">
            <text:p>486.103</text:p>
          </table:table-cell>
          <table:table-cell office:value-type="float" office:value="0.048736" calcext:value-type="float">
            <text:p>0.048736</text:p>
          </table:table-cell>
          <table:table-cell office:value-type="float" office:value="0" calcext:value-type="float">
            <text:p>0</text:p>
          </table:table-cell>
          <table:table-cell office:value-type="float" office:value="0.048672" calcext:value-type="float">
            <text:p>0.048672</text:p>
          </table:table-cell>
          <table:table-cell office:value-type="float" office:value="40.5474" calcext:value-type="float">
            <text:p>40.5474</text:p>
          </table:table-cell>
          <table:table-cell office:value-type="float" office:value="48.7126" calcext:value-type="float">
            <text:p>48.7126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48.810008" calcext:value-type="float">
            <text:p>48.810008</text:p>
          </table:table-cell>
          <table:table-cell table:formula="of:=[.E22]+[.G22]+[.I22]" office:value-type="float" office:value="40.5474" calcext:value-type="float">
            <text:p>40.547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851.697" calcext:value-type="float">
            <text:p>851.697</text:p>
          </table:table-cell>
          <table:table-cell office:value-type="float" office:value="0.048832" calcext:value-type="float">
            <text:p>0.048832</text:p>
          </table:table-cell>
          <table:table-cell office:value-type="float" office:value="0" calcext:value-type="float">
            <text:p>0</text:p>
          </table:table-cell>
          <table:table-cell office:value-type="float" office:value="0.048704" calcext:value-type="float">
            <text:p>0.048704</text:p>
          </table:table-cell>
          <table:table-cell office:value-type="float" office:value="412.178" calcext:value-type="float">
            <text:p>412.178</text:p>
          </table:table-cell>
          <table:table-cell office:value-type="float" office:value="486.511" calcext:value-type="float">
            <text:p>486.511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486.608536" calcext:value-type="float">
            <text:p>486.608536</text:p>
          </table:table-cell>
          <table:table-cell table:formula="of:=[.E23]+[.G23]+[.I23]" office:value-type="float" office:value="412.178" calcext:value-type="float">
            <text:p>412.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864.982" calcext:value-type="float">
            <text:p>864.982</text:p>
          </table:table-cell>
          <table:table-cell office:value-type="float" office:value="0.191232" calcext:value-type="float">
            <text:p>0.191232</text:p>
          </table:table-cell>
          <table:table-cell office:value-type="float" office:value="0" calcext:value-type="float">
            <text:p>0</text:p>
          </table:table-cell>
          <table:table-cell office:value-type="float" office:value="0.190272" calcext:value-type="float">
            <text:p>0.190272</text:p>
          </table:table-cell>
          <table:table-cell office:value-type="float" office:value="16.3186" calcext:value-type="float">
            <text:p>16.318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19.583704" calcext:value-type="float">
            <text:p>19.583704</text:p>
          </table:table-cell>
          <table:table-cell table:formula="of:=[.E24]+[.G24]+[.I24]" office:value-type="float" office:value="16.3186" calcext:value-type="float">
            <text:p>16.3186</text:p>
          </table:table-cell>
          <table:table-cell table:formula="of:=[.J24]" office:value-type="float" office:value="19.583704" calcext:value-type="float">
            <text:p>19.583704</text:p>
          </table:table-cell>
          <table:table-cell table:formula="of:=[.K24]" office:value-type="float" office:value="16.3186" calcext:value-type="float">
            <text:p>16.3186</text:p>
          </table:table-cell>
          <table:table-cell table:formula="of:=[.J25]" office:value-type="float" office:value="190.857024" calcext:value-type="float">
            <text:p>190.857024</text:p>
          </table:table-cell>
          <table:table-cell table:formula="of:=[.K25]" office:value-type="float" office:value="163.482" calcext:value-type="float">
            <text:p>163.482</text:p>
          </table:table-cell>
          <table:table-cell table:formula="of:=[.J26]" office:value-type="float" office:value="1902.551184" calcext:value-type="float">
            <text:p>1902.551184</text:p>
          </table:table-cell>
          <table:table-cell table:formula="of:=[.K26]" office:value-type="float" office:value="1632.33" calcext:value-type="float">
            <text:p>1632.33</text:p>
          </table:table-cell>
          <table:table-cell table:formula="of:=[.C24]" office:value-type="float" office:value="864.982" calcext:value-type="float">
            <text:p>864.982</text:p>
          </table:table-cell>
          <table:table-cell table:formula="of:=[.C25]" office:value-type="float" office:value="997.449" calcext:value-type="float">
            <text:p>997.449</text:p>
          </table:table-cell>
          <table:table-cell table:formula="of:=[.C26]" office:value-type="float" office:value="2322.53" calcext:value-type="float">
            <text:p>2322.53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997.449" calcext:value-type="float">
            <text:p>997.449</text:p>
          </table:table-cell>
          <table:table-cell office:value-type="float" office:value="0.18992" calcext:value-type="float">
            <text:p>0.18992</text:p>
          </table:table-cell>
          <table:table-cell office:value-type="float" office:value="0" calcext:value-type="float">
            <text:p>0</text:p>
          </table:table-cell>
          <table:table-cell office:value-type="float" office:value="0.191104" calcext:value-type="float">
            <text:p>0.191104</text:p>
          </table:table-cell>
          <table:table-cell office:value-type="float" office:value="163.482" calcext:value-type="float">
            <text:p>163.482</text:p>
          </table:table-cell>
          <table:table-cell office:value-type="float" office:value="190.476" calcext:value-type="float">
            <text:p>190.476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190.857024" calcext:value-type="float">
            <text:p>190.857024</text:p>
          </table:table-cell>
          <table:table-cell table:formula="of:=[.E25]+[.G25]+[.I25]" office:value-type="float" office:value="163.482" calcext:value-type="float">
            <text:p>163.48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2322.53" calcext:value-type="float">
            <text:p>2322.53</text:p>
          </table:table-cell>
          <table:table-cell office:value-type="float" office:value="0.191136" calcext:value-type="float">
            <text:p>0.191136</text:p>
          </table:table-cell>
          <table:table-cell office:value-type="float" office:value="0" calcext:value-type="float">
            <text:p>0</text:p>
          </table:table-cell>
          <table:table-cell office:value-type="float" office:value="0.190048" calcext:value-type="float">
            <text:p>0.190048</text:p>
          </table:table-cell>
          <table:table-cell office:value-type="float" office:value="1632.33" calcext:value-type="float">
            <text:p>1632.33</text:p>
          </table:table-cell>
          <table:table-cell office:value-type="float" office:value="1902.17" calcext:value-type="float">
            <text:p>1902.17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1902.551184" calcext:value-type="float">
            <text:p>1902.551184</text:p>
          </table:table-cell>
          <table:table-cell table:formula="of:=[.E26]+[.G26]+[.I26]" office:value-type="float" office:value="1632.33" calcext:value-type="float">
            <text:p>1632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2371.6" calcext:value-type="float">
            <text:p>2371.6</text:p>
          </table:table-cell>
          <table:table-cell office:value-type="float" office:value="1.17405" calcext:value-type="float">
            <text:p>1.17405</text:p>
          </table:table-cell>
          <table:table-cell office:value-type="float" office:value="0" calcext:value-type="float">
            <text:p>0</text:p>
          </table:table-cell>
          <table:table-cell office:value-type="float" office:value="1.19264" calcext:value-type="float">
            <text:p>1.19264</text:p>
          </table:table-cell>
          <table:table-cell office:value-type="float" office:value="101.14" calcext:value-type="float">
            <text:p>101.14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115.89869" calcext:value-type="float">
            <text:p>115.89869</text:p>
          </table:table-cell>
          <table:table-cell table:formula="of:=[.E27]+[.G27]+[.I27]" office:value-type="float" office:value="101.14" calcext:value-type="float">
            <text:p>101.14</text:p>
          </table:table-cell>
          <table:table-cell table:formula="of:=[.J27]" office:value-type="float" office:value="115.89869" calcext:value-type="float">
            <text:p>115.89869</text:p>
          </table:table-cell>
          <table:table-cell table:formula="of:=[.K27]" office:value-type="float" office:value="101.14" calcext:value-type="float">
            <text:p>101.14</text:p>
          </table:table-cell>
          <table:table-cell table:formula="of:=[.J28]" office:value-type="float" office:value="1131.55968" calcext:value-type="float">
            <text:p>1131.55968</text:p>
          </table:table-cell>
          <table:table-cell table:formula="of:=[.K28]" office:value-type="float" office:value="1001.61" calcext:value-type="float">
            <text:p>1001.61</text:p>
          </table:table-cell>
          <table:table-cell table:formula="of:=[.J29]" office:value-type="float" office:value="11311.53184" calcext:value-type="float">
            <text:p>11311.53184</text:p>
          </table:table-cell>
          <table:table-cell table:formula="of:=[.K29]" office:value-type="float" office:value="10058.4" calcext:value-type="float">
            <text:p>10058.4</text:p>
          </table:table-cell>
          <table:table-cell table:formula="of:=[.C27]" office:value-type="float" office:value="2371.6" calcext:value-type="float">
            <text:p>2371.6</text:p>
          </table:table-cell>
          <table:table-cell table:formula="of:=[.C28]" office:value-type="float" office:value="2859.82" calcext:value-type="float">
            <text:p>2859.82</text:p>
          </table:table-cell>
          <table:table-cell table:formula="of:=[.C29]" office:value-type="float" office:value="7173.95" calcext:value-type="float">
            <text:p>7173.95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859.82" calcext:value-type="float">
            <text:p>2859.82</text:p>
          </table:table-cell>
          <table:table-cell office:value-type="float" office:value="1.14122" calcext:value-type="float">
            <text:p>1.14122</text:p>
          </table:table-cell>
          <table:table-cell office:value-type="float" office:value="0" calcext:value-type="float">
            <text:p>0</text:p>
          </table:table-cell>
          <table:table-cell office:value-type="float" office:value="1.13846" calcext:value-type="float">
            <text:p>1.13846</text:p>
          </table:table-cell>
          <table:table-cell office:value-type="float" office:value="1001.61" calcext:value-type="float">
            <text:p>1001.61</text:p>
          </table:table-cell>
          <table:table-cell office:value-type="float" office:value="1129.28" calcext:value-type="float">
            <text:p>1129.28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1131.55968" calcext:value-type="float">
            <text:p>1131.55968</text:p>
          </table:table-cell>
          <table:table-cell table:formula="of:=[.E28]+[.G28]+[.I28]" office:value-type="float" office:value="1001.61" calcext:value-type="float">
            <text:p>1001.6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7173.95" calcext:value-type="float">
            <text:p>7173.95</text:p>
          </table:table-cell>
          <table:table-cell office:value-type="float" office:value="1.11821" calcext:value-type="float">
            <text:p>1.11821</text:p>
          </table:table-cell>
          <table:table-cell office:value-type="float" office:value="0" calcext:value-type="float">
            <text:p>0</text:p>
          </table:table-cell>
          <table:table-cell office:value-type="float" office:value="1.11363" calcext:value-type="float">
            <text:p>1.11363</text:p>
          </table:table-cell>
          <table:table-cell office:value-type="float" office:value="10058.4" calcext:value-type="float">
            <text:p>10058.4</text:p>
          </table:table-cell>
          <table:table-cell office:value-type="float" office:value="11309.3" calcext:value-type="float">
            <text:p>11309.3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11311.53184" calcext:value-type="float">
            <text:p>11311.53184</text:p>
          </table:table-cell>
          <table:table-cell table:formula="of:=[.E29]+[.G29]+[.I29]" office:value-type="float" office:value="10058.4" calcext:value-type="float">
            <text:p>10058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7329.51" calcext:value-type="float">
            <text:p>7329.51</text:p>
          </table:table-cell>
          <table:table-cell office:value-type="float" office:value="4.90032" calcext:value-type="float">
            <text:p>4.90032</text:p>
          </table:table-cell>
          <table:table-cell office:value-type="float" office:value="0" calcext:value-type="float">
            <text:p>0</text:p>
          </table:table-cell>
          <table:table-cell office:value-type="float" office:value="5.29866" calcext:value-type="float">
            <text:p>5.29866</text:p>
          </table:table-cell>
          <table:table-cell office:value-type="float" office:value="515.365" calcext:value-type="float">
            <text:p>515.365</text:p>
          </table:table-cell>
          <table:table-cell office:value-type="float" office:value="493.94" calcext:value-type="float">
            <text:p>493.94</text:p>
          </table:table-cell>
          <table:table-cell office:value-type="float" office:value="0" calcext:value-type="float">
            <text:p>0</text:p>
          </table:table-cell>
          <table:table-cell table:formula="of:=[.D30]+[.F30]+[.H30]" office:value-type="float" office:value="504.13898" calcext:value-type="float">
            <text:p>504.13898</text:p>
          </table:table-cell>
          <table:table-cell table:formula="of:=[.E30]+[.G30]+[.I30]" office:value-type="float" office:value="515.365" calcext:value-type="float">
            <text:p>515.365</text:p>
          </table:table-cell>
          <table:table-cell table:formula="of:=[.J30]" office:value-type="float" office:value="504.13898" calcext:value-type="float">
            <text:p>504.13898</text:p>
          </table:table-cell>
          <table:table-cell table:formula="of:=[.K30]" office:value-type="float" office:value="515.365" calcext:value-type="float">
            <text:p>515.365</text:p>
          </table:table-cell>
          <table:table-cell table:formula="of:=[.J31]" office:value-type="float" office:value="4865.26047" calcext:value-type="float">
            <text:p>4865.26047</text:p>
          </table:table-cell>
          <table:table-cell table:formula="of:=[.K31]" office:value-type="float" office:value="4744.81" calcext:value-type="float">
            <text:p>4744.81</text:p>
          </table:table-cell>
          <table:table-cell table:formula="of:=[.J32]" office:value-type="float" office:value="48426.49696" calcext:value-type="float">
            <text:p>48426.49696</text:p>
          </table:table-cell>
          <table:table-cell table:formula="of:=[.K32]" office:value-type="float" office:value="47245.4" calcext:value-type="float">
            <text:p>47245.4</text:p>
          </table:table-cell>
          <table:table-cell table:formula="of:=[.C30]" office:value-type="float" office:value="7329.51" calcext:value-type="float">
            <text:p>7329.51</text:p>
          </table:table-cell>
          <table:table-cell table:formula="of:=[.C31]" office:value-type="float" office:value="8889.86" calcext:value-type="float">
            <text:p>8889.86</text:p>
          </table:table-cell>
          <table:table-cell table:formula="of:=[.C32]" office:value-type="float" office:value="24526.8" calcext:value-type="float">
            <text:p>24526.8</text:p>
          </table:table-cell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8889.86" calcext:value-type="float">
            <text:p>8889.86</text:p>
          </table:table-cell>
          <table:table-cell office:value-type="float" office:value="5.0985" calcext:value-type="float">
            <text:p>5.0985</text:p>
          </table:table-cell>
          <table:table-cell office:value-type="float" office:value="0" calcext:value-type="float">
            <text:p>0</text:p>
          </table:table-cell>
          <table:table-cell office:value-type="float" office:value="5.01197" calcext:value-type="float">
            <text:p>5.01197</text:p>
          </table:table-cell>
          <table:table-cell office:value-type="float" office:value="4744.81" calcext:value-type="float">
            <text:p>4744.81</text:p>
          </table:table-cell>
          <table:table-cell office:value-type="float" office:value="4855.15" calcext:value-type="float">
            <text:p>4855.15</text:p>
          </table:table-cell>
          <table:table-cell office:value-type="float" office:value="0" calcext:value-type="float">
            <text:p>0</text:p>
          </table:table-cell>
          <table:table-cell table:formula="of:=[.D31]+[.F31]+[.H31]" office:value-type="float" office:value="4865.26047" calcext:value-type="float">
            <text:p>4865.26047</text:p>
          </table:table-cell>
          <table:table-cell table:formula="of:=[.E31]+[.G31]+[.I31]" office:value-type="float" office:value="4744.81" calcext:value-type="float">
            <text:p>4744.8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4526.8" calcext:value-type="float">
            <text:p>24526.8</text:p>
          </table:table-cell>
          <table:table-cell office:value-type="float" office:value="4.84221" calcext:value-type="float">
            <text:p>4.84221</text:p>
          </table:table-cell>
          <table:table-cell office:value-type="float" office:value="0" calcext:value-type="float">
            <text:p>0</text:p>
          </table:table-cell>
          <table:table-cell office:value-type="float" office:value="5.05475" calcext:value-type="float">
            <text:p>5.05475</text:p>
          </table:table-cell>
          <table:table-cell office:value-type="float" office:value="47245.4" calcext:value-type="float">
            <text:p>47245.4</text:p>
          </table:table-cell>
          <table:table-cell office:value-type="float" office:value="48416.6" calcext:value-type="float">
            <text:p>48416.6</text:p>
          </table:table-cell>
          <table:table-cell office:value-type="float" office:value="0" calcext:value-type="float">
            <text:p>0</text:p>
          </table:table-cell>
          <table:table-cell table:formula="of:=[.D32]+[.F32]+[.H32]" office:value-type="float" office:value="48426.49696" calcext:value-type="float">
            <text:p>48426.49696</text:p>
          </table:table-cell>
          <table:table-cell table:formula="of:=[.E32]+[.G32]+[.I32]" office:value-type="float" office:value="47245.4" calcext:value-type="float">
            <text:p>47245.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25399.6" calcext:value-type="float">
            <text:p>25399.6</text:p>
          </table:table-cell>
          <table:table-cell office:value-type="float" office:value="19.339" calcext:value-type="float">
            <text:p>19.339</text:p>
          </table:table-cell>
          <table:table-cell office:value-type="float" office:value="0" calcext:value-type="float">
            <text:p>0</text:p>
          </table:table-cell>
          <table:table-cell office:value-type="float" office:value="19.7609" calcext:value-type="float">
            <text:p>19.7609</text:p>
          </table:table-cell>
          <table:table-cell office:value-type="float" office:value="2139.54" calcext:value-type="float">
            <text:p>2139.54</text:p>
          </table:table-cell>
          <table:table-cell office:value-type="float" office:value="1953.13" calcext:value-type="float">
            <text:p>1953.13</text:p>
          </table:table-cell>
          <table:table-cell office:value-type="float" office:value="0" calcext:value-type="float">
            <text:p>0</text:p>
          </table:table-cell>
          <table:table-cell table:formula="of:=[.D33]+[.F33]+[.H33]" office:value-type="float" office:value="1992.2299" calcext:value-type="float">
            <text:p>1992.2299</text:p>
          </table:table-cell>
          <table:table-cell table:formula="of:=[.E33]+[.G33]+[.I33]" office:value-type="float" office:value="2139.54" calcext:value-type="float">
            <text:p>2139.54</text:p>
          </table:table-cell>
          <table:table-cell table:formula="of:=[.J33]" office:value-type="float" office:value="1992.2299" calcext:value-type="float">
            <text:p>1992.2299</text:p>
          </table:table-cell>
          <table:table-cell table:formula="of:=[.K33]" office:value-type="float" office:value="2139.54" calcext:value-type="float">
            <text:p>2139.54</text:p>
          </table:table-cell>
          <table:table-cell table:formula="of:=[.J34]" office:value-type="float" office:value="19408.8541" calcext:value-type="float">
            <text:p>19408.8541</text:p>
          </table:table-cell>
          <table:table-cell table:formula="of:=[.K34]" office:value-type="float" office:value="21302.9" calcext:value-type="float">
            <text:p>21302.9</text:p>
          </table:table-cell>
          <table:table-cell table:formula="of:=[.J35]" office:value-type="float" office:value="39.199648" calcext:value-type="float">
            <text:p>39.199648</text:p>
          </table:table-cell>
          <table:table-cell table:formula="of:=[.K35]" office:value-type="float" office:value="28.7882" calcext:value-type="float">
            <text:p>28.7882</text:p>
          </table:table-cell>
          <table:table-cell table:formula="of:=[.C33]" office:value-type="float" office:value="25399.6" calcext:value-type="float">
            <text:p>25399.6</text:p>
          </table:table-cell>
          <table:table-cell table:formula="of:=[.C34]" office:value-type="float" office:value="34494.4" calcext:value-type="float">
            <text:p>34494.4</text:p>
          </table:table-cell>
          <table:table-cell table:formula="of:=[.C35]" office:value-type="float" office:value="24446.8" calcext:value-type="float">
            <text:p>24446.8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34494.4" calcext:value-type="float">
            <text:p>34494.4</text:p>
          </table:table-cell>
          <table:table-cell office:value-type="float" office:value="19.545" calcext:value-type="float">
            <text:p>19.545</text:p>
          </table:table-cell>
          <table:table-cell office:value-type="float" office:value="0" calcext:value-type="float">
            <text:p>0</text:p>
          </table:table-cell>
          <table:table-cell office:value-type="float" office:value="20.3091" calcext:value-type="float">
            <text:p>20.3091</text:p>
          </table:table-cell>
          <table:table-cell office:value-type="float" office:value="21302.9" calcext:value-type="float">
            <text:p>21302.9</text:p>
          </table:table-cell>
          <table:table-cell office:value-type="float" office:value="19369" calcext:value-type="float">
            <text:p>19369</text:p>
          </table:table-cell>
          <table:table-cell office:value-type="float" office:value="0" calcext:value-type="float">
            <text:p>0</text:p>
          </table:table-cell>
          <table:table-cell table:formula="of:=[.D34]+[.F34]+[.H34]" office:value-type="float" office:value="19408.8541" calcext:value-type="float">
            <text:p>19408.8541</text:p>
          </table:table-cell>
          <table:table-cell table:formula="of:=[.E34]+[.G34]+[.I34]" office:value-type="float" office:value="21302.9" calcext:value-type="float">
            <text:p>21302.9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46.8" calcext:value-type="float">
            <text:p>24446.8</text:p>
          </table:table-cell>
          <table:table-cell office:value-type="float" office:value="19.6889" calcext:value-type="float">
            <text:p>19.6889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19.5087" calcext:value-type="float">
            <text:p>19.5087</text:p>
          </table:table-cell>
          <table:table-cell office:value-type="float" office:value="28.7882" calcext:value-type="float">
            <text:p>28.7882</text:p>
          </table:table-cell>
          <table:table-cell table:formula="of:=[.D35]+[.F35]+[.H35]" office:value-type="float" office:value="39.199648" calcext:value-type="float">
            <text:p>39.199648</text:p>
          </table:table-cell>
          <table:table-cell table:formula="of:=[.E35]+[.G35]+[.I35]" office:value-type="float" office:value="28.7882" calcext:value-type="float">
            <text:p>28.7882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7"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10"/>
        </table:table-row>
      </table:table>
      <table:table table:name="PS3-1_cpu" table:style-name="ta1">
        <table:shapes>
          <draw:frame draw:z-index="0" draw:style-name="gr1" draw:text-style-name="P1" svg:width="453.51pt" svg:height="255.09pt" svg:x="27.44pt" svg:y="206.73pt">
            <loext:p draw:notify-on-update-of-ranges="'PS3-1_cpu'.A3:'PS3-1_cpu'.A27 'PS3-1_cpu'.R2:'PS3-1_cpu'.R2 'PS3-1_cpu'.R3:'PS3-1_cpu'.R27 'PS3-1_cpu'.S2:'PS3-1_cpu'.S2 'PS3-1_cpu'.S3:'PS3-1_cpu'.S27 'PS3-1_cpu'.T2:'PS3-1_cpu'.T2 'PS3-1_cpu'.T3:'PS3-1_cpu'.T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23pt" svg:height="255.15pt" svg:x="498.39pt" svg:y="207.33pt">
            <loext:p draw:notify-on-update-of-ranges="'PS3-1_cpu'.A3:'PS3-1_cpu'.A33 'PS3-1_cpu'.L2:'PS3-1_cpu'.L2 'PS3-1_cpu'.L3:'PS3-1_cpu'.L33 'PS3-1_cpu'.M2:'PS3-1_cpu'.M2 'PS3-1_cpu'.M3:'PS3-1_cpu'.M33 'PS3-1_cpu'.N2:'PS3-1_cpu'.N2 'PS3-1_cpu'.N3:'PS3-1_cpu'.N33 'PS3-1_cpu'.O2:'PS3-1_cpu'.O2 'PS3-1_cpu'.O3:'PS3-1_cpu'.O33 'PS3-1_cpu'.P2:'PS3-1_cpu'.P2 'PS3-1_cpu'.P3:'PS3-1_cpu'.P33 'PS3-1_cpu'.Q2:'PS3-1_cpu'.Q2 'PS3-1_cpu'.Q3:'PS3-1_cpu'.Q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648329" calcext:value-type="float">
            <text:p>0.648329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" calcext:value-type="float">
            <text:p>0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0.883307" calcext:value-type="float">
            <text:p>0.883307</text:p>
          </table:table-cell>
          <table:table-cell office:value-type="float" office:value="0.086826" calcext:value-type="float">
            <text:p>0.086826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8965" calcext:value-type="float">
            <text:p>0.08965</text:p>
          </table:table-cell>
          <table:table-cell table:formula="of:=[.E3]+[.G3]+[.I3]" office:value-type="float" office:value="0.883307" calcext:value-type="float">
            <text:p>0.883307</text:p>
          </table:table-cell>
          <table:table-cell table:formula="of:=[.J3]" office:value-type="float" office:value="0.08965" calcext:value-type="float">
            <text:p>0.08965</text:p>
          </table:table-cell>
          <table:table-cell table:formula="of:=[.K3]" office:value-type="float" office:value="0.883307" calcext:value-type="float">
            <text:p>0.883307</text:p>
          </table:table-cell>
          <table:table-cell table:formula="of:=[.J4]" office:value-type="float" office:value="0.741816" calcext:value-type="float">
            <text:p>0.741816</text:p>
          </table:table-cell>
          <table:table-cell table:formula="of:=[.K4]" office:value-type="float" office:value="2.47725" calcext:value-type="float">
            <text:p>2.47725</text:p>
          </table:table-cell>
          <table:table-cell table:formula="of:=[.J5]" office:value-type="float" office:value="6.99775" calcext:value-type="float">
            <text:p>6.99775</text:p>
          </table:table-cell>
          <table:table-cell table:formula="of:=[.K5]" office:value-type="float" office:value="18.0549" calcext:value-type="float">
            <text:p>18.0549</text:p>
          </table:table-cell>
          <table:table-cell table:formula="of:=[.C3]" office:value-type="float" office:value="0.648329" calcext:value-type="float">
            <text:p>0.648329</text:p>
          </table:table-cell>
          <table:table-cell table:formula="of:=[.C4]" office:value-type="float" office:value="10.4032" calcext:value-type="float">
            <text:p>10.4032</text:p>
          </table:table-cell>
          <table:table-cell table:formula="of:=[.C5]" office:value-type="float" office:value="75.5813" calcext:value-type="float">
            <text:p>75.5813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10.4032" calcext:value-type="float">
            <text:p>10.4032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" calcext:value-type="float">
            <text:p>0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2.47725" calcext:value-type="float">
            <text:p>2.47725</text:p>
          </table:table-cell>
          <table:table-cell office:value-type="float" office:value="0.739349" calcext:value-type="float">
            <text:p>0.739349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741816" calcext:value-type="float">
            <text:p>0.741816</text:p>
          </table:table-cell>
          <table:table-cell table:formula="of:=[.E4]+[.G4]+[.I4]" office:value-type="float" office:value="2.47725" calcext:value-type="float">
            <text:p>2.47725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75.5813" calcext:value-type="float">
            <text:p>75.581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8.0549" calcext:value-type="float">
            <text:p>18.0549</text:p>
          </table:table-cell>
          <table:table-cell office:value-type="float" office:value="6.99562" calcext:value-type="float">
            <text:p>6.99562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6.99775" calcext:value-type="float">
            <text:p>6.99775</text:p>
          </table:table-cell>
          <table:table-cell table:formula="of:=[.E5]+[.G5]+[.I5]" office:value-type="float" office:value="18.0549" calcext:value-type="float">
            <text:p>18.05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76.2334" calcext:value-type="float">
            <text:p>76.2334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" calcext:value-type="float">
            <text:p>0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65163" calcext:value-type="float">
            <text:p>0.065163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64136" calcext:value-type="float">
            <text:p>0.064136</text:p>
          </table:table-cell>
          <table:table-cell table:formula="of:=[.E6]+[.G6]+[.I6]" office:value-type="float" office:value="0.065163" calcext:value-type="float">
            <text:p>0.065163</text:p>
          </table:table-cell>
          <table:table-cell table:formula="of:=[.J6]" office:value-type="float" office:value="0.064136" calcext:value-type="float">
            <text:p>0.064136</text:p>
          </table:table-cell>
          <table:table-cell table:formula="of:=[.K6]" office:value-type="float" office:value="0.065163" calcext:value-type="float">
            <text:p>0.065163</text:p>
          </table:table-cell>
          <table:table-cell table:formula="of:=[.J7]" office:value-type="float" office:value="0.62924" calcext:value-type="float">
            <text:p>0.62924</text:p>
          </table:table-cell>
          <table:table-cell table:formula="of:=[.K7]" office:value-type="float" office:value="0.663229" calcext:value-type="float">
            <text:p>0.663229</text:p>
          </table:table-cell>
          <table:table-cell table:formula="of:=[.J8]" office:value-type="float" office:value="7.402626" calcext:value-type="float">
            <text:p>7.402626</text:p>
          </table:table-cell>
          <table:table-cell table:formula="of:=[.K8]" office:value-type="float" office:value="11.0712" calcext:value-type="float">
            <text:p>11.0712</text:p>
          </table:table-cell>
          <table:table-cell table:formula="of:=[.C6]" office:value-type="float" office:value="76.2334" calcext:value-type="float">
            <text:p>76.2334</text:p>
          </table:table-cell>
          <table:table-cell table:formula="of:=[.C7]" office:value-type="float" office:value="82.7109" calcext:value-type="float">
            <text:p>82.7109</text:p>
          </table:table-cell>
          <table:table-cell table:formula="of:=[.C8]" office:value-type="float" office:value="155.72" calcext:value-type="float">
            <text:p>155.72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82.7109" calcext:value-type="float">
            <text:p>82.7109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" calcext:value-type="float">
            <text:p>0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663229" calcext:value-type="float">
            <text:p>0.663229</text:p>
          </table:table-cell>
          <table:table-cell office:value-type="float" office:value="0.626364" calcext:value-type="float">
            <text:p>0.626364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62924" calcext:value-type="float">
            <text:p>0.62924</text:p>
          </table:table-cell>
          <table:table-cell table:formula="of:=[.E7]+[.G7]+[.I7]" office:value-type="float" office:value="0.663229" calcext:value-type="float">
            <text:p>0.663229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155.72" calcext:value-type="float">
            <text:p>155.72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" calcext:value-type="float">
            <text:p>0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11.0712" calcext:value-type="float">
            <text:p>11.0712</text:p>
          </table:table-cell>
          <table:table-cell office:value-type="float" office:value="7.40001" calcext:value-type="float">
            <text:p>7.40001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7.402626" calcext:value-type="float">
            <text:p>7.402626</text:p>
          </table:table-cell>
          <table:table-cell table:formula="of:=[.E8]+[.G8]+[.I8]" office:value-type="float" office:value="11.0712" calcext:value-type="float">
            <text:p>11.0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156.498" calcext:value-type="float">
            <text:p>156.498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" calcext:value-type="float">
            <text:p>0</text:p>
          </table:table-cell>
          <table:table-cell office:value-type="float" office:value="0.001669" calcext:value-type="float">
            <text:p>0.001669</text:p>
          </table:table-cell>
          <table:table-cell office:value-type="float" office:value="0.081331" calcext:value-type="float">
            <text:p>0.081331</text:p>
          </table:table-cell>
          <table:table-cell office:value-type="float" office:value="0.074083" calcext:value-type="float">
            <text:p>0.074083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77214" calcext:value-type="float">
            <text:p>0.077214</text:p>
          </table:table-cell>
          <table:table-cell table:formula="of:=[.E9]+[.G9]+[.I9]" office:value-type="float" office:value="0.081331" calcext:value-type="float">
            <text:p>0.081331</text:p>
          </table:table-cell>
          <table:table-cell table:formula="of:=[.J9]" office:value-type="float" office:value="0.077214" calcext:value-type="float">
            <text:p>0.077214</text:p>
          </table:table-cell>
          <table:table-cell table:formula="of:=[.K9]" office:value-type="float" office:value="0.081331" calcext:value-type="float">
            <text:p>0.081331</text:p>
          </table:table-cell>
          <table:table-cell table:formula="of:=[.J10]" office:value-type="float" office:value="0.7414" calcext:value-type="float">
            <text:p>0.7414</text:p>
          </table:table-cell>
          <table:table-cell table:formula="of:=[.K10]" office:value-type="float" office:value="0.785902" calcext:value-type="float">
            <text:p>0.785902</text:p>
          </table:table-cell>
          <table:table-cell table:formula="of:=[.J11]" office:value-type="float" office:value="17.218279" calcext:value-type="float">
            <text:p>17.218279</text:p>
          </table:table-cell>
          <table:table-cell table:formula="of:=[.K11]" office:value-type="float" office:value="8.29663" calcext:value-type="float">
            <text:p>8.29663</text:p>
          </table:table-cell>
          <table:table-cell table:formula="of:=[.C9]" office:value-type="float" office:value="156.498" calcext:value-type="float">
            <text:p>156.498</text:p>
          </table:table-cell>
          <table:table-cell table:formula="of:=[.C10]" office:value-type="float" office:value="164.35" calcext:value-type="float">
            <text:p>164.35</text:p>
          </table:table-cell>
          <table:table-cell table:formula="of:=[.C11]" office:value-type="float" office:value="244.784" calcext:value-type="float">
            <text:p>244.784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164.35" calcext:value-type="float">
            <text:p>164.35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" calcext:value-type="float">
            <text:p>0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785902" calcext:value-type="float">
            <text:p>0.785902</text:p>
          </table:table-cell>
          <table:table-cell office:value-type="float" office:value="0.738557" calcext:value-type="float">
            <text:p>0.738557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7414" calcext:value-type="float">
            <text:p>0.7414</text:p>
          </table:table-cell>
          <table:table-cell table:formula="of:=[.E10]+[.G10]+[.I10]" office:value-type="float" office:value="0.785902" calcext:value-type="float">
            <text:p>0.78590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.784" calcext:value-type="float">
            <text:p>244.784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" calcext:value-type="float">
            <text:p>0</text:p>
          </table:table-cell>
          <table:table-cell office:value-type="float" office:value="0.001527" calcext:value-type="float">
            <text:p>0.001527</text:p>
          </table:table-cell>
          <table:table-cell office:value-type="float" office:value="8.29663" calcext:value-type="float">
            <text:p>8.29663</text:p>
          </table:table-cell>
          <table:table-cell office:value-type="float" office:value="17.2156" calcext:value-type="float">
            <text:p>17.2156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17.218279" calcext:value-type="float">
            <text:p>17.218279</text:p>
          </table:table-cell>
          <table:table-cell table:formula="of:=[.E11]+[.G11]+[.I11]" office:value-type="float" office:value="8.29663" calcext:value-type="float">
            <text:p>8.29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245.96" calcext:value-type="float">
            <text:p>245.96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" calcext:value-type="float">
            <text:p>0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107562" calcext:value-type="float">
            <text:p>0.107562</text:p>
          </table:table-cell>
          <table:table-cell office:value-type="float" office:value="0.104304" calcext:value-type="float">
            <text:p>0.104304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107042" calcext:value-type="float">
            <text:p>0.107042</text:p>
          </table:table-cell>
          <table:table-cell table:formula="of:=[.E12]+[.G12]+[.I12]" office:value-type="float" office:value="0.107562" calcext:value-type="float">
            <text:p>0.107562</text:p>
          </table:table-cell>
          <table:table-cell table:formula="of:=[.J12]" office:value-type="float" office:value="0.107042" calcext:value-type="float">
            <text:p>0.107042</text:p>
          </table:table-cell>
          <table:table-cell table:formula="of:=[.K12]" office:value-type="float" office:value="0.107562" calcext:value-type="float">
            <text:p>0.107562</text:p>
          </table:table-cell>
          <table:table-cell table:formula="of:=[.J13]" office:value-type="float" office:value="1.047101" calcext:value-type="float">
            <text:p>1.047101</text:p>
          </table:table-cell>
          <table:table-cell table:formula="of:=[.K13]" office:value-type="float" office:value="1.04807" calcext:value-type="float">
            <text:p>1.04807</text:p>
          </table:table-cell>
          <table:table-cell table:formula="of:=[.J14]" office:value-type="float" office:value="11.214769" calcext:value-type="float">
            <text:p>11.214769</text:p>
          </table:table-cell>
          <table:table-cell table:formula="of:=[.K14]" office:value-type="float" office:value="10.6474" calcext:value-type="float">
            <text:p>10.6474</text:p>
          </table:table-cell>
          <table:table-cell table:formula="of:=[.C12]" office:value-type="float" office:value="245.96" calcext:value-type="float">
            <text:p>245.96</text:p>
          </table:table-cell>
          <table:table-cell table:formula="of:=[.C13]" office:value-type="float" office:value="257.788" calcext:value-type="float">
            <text:p>257.788</text:p>
          </table:table-cell>
          <table:table-cell table:formula="of:=[.C14]" office:value-type="float" office:value="388.809" calcext:value-type="float">
            <text:p>388.809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257.788" calcext:value-type="float">
            <text:p>257.788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" calcext:value-type="float">
            <text:p>0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1.04807" calcext:value-type="float">
            <text:p>1.04807</text:p>
          </table:table-cell>
          <table:table-cell office:value-type="float" office:value="1.04386" calcext:value-type="float">
            <text:p>1.04386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1.047101" calcext:value-type="float">
            <text:p>1.047101</text:p>
          </table:table-cell>
          <table:table-cell table:formula="of:=[.E13]+[.G13]+[.I13]" office:value-type="float" office:value="1.04807" calcext:value-type="float">
            <text:p>1.04807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388.809" calcext:value-type="float">
            <text:p>388.809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0" calcext:value-type="float">
            <text:p>0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10.6474" calcext:value-type="float">
            <text:p>10.6474</text:p>
          </table:table-cell>
          <table:table-cell office:value-type="float" office:value="11.2122" calcext:value-type="float">
            <text:p>11.2122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11.214769" calcext:value-type="float">
            <text:p>11.214769</text:p>
          </table:table-cell>
          <table:table-cell table:formula="of:=[.E14]+[.G14]+[.I14]" office:value-type="float" office:value="10.6474" calcext:value-type="float">
            <text:p>10.6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391.16" calcext:value-type="float">
            <text:p>391.16</text:p>
          </table:table-cell>
          <table:table-cell office:value-type="float" office:value="0.010437" calcext:value-type="float">
            <text:p>0.010437</text:p>
          </table:table-cell>
          <table:table-cell office:value-type="float" office:value="0" calcext:value-type="float">
            <text:p>0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0.216961" calcext:value-type="float">
            <text:p>0.216961</text:p>
          </table:table-cell>
          <table:table-cell office:value-type="float" office:value="0.23455" calcext:value-type="float">
            <text:p>0.23455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255691" calcext:value-type="float">
            <text:p>0.255691</text:p>
          </table:table-cell>
          <table:table-cell table:formula="of:=[.E15]+[.G15]+[.I15]" office:value-type="float" office:value="0.216961" calcext:value-type="float">
            <text:p>0.216961</text:p>
          </table:table-cell>
          <table:table-cell table:formula="of:=[.J15]" office:value-type="float" office:value="0.255691" calcext:value-type="float">
            <text:p>0.255691</text:p>
          </table:table-cell>
          <table:table-cell table:formula="of:=[.K15]" office:value-type="float" office:value="0.216961" calcext:value-type="float">
            <text:p>0.216961</text:p>
          </table:table-cell>
          <table:table-cell table:formula="of:=[.J16]" office:value-type="float" office:value="2.804302" calcext:value-type="float">
            <text:p>2.804302</text:p>
          </table:table-cell>
          <table:table-cell table:formula="of:=[.K16]" office:value-type="float" office:value="2.01657" calcext:value-type="float">
            <text:p>2.01657</text:p>
          </table:table-cell>
          <table:table-cell table:formula="of:=[.J17]" office:value-type="float" office:value="22.768574" calcext:value-type="float">
            <text:p>22.768574</text:p>
          </table:table-cell>
          <table:table-cell table:formula="of:=[.K17]" office:value-type="float" office:value="20.5694" calcext:value-type="float">
            <text:p>20.5694</text:p>
          </table:table-cell>
          <table:table-cell table:formula="of:=[.C15]" office:value-type="float" office:value="391.16" calcext:value-type="float">
            <text:p>391.16</text:p>
          </table:table-cell>
          <table:table-cell table:formula="of:=[.C16]" office:value-type="float" office:value="414.256" calcext:value-type="float">
            <text:p>414.256</text:p>
          </table:table-cell>
          <table:table-cell table:formula="of:=[.C17]" office:value-type="float" office:value="660.436" calcext:value-type="float">
            <text:p>660.436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414.256" calcext:value-type="float">
            <text:p>414.256</text:p>
          </table:table-cell>
          <table:table-cell office:value-type="float" office:value="0.009939" calcext:value-type="float">
            <text:p>0.009939</text:p>
          </table:table-cell>
          <table:table-cell office:value-type="float" office:value="0" calcext:value-type="float">
            <text:p>0</text:p>
          </table:table-cell>
          <table:table-cell office:value-type="float" office:value="0.009333" calcext:value-type="float">
            <text:p>0.009333</text:p>
          </table:table-cell>
          <table:table-cell office:value-type="float" office:value="2.01657" calcext:value-type="float">
            <text:p>2.01657</text:p>
          </table:table-cell>
          <table:table-cell office:value-type="float" office:value="2.78503" calcext:value-type="float">
            <text:p>2.78503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2.804302" calcext:value-type="float">
            <text:p>2.804302</text:p>
          </table:table-cell>
          <table:table-cell table:formula="of:=[.E16]+[.G16]+[.I16]" office:value-type="float" office:value="2.01657" calcext:value-type="float">
            <text:p>2.01657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660.436" calcext:value-type="float">
            <text:p>660.436</text:p>
          </table:table-cell>
          <table:table-cell office:value-type="float" office:value="0.010194" calcext:value-type="float">
            <text:p>0.010194</text:p>
          </table:table-cell>
          <table:table-cell office:value-type="float" office:value="0" calcext:value-type="float">
            <text:p>0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20.5694" calcext:value-type="float">
            <text:p>20.5694</text:p>
          </table:table-cell>
          <table:table-cell office:value-type="float" office:value="22.7497" calcext:value-type="float">
            <text:p>22.7497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22.768574" calcext:value-type="float">
            <text:p>22.768574</text:p>
          </table:table-cell>
          <table:table-cell table:formula="of:=[.E17]+[.G17]+[.I17]" office:value-type="float" office:value="20.5694" calcext:value-type="float">
            <text:p>20.5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666.676" calcext:value-type="float">
            <text:p>666.676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" calcext:value-type="float">
            <text:p>0</text:p>
          </table:table-cell>
          <table:table-cell office:value-type="float" office:value="0.048518" calcext:value-type="float">
            <text:p>0.048518</text:p>
          </table:table-cell>
          <table:table-cell office:value-type="float" office:value="0.656617" calcext:value-type="float">
            <text:p>0.656617</text:p>
          </table:table-cell>
          <table:table-cell office:value-type="float" office:value="0.705952" calcext:value-type="float">
            <text:p>0.705952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787866" calcext:value-type="float">
            <text:p>0.787866</text:p>
          </table:table-cell>
          <table:table-cell table:formula="of:=[.E18]+[.G18]+[.I18]" office:value-type="float" office:value="0.656617" calcext:value-type="float">
            <text:p>0.656617</text:p>
          </table:table-cell>
          <table:table-cell table:formula="of:=[.J18]" office:value-type="float" office:value="0.787866" calcext:value-type="float">
            <text:p>0.787866</text:p>
          </table:table-cell>
          <table:table-cell table:formula="of:=[.K18]" office:value-type="float" office:value="0.656617" calcext:value-type="float">
            <text:p>0.656617</text:p>
          </table:table-cell>
          <table:table-cell table:formula="of:=[.J19]" office:value-type="float" office:value="6.83068" calcext:value-type="float">
            <text:p>6.83068</text:p>
          </table:table-cell>
          <table:table-cell table:formula="of:=[.K19]" office:value-type="float" office:value="6.16026" calcext:value-type="float">
            <text:p>6.16026</text:p>
          </table:table-cell>
          <table:table-cell table:formula="of:=[.J20]" office:value-type="float" office:value="68.31351" calcext:value-type="float">
            <text:p>68.31351</text:p>
          </table:table-cell>
          <table:table-cell table:formula="of:=[.K20]" office:value-type="float" office:value="62.5032" calcext:value-type="float">
            <text:p>62.5032</text:p>
          </table:table-cell>
          <table:table-cell table:formula="of:=[.C18]" office:value-type="float" office:value="666.676" calcext:value-type="float">
            <text:p>666.676</text:p>
          </table:table-cell>
          <table:table-cell table:formula="of:=[.C19]" office:value-type="float" office:value="729.664" calcext:value-type="float">
            <text:p>729.664</text:p>
          </table:table-cell>
          <table:table-cell table:formula="of:=[.C20]" office:value-type="float" office:value="1388.35" calcext:value-type="float">
            <text:p>1388.35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729.664" calcext:value-type="float">
            <text:p>729.664</text:p>
          </table:table-cell>
          <table:table-cell office:value-type="float" office:value="0.032593" calcext:value-type="float">
            <text:p>0.032593</text:p>
          </table:table-cell>
          <table:table-cell office:value-type="float" office:value="0" calcext:value-type="float">
            <text:p>0</text:p>
          </table:table-cell>
          <table:table-cell office:value-type="float" office:value="0.025507" calcext:value-type="float">
            <text:p>0.025507</text:p>
          </table:table-cell>
          <table:table-cell office:value-type="float" office:value="6.16026" calcext:value-type="float">
            <text:p>6.16026</text:p>
          </table:table-cell>
          <table:table-cell office:value-type="float" office:value="6.77258" calcext:value-type="float">
            <text:p>6.77258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6.83068" calcext:value-type="float">
            <text:p>6.83068</text:p>
          </table:table-cell>
          <table:table-cell table:formula="of:=[.E19]+[.G19]+[.I19]" office:value-type="float" office:value="6.16026" calcext:value-type="float">
            <text:p>6.1602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388.35" calcext:value-type="float">
            <text:p>1388.35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" calcext:value-type="float">
            <text:p>0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62.5032" calcext:value-type="float">
            <text:p>62.5032</text:p>
          </table:table-cell>
          <table:table-cell office:value-type="float" office:value="68.2571" calcext:value-type="float">
            <text:p>68.2571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68.31351" calcext:value-type="float">
            <text:p>68.31351</text:p>
          </table:table-cell>
          <table:table-cell table:formula="of:=[.E20]+[.G20]+[.I20]" office:value-type="float" office:value="62.5032" calcext:value-type="float">
            <text:p>62.5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1412.36" calcext:value-type="float">
            <text:p>1412.36</text:p>
          </table:table-cell>
          <table:table-cell office:value-type="float" office:value="0.095393" calcext:value-type="float">
            <text:p>0.095393</text:p>
          </table:table-cell>
          <table:table-cell office:value-type="float" office:value="0" calcext:value-type="float">
            <text:p>0</text:p>
          </table:table-cell>
          <table:table-cell office:value-type="float" office:value="0.095495" calcext:value-type="float">
            <text:p>0.095495</text:p>
          </table:table-cell>
          <table:table-cell office:value-type="float" office:value="2.47531" calcext:value-type="float">
            <text:p>2.47531</text:p>
          </table:table-cell>
          <table:table-cell office:value-type="float" office:value="2.53285" calcext:value-type="float">
            <text:p>2.53285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2.723738" calcext:value-type="float">
            <text:p>2.723738</text:p>
          </table:table-cell>
          <table:table-cell table:formula="of:=[.E21]+[.G21]+[.I21]" office:value-type="float" office:value="2.47531" calcext:value-type="float">
            <text:p>2.47531</text:p>
          </table:table-cell>
          <table:table-cell table:formula="of:=[.J21]" office:value-type="float" office:value="2.723738" calcext:value-type="float">
            <text:p>2.723738</text:p>
          </table:table-cell>
          <table:table-cell table:formula="of:=[.K21]" office:value-type="float" office:value="2.47531" calcext:value-type="float">
            <text:p>2.47531</text:p>
          </table:table-cell>
          <table:table-cell table:formula="of:=[.J22]" office:value-type="float" office:value="25.25627" calcext:value-type="float">
            <text:p>25.25627</text:p>
          </table:table-cell>
          <table:table-cell table:formula="of:=[.K22]" office:value-type="float" office:value="23.5891" calcext:value-type="float">
            <text:p>23.5891</text:p>
          </table:table-cell>
          <table:table-cell table:formula="of:=[.J23]" office:value-type="float" office:value="251.052754" calcext:value-type="float">
            <text:p>251.052754</text:p>
          </table:table-cell>
          <table:table-cell table:formula="of:=[.K23]" office:value-type="float" office:value="237.518" calcext:value-type="float">
            <text:p>237.518</text:p>
          </table:table-cell>
          <table:table-cell table:formula="of:=[.C21]" office:value-type="float" office:value="1412.36" calcext:value-type="float">
            <text:p>1412.36</text:p>
          </table:table-cell>
          <table:table-cell table:formula="of:=[.C22]" office:value-type="float" office:value="1668.24" calcext:value-type="float">
            <text:p>1668.24</text:p>
          </table:table-cell>
          <table:table-cell table:formula="of:=[.C23]" office:value-type="float" office:value="4153.05" calcext:value-type="float">
            <text:p>4153.05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1668.24" calcext:value-type="float">
            <text:p>1668.24</text:p>
          </table:table-cell>
          <table:table-cell office:value-type="float" office:value="0.100536" calcext:value-type="float">
            <text:p>0.100536</text:p>
          </table:table-cell>
          <table:table-cell office:value-type="float" office:value="0" calcext:value-type="float">
            <text:p>0</text:p>
          </table:table-cell>
          <table:table-cell office:value-type="float" office:value="0.096334" calcext:value-type="float">
            <text:p>0.096334</text:p>
          </table:table-cell>
          <table:table-cell office:value-type="float" office:value="23.5891" calcext:value-type="float">
            <text:p>23.5891</text:p>
          </table:table-cell>
          <table:table-cell office:value-type="float" office:value="25.0594" calcext:value-type="float">
            <text:p>25.0594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25.25627" calcext:value-type="float">
            <text:p>25.25627</text:p>
          </table:table-cell>
          <table:table-cell table:formula="of:=[.E22]+[.G22]+[.I22]" office:value-type="float" office:value="23.5891" calcext:value-type="float">
            <text:p>23.589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4153.05" calcext:value-type="float">
            <text:p>4153.05</text:p>
          </table:table-cell>
          <table:table-cell office:value-type="float" office:value="0.100908" calcext:value-type="float">
            <text:p>0.100908</text:p>
          </table:table-cell>
          <table:table-cell office:value-type="float" office:value="0" calcext:value-type="float">
            <text:p>0</text:p>
          </table:table-cell>
          <table:table-cell office:value-type="float" office:value="0.093846" calcext:value-type="float">
            <text:p>0.093846</text:p>
          </table:table-cell>
          <table:table-cell office:value-type="float" office:value="237.518" calcext:value-type="float">
            <text:p>237.518</text:p>
          </table:table-cell>
          <table:table-cell office:value-type="float" office:value="250.858" calcext:value-type="float">
            <text:p>250.858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251.052754" calcext:value-type="float">
            <text:p>251.052754</text:p>
          </table:table-cell>
          <table:table-cell table:formula="of:=[.E23]+[.G23]+[.I23]" office:value-type="float" office:value="237.518" calcext:value-type="float">
            <text:p>237.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4365.28" calcext:value-type="float">
            <text:p>4365.28</text:p>
          </table:table-cell>
          <table:table-cell office:value-type="float" office:value="0.313754" calcext:value-type="float">
            <text:p>0.313754</text:p>
          </table:table-cell>
          <table:table-cell office:value-type="float" office:value="0" calcext:value-type="float">
            <text:p>0</text:p>
          </table:table-cell>
          <table:table-cell office:value-type="float" office:value="0.319909" calcext:value-type="float">
            <text:p>0.319909</text:p>
          </table:table-cell>
          <table:table-cell office:value-type="float" office:value="13.8673" calcext:value-type="float">
            <text:p>13.8673</text:p>
          </table:table-cell>
          <table:table-cell office:value-type="float" office:value="12.9227" calcext:value-type="float">
            <text:p>12.9227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13.556363" calcext:value-type="float">
            <text:p>13.556363</text:p>
          </table:table-cell>
          <table:table-cell table:formula="of:=[.E24]+[.G24]+[.I24]" office:value-type="float" office:value="13.8673" calcext:value-type="float">
            <text:p>13.8673</text:p>
          </table:table-cell>
          <table:table-cell table:formula="of:=[.J24]" office:value-type="float" office:value="13.556363" calcext:value-type="float">
            <text:p>13.556363</text:p>
          </table:table-cell>
          <table:table-cell table:formula="of:=[.K24]" office:value-type="float" office:value="13.8673" calcext:value-type="float">
            <text:p>13.8673</text:p>
          </table:table-cell>
          <table:table-cell table:formula="of:=[.J25]" office:value-type="float" office:value="126.355093" calcext:value-type="float">
            <text:p>126.355093</text:p>
          </table:table-cell>
          <table:table-cell table:formula="of:=[.K25]" office:value-type="float" office:value="134.286" calcext:value-type="float">
            <text:p>134.286</text:p>
          </table:table-cell>
          <table:table-cell table:formula="of:=[.J26]" office:value-type="float" office:value="1430.730406" calcext:value-type="float">
            <text:p>1430.730406</text:p>
          </table:table-cell>
          <table:table-cell table:formula="of:=[.K26]" office:value-type="float" office:value="1483.5" calcext:value-type="float">
            <text:p>1483.5</text:p>
          </table:table-cell>
          <table:table-cell table:formula="of:=[.C24]" office:value-type="float" office:value="4365.28" calcext:value-type="float">
            <text:p>4365.28</text:p>
          </table:table-cell>
          <table:table-cell table:formula="of:=[.C25]" office:value-type="float" office:value="6327.78" calcext:value-type="float">
            <text:p>6327.78</text:p>
          </table:table-cell>
          <table:table-cell table:formula="of:=[.C26]" office:value-type="float" office:value="29660.4" calcext:value-type="float">
            <text:p>29660.4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6327.78" calcext:value-type="float">
            <text:p>6327.78</text:p>
          </table:table-cell>
          <table:table-cell office:value-type="float" office:value="0.374029" calcext:value-type="float">
            <text:p>0.374029</text:p>
          </table:table-cell>
          <table:table-cell office:value-type="float" office:value="0" calcext:value-type="float">
            <text:p>0</text:p>
          </table:table-cell>
          <table:table-cell office:value-type="float" office:value="0.373064" calcext:value-type="float">
            <text:p>0.373064</text:p>
          </table:table-cell>
          <table:table-cell office:value-type="float" office:value="134.286" calcext:value-type="float">
            <text:p>134.286</text:p>
          </table:table-cell>
          <table:table-cell office:value-type="float" office:value="125.608" calcext:value-type="float">
            <text:p>125.608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126.355093" calcext:value-type="float">
            <text:p>126.355093</text:p>
          </table:table-cell>
          <table:table-cell table:formula="of:=[.E25]+[.G25]+[.I25]" office:value-type="float" office:value="134.286" calcext:value-type="float">
            <text:p>134.28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29660.4" calcext:value-type="float">
            <text:p>29660.4</text:p>
          </table:table-cell>
          <table:table-cell office:value-type="float" office:value="0.322528" calcext:value-type="float">
            <text:p>0.322528</text:p>
          </table:table-cell>
          <table:table-cell office:value-type="float" office:value="0" calcext:value-type="float">
            <text:p>0</text:p>
          </table:table-cell>
          <table:table-cell office:value-type="float" office:value="0.387878" calcext:value-type="float">
            <text:p>0.387878</text:p>
          </table:table-cell>
          <table:table-cell office:value-type="float" office:value="1483.5" calcext:value-type="float">
            <text:p>1483.5</text:p>
          </table:table-cell>
          <table:table-cell office:value-type="float" office:value="1430.02" calcext:value-type="float">
            <text:p>1430.02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1430.730406" calcext:value-type="float">
            <text:p>1430.730406</text:p>
          </table:table-cell>
          <table:table-cell table:formula="of:=[.E26]+[.G26]+[.I26]" office:value-type="float" office:value="1483.5" calcext:value-type="float">
            <text:p>148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31409.7" calcext:value-type="float">
            <text:p>31409.7</text:p>
          </table:table-cell>
          <table:table-cell office:value-type="float" office:value="1.24041" calcext:value-type="float">
            <text:p>1.24041</text:p>
          </table:table-cell>
          <table:table-cell office:value-type="float" office:value="0" calcext:value-type="float">
            <text:p>0</text:p>
          </table:table-cell>
          <table:table-cell office:value-type="float" office:value="1.55987" calcext:value-type="float">
            <text:p>1.55987</text:p>
          </table:table-cell>
          <table:table-cell office:value-type="float" office:value="69.6982" calcext:value-type="float">
            <text:p>69.6982</text:p>
          </table:table-cell>
          <table:table-cell office:value-type="float" office:value="67.6213" calcext:value-type="float">
            <text:p>67.6213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70.42158" calcext:value-type="float">
            <text:p>70.42158</text:p>
          </table:table-cell>
          <table:table-cell table:formula="of:=[.E27]+[.G27]+[.I27]" office:value-type="float" office:value="69.6982" calcext:value-type="float">
            <text:p>69.6982</text:p>
          </table:table-cell>
          <table:table-cell table:formula="of:=[.J27]" office:value-type="float" office:value="70.42158" calcext:value-type="float">
            <text:p>70.42158</text:p>
          </table:table-cell>
          <table:table-cell table:formula="of:=[.K27]" office:value-type="float" office:value="69.6982" calcext:value-type="float">
            <text:p>69.6982</text:p>
          </table:table-cell>
          <table:table-cell table:formula="of:=[.J28]" office:value-type="float" office:value="738.78199" calcext:value-type="float">
            <text:p>738.78199</text:p>
          </table:table-cell>
          <table:table-cell table:formula="of:=[.K28]" office:value-type="float" office:value="712.385" calcext:value-type="float">
            <text:p>712.385</text:p>
          </table:table-cell>
          <table:table-cell table:formula="of:=[.J29]" office:value-type="float" office:value="7275.92266" calcext:value-type="float">
            <text:p>7275.92266</text:p>
          </table:table-cell>
          <table:table-cell table:formula="of:=[.K29]" office:value-type="float" office:value="7022.43" calcext:value-type="float">
            <text:p>7022.43</text:p>
          </table:table-cell>
          <table:table-cell table:formula="of:=[.C27]" office:value-type="float" office:value="31409.7" calcext:value-type="float">
            <text:p>31409.7</text:p>
          </table:table-cell>
          <table:table-cell table:formula="of:=[.C28]" office:value-type="float" office:value="51870.4" calcext:value-type="float">
            <text:p>51870.4</text:p>
          </table:table-cell>
          <table:table-cell table:formula="of:=[.C29]" office:value-type="float" office:value="233754" calcext:value-type="float">
            <text:p>233754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51870.4" calcext:value-type="float">
            <text:p>51870.4</text:p>
          </table:table-cell>
          <table:table-cell office:value-type="float" office:value="1.41889" calcext:value-type="float">
            <text:p>1.41889</text:p>
          </table:table-cell>
          <table:table-cell office:value-type="float" office:value="0" calcext:value-type="float">
            <text:p>0</text:p>
          </table:table-cell>
          <table:table-cell office:value-type="float" office:value="1.6451" calcext:value-type="float">
            <text:p>1.6451</text:p>
          </table:table-cell>
          <table:table-cell office:value-type="float" office:value="712.385" calcext:value-type="float">
            <text:p>712.385</text:p>
          </table:table-cell>
          <table:table-cell office:value-type="float" office:value="735.718" calcext:value-type="float">
            <text:p>735.718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738.78199" calcext:value-type="float">
            <text:p>738.78199</text:p>
          </table:table-cell>
          <table:table-cell table:formula="of:=[.E28]+[.G28]+[.I28]" office:value-type="float" office:value="712.385" calcext:value-type="float">
            <text:p>712.385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233754" calcext:value-type="float">
            <text:p>233754</text:p>
          </table:table-cell>
          <table:table-cell office:value-type="float" office:value="1.31362" calcext:value-type="float">
            <text:p>1.31362</text:p>
          </table:table-cell>
          <table:table-cell office:value-type="float" office:value="0" calcext:value-type="float">
            <text:p>0</text:p>
          </table:table-cell>
          <table:table-cell office:value-type="float" office:value="1.60904" calcext:value-type="float">
            <text:p>1.60904</text:p>
          </table:table-cell>
          <table:table-cell office:value-type="float" office:value="7022.43" calcext:value-type="float">
            <text:p>7022.43</text:p>
          </table:table-cell>
          <table:table-cell office:value-type="float" office:value="7273" calcext:value-type="float">
            <text:p>7273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7275.92266" calcext:value-type="float">
            <text:p>7275.92266</text:p>
          </table:table-cell>
          <table:table-cell table:formula="of:=[.E29]+[.G29]+[.I29]" office:value-type="float" office:value="7022.43" calcext:value-type="float">
            <text:p>7022.43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7"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10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7"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10"/>
        </table:table-row>
      </table:table>
      <table:table table:name="PS3-2_gpu_" table:style-name="ta1">
        <table:shapes>
          <draw:frame draw:z-index="0" draw:style-name="gr1" draw:text-style-name="P1" svg:width="453.51pt" svg:height="255.09pt" svg:x="27.44pt" svg:y="206.73pt">
            <loext:p draw:notify-on-update-of-ranges="'PS3-2_gpu_'.A3:'PS3-2_gpu_'.A37 'PS3-2_gpu_'.P2:'PS3-2_gpu_'.P2 'PS3-2_gpu_'.P3:'PS3-2_gpu_'.P33 'PS3-2_gpu_'.Q2:'PS3-2_gpu_'.Q2 'PS3-2_gpu_'.Q3:'PS3-2_gpu_'.Q33 'PS3-2_gpu_'.R2:'PS3-2_gpu_'.R2 'PS3-2_gpu_'.R3:'PS3-2_gpu_'.R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3pt" svg:height="255.15pt" svg:x="498.39pt" svg:y="207.33pt">
            <loext:p draw:notify-on-update-of-ranges="'PS3-2_gpu_'.A3:'PS3-2_gpu_'.A33 'PS3-2_gpu_'.J2:'PS3-2_gpu_'.J2 'PS3-2_gpu_'.J3:'PS3-2_gpu_'.J33 'PS3-2_gpu_'.K2:'PS3-2_gpu_'.K2 'PS3-2_gpu_'.K3:'PS3-2_gpu_'.K33 'PS3-2_gpu_'.L2:'PS3-2_gpu_'.L2 'PS3-2_gpu_'.L3:'PS3-2_gpu_'.L33 'PS3-2_gpu_'.M2:'PS3-2_gpu_'.M2 'PS3-2_gpu_'.M3:'PS3-2_gpu_'.M33 'PS3-2_gpu_'.N2:'PS3-2_gpu_'.N2 'PS3-2_gpu_'.N3:'PS3-2_gpu_'.N33 'PS3-2_gpu_'.O2:'PS3-2_gpu_'.O2 'PS3-2_gpu_'.O3:'PS3-2_gpu_'.O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039808" calcext:value-type="float">
            <text:p>0.039808</text:p>
          </table:table-cell>
          <table:table-cell office:value-type="float" office:value="0.001024" calcext:value-type="float">
            <text:p>0.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2" calcext:value-type="float">
            <text:p>0.00112</text:p>
          </table:table-cell>
          <table:table-cell table:formula="of:=[.D3]+[.F3]" office:value-type="float" office:value="0.001024" calcext:value-type="float">
            <text:p>0.001024</text:p>
          </table:table-cell>
          <table:table-cell table:formula="of:=[.E3]+[.G3]" office:value-type="float" office:value="0.00112" calcext:value-type="float">
            <text:p>0.00112</text:p>
          </table:table-cell>
          <table:table-cell table:formula="of:=[.H3]" office:value-type="float" office:value="0.001024" calcext:value-type="float">
            <text:p>0.001024</text:p>
          </table:table-cell>
          <table:table-cell table:formula="of:=[.I3]" office:value-type="float" office:value="0.00112" calcext:value-type="float">
            <text:p>0.00112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.00112" calcext:value-type="float">
            <text:p>0.00112</text:p>
          </table:table-cell>
          <table:table-cell table:formula="of:=[.H5]" office:value-type="float" office:value="0.001888" calcext:value-type="float">
            <text:p>0.001888</text:p>
          </table:table-cell>
          <table:table-cell table:formula="of:=[.I5]" office:value-type="float" office:value="0.000896" calcext:value-type="float">
            <text:p>0.000896</text:p>
          </table:table-cell>
          <table:table-cell table:formula="of:=[.C3]" office:value-type="float" office:value="0.039808" calcext:value-type="float">
            <text:p>0.039808</text:p>
          </table:table-cell>
          <table:table-cell table:formula="of:=[.C4]" office:value-type="float" office:value="0.254848" calcext:value-type="float">
            <text:p>0.254848</text:p>
          </table:table-cell>
          <table:table-cell table:formula="of:=[.C5]" office:value-type="float" office:value="2.32742" calcext:value-type="float">
            <text:p>2.32742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0.254848" calcext:value-type="float">
            <text:p>0.25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2" calcext:value-type="float">
            <text:p>0.00112</text:p>
          </table:table-cell>
          <table:table-cell table:formula="of:=[.D4]+[.F4]" office:value-type="float" office:value="0" calcext:value-type="float">
            <text:p>0</text:p>
          </table:table-cell>
          <table:table-cell table:formula="of:=[.E4]+[.G4]" office:value-type="float" office:value="0.00112" calcext:value-type="float">
            <text:p>0.0011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2.32742" calcext:value-type="float">
            <text:p>2.32742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0896" calcext:value-type="float">
            <text:p>0.000896</text:p>
          </table:table-cell>
          <table:table-cell table:formula="of:=[.D5]+[.F5]" office:value-type="float" office:value="0.001888" calcext:value-type="float">
            <text:p>0.001888</text:p>
          </table:table-cell>
          <table:table-cell table:formula="of:=[.E5]+[.G5]" office:value-type="float" office:value="0.000896" calcext:value-type="float">
            <text:p>0.000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2.35712" calcext:value-type="float">
            <text:p>2.35712</text:p>
          </table:table-cell>
          <table:table-cell office:value-type="float" office:value="0.001024" calcext:value-type="float">
            <text:p>0.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48" calcext:value-type="float">
            <text:p>0.001248</text:p>
          </table:table-cell>
          <table:table-cell table:formula="of:=[.D6]+[.F6]" office:value-type="float" office:value="0.001024" calcext:value-type="float">
            <text:p>0.001024</text:p>
          </table:table-cell>
          <table:table-cell table:formula="of:=[.E6]+[.G6]" office:value-type="float" office:value="0.001248" calcext:value-type="float">
            <text:p>0.001248</text:p>
          </table:table-cell>
          <table:table-cell table:formula="of:=[.H6]" office:value-type="float" office:value="0.001024" calcext:value-type="float">
            <text:p>0.001024</text:p>
          </table:table-cell>
          <table:table-cell table:formula="of:=[.I6]" office:value-type="float" office:value="0.001248" calcext:value-type="float">
            <text:p>0.001248</text:p>
          </table:table-cell>
          <table:table-cell table:formula="of:=[.H7]" office:value-type="float" office:value="0.001024" calcext:value-type="float">
            <text:p>0.001024</text:p>
          </table:table-cell>
          <table:table-cell table:formula="of:=[.I7]" office:value-type="float" office:value="0.000928" calcext:value-type="float">
            <text:p>0.000928</text:p>
          </table:table-cell>
          <table:table-cell table:formula="of:=[.H8]" office:value-type="float" office:value="0.001024" calcext:value-type="float">
            <text:p>0.001024</text:p>
          </table:table-cell>
          <table:table-cell table:formula="of:=[.I8]" office:value-type="float" office:value="0.000896" calcext:value-type="float">
            <text:p>0.000896</text:p>
          </table:table-cell>
          <table:table-cell table:formula="of:=[.C6]" office:value-type="float" office:value="2.35712" calcext:value-type="float">
            <text:p>2.35712</text:p>
          </table:table-cell>
          <table:table-cell table:formula="of:=[.C7]" office:value-type="float" office:value="2.6049" calcext:value-type="float">
            <text:p>2.6049</text:p>
          </table:table-cell>
          <table:table-cell table:formula="of:=[.C8]" office:value-type="float" office:value="4.98864" calcext:value-type="float">
            <text:p>4.98864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2.6049" calcext:value-type="float">
            <text:p>2.6049</text:p>
          </table:table-cell>
          <table:table-cell office:value-type="float" office:value="0.001024" calcext:value-type="float">
            <text:p>0.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28" calcext:value-type="float">
            <text:p>0.000928</text:p>
          </table:table-cell>
          <table:table-cell table:formula="of:=[.D7]+[.F7]" office:value-type="float" office:value="0.001024" calcext:value-type="float">
            <text:p>0.001024</text:p>
          </table:table-cell>
          <table:table-cell table:formula="of:=[.E7]+[.G7]" office:value-type="float" office:value="0.000928" calcext:value-type="float">
            <text:p>0.00092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4.98864" calcext:value-type="float">
            <text:p>4.98864</text:p>
          </table:table-cell>
          <table:table-cell office:value-type="float" office:value="0.001024" calcext:value-type="float">
            <text:p>0.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96" calcext:value-type="float">
            <text:p>0.000896</text:p>
          </table:table-cell>
          <table:table-cell table:formula="of:=[.D8]+[.F8]" office:value-type="float" office:value="0.001024" calcext:value-type="float">
            <text:p>0.001024</text:p>
          </table:table-cell>
          <table:table-cell table:formula="of:=[.E8]+[.G8]" office:value-type="float" office:value="0.000896" calcext:value-type="float">
            <text:p>0.000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5.10128" calcext:value-type="float">
            <text:p>5.10128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096" calcext:value-type="float">
            <text:p>0.00096</text:p>
          </table:table-cell>
          <table:table-cell table:formula="of:=[.D9]+[.F9]" office:value-type="float" office:value="0.002048" calcext:value-type="float">
            <text:p>0.002048</text:p>
          </table:table-cell>
          <table:table-cell table:formula="of:=[.E9]+[.G9]" office:value-type="float" office:value="0.00096" calcext:value-type="float">
            <text:p>0.00096</text:p>
          </table:table-cell>
          <table:table-cell table:formula="of:=[.H9]" office:value-type="float" office:value="0.002048" calcext:value-type="float">
            <text:p>0.002048</text:p>
          </table:table-cell>
          <table:table-cell table:formula="of:=[.I9]" office:value-type="float" office:value="0.00096" calcext:value-type="float">
            <text:p>0.00096</text:p>
          </table:table-cell>
          <table:table-cell table:formula="of:=[.H10]" office:value-type="float" office:value="0.001888" calcext:value-type="float">
            <text:p>0.001888</text:p>
          </table:table-cell>
          <table:table-cell table:formula="of:=[.I10]" office:value-type="float" office:value="0.000928" calcext:value-type="float">
            <text:p>0.000928</text:p>
          </table:table-cell>
          <table:table-cell table:formula="of:=[.H11]" office:value-type="float" office:value="0.001632" calcext:value-type="float">
            <text:p>0.001632</text:p>
          </table:table-cell>
          <table:table-cell table:formula="of:=[.I11]" office:value-type="float" office:value="0.000928" calcext:value-type="float">
            <text:p>0.000928</text:p>
          </table:table-cell>
          <table:table-cell table:formula="of:=[.C9]" office:value-type="float" office:value="5.10128" calcext:value-type="float">
            <text:p>5.10128</text:p>
          </table:table-cell>
          <table:table-cell table:formula="of:=[.C10]" office:value-type="float" office:value="6.10275" calcext:value-type="float">
            <text:p>6.10275</text:p>
          </table:table-cell>
          <table:table-cell table:formula="of:=[.C11]" office:value-type="float" office:value="15.6792" calcext:value-type="float">
            <text:p>15.6792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6.10275" calcext:value-type="float">
            <text:p>6.10275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0928" calcext:value-type="float">
            <text:p>0.000928</text:p>
          </table:table-cell>
          <table:table-cell table:formula="of:=[.D10]+[.F10]" office:value-type="float" office:value="0.001888" calcext:value-type="float">
            <text:p>0.001888</text:p>
          </table:table-cell>
          <table:table-cell table:formula="of:=[.E10]+[.G10]" office:value-type="float" office:value="0.000928" calcext:value-type="float">
            <text:p>0.00092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15.6792" calcext:value-type="float">
            <text:p>15.6792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28" calcext:value-type="float">
            <text:p>0.000928</text:p>
          </table:table-cell>
          <table:table-cell table:formula="of:=[.D11]+[.F11]" office:value-type="float" office:value="0.001632" calcext:value-type="float">
            <text:p>0.001632</text:p>
          </table:table-cell>
          <table:table-cell table:formula="of:=[.E11]+[.G11]" office:value-type="float" office:value="0.000928" calcext:value-type="float">
            <text:p>0.000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15.8891" calcext:value-type="float">
            <text:p>15.8891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" calcext:value-type="float">
            <text:p>0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0112" calcext:value-type="float">
            <text:p>0.00112</text:p>
          </table:table-cell>
          <table:table-cell table:formula="of:=[.D12]+[.F12]" office:value-type="float" office:value="0.001888" calcext:value-type="float">
            <text:p>0.001888</text:p>
          </table:table-cell>
          <table:table-cell table:formula="of:=[.E12]+[.G12]" office:value-type="float" office:value="0.00112" calcext:value-type="float">
            <text:p>0.00112</text:p>
          </table:table-cell>
          <table:table-cell table:formula="of:=[.H12]" office:value-type="float" office:value="0.001888" calcext:value-type="float">
            <text:p>0.001888</text:p>
          </table:table-cell>
          <table:table-cell table:formula="of:=[.I12]" office:value-type="float" office:value="0.00112" calcext:value-type="float">
            <text:p>0.00112</text:p>
          </table:table-cell>
          <table:table-cell table:formula="of:=[.H13]" office:value-type="float" office:value="0.002048" calcext:value-type="float">
            <text:p>0.002048</text:p>
          </table:table-cell>
          <table:table-cell table:formula="of:=[.I13]" office:value-type="float" office:value="0.001152" calcext:value-type="float">
            <text:p>0.001152</text:p>
          </table:table-cell>
          <table:table-cell table:formula="of:=[.H14]" office:value-type="float" office:value="0.002016" calcext:value-type="float">
            <text:p>0.002016</text:p>
          </table:table-cell>
          <table:table-cell table:formula="of:=[.I14]" office:value-type="float" office:value="0.001056" calcext:value-type="float">
            <text:p>0.001056</text:p>
          </table:table-cell>
          <table:table-cell table:formula="of:=[.C12]" office:value-type="float" office:value="15.8891" calcext:value-type="float">
            <text:p>15.8891</text:p>
          </table:table-cell>
          <table:table-cell table:formula="of:=[.C13]" office:value-type="float" office:value="17.8214" calcext:value-type="float">
            <text:p>17.8214</text:p>
          </table:table-cell>
          <table:table-cell table:formula="of:=[.C14]" office:value-type="float" office:value="38.0444" calcext:value-type="float">
            <text:p>38.0444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17.8214" calcext:value-type="float">
            <text:p>17.8214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152" calcext:value-type="float">
            <text:p>0.001152</text:p>
          </table:table-cell>
          <table:table-cell table:formula="of:=[.D13]+[.F13]" office:value-type="float" office:value="0.002048" calcext:value-type="float">
            <text:p>0.002048</text:p>
          </table:table-cell>
          <table:table-cell table:formula="of:=[.E13]+[.G13]" office:value-type="float" office:value="0.001152" calcext:value-type="float">
            <text:p>0.00115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38.0444" calcext:value-type="float">
            <text:p>38.0444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56" calcext:value-type="float">
            <text:p>0.001056</text:p>
          </table:table-cell>
          <table:table-cell table:formula="of:=[.D14]+[.F14]" office:value-type="float" office:value="0.002016" calcext:value-type="float">
            <text:p>0.002016</text:p>
          </table:table-cell>
          <table:table-cell table:formula="of:=[.E14]+[.G14]" office:value-type="float" office:value="0.001056" calcext:value-type="float">
            <text:p>0.00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38.4865" calcext:value-type="float">
            <text:p>38.4865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304" calcext:value-type="float">
            <text:p>0.00304</text:p>
          </table:table-cell>
          <table:table-cell table:formula="of:=[.D15]+[.F15]" office:value-type="float" office:value="0.004096" calcext:value-type="float">
            <text:p>0.004096</text:p>
          </table:table-cell>
          <table:table-cell table:formula="of:=[.E15]+[.G15]" office:value-type="float" office:value="0.00304" calcext:value-type="float">
            <text:p>0.00304</text:p>
          </table:table-cell>
          <table:table-cell table:formula="of:=[.H15]" office:value-type="float" office:value="0.004096" calcext:value-type="float">
            <text:p>0.004096</text:p>
          </table:table-cell>
          <table:table-cell table:formula="of:=[.I15]" office:value-type="float" office:value="0.00304" calcext:value-type="float">
            <text:p>0.00304</text:p>
          </table:table-cell>
          <table:table-cell table:formula="of:=[.H16]" office:value-type="float" office:value="0.004096" calcext:value-type="float">
            <text:p>0.004096</text:p>
          </table:table-cell>
          <table:table-cell table:formula="of:=[.I16]" office:value-type="float" office:value="0.00304" calcext:value-type="float">
            <text:p>0.00304</text:p>
          </table:table-cell>
          <table:table-cell table:formula="of:=[.H17]" office:value-type="float" office:value="0.00512" calcext:value-type="float">
            <text:p>0.00512</text:p>
          </table:table-cell>
          <table:table-cell table:formula="of:=[.I17]" office:value-type="float" office:value="0.002944" calcext:value-type="float">
            <text:p>0.002944</text:p>
          </table:table-cell>
          <table:table-cell table:formula="of:=[.C15]" office:value-type="float" office:value="38.4865" calcext:value-type="float">
            <text:p>38.4865</text:p>
          </table:table-cell>
          <table:table-cell table:formula="of:=[.C16]" office:value-type="float" office:value="42.7546" calcext:value-type="float">
            <text:p>42.7546</text:p>
          </table:table-cell>
          <table:table-cell table:formula="of:=[.C17]" office:value-type="float" office:value="86.4609" calcext:value-type="float">
            <text:p>86.4609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42.7546" calcext:value-type="float">
            <text:p>42.7546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304" calcext:value-type="float">
            <text:p>0.00304</text:p>
          </table:table-cell>
          <table:table-cell table:formula="of:=[.D16]+[.F16]" office:value-type="float" office:value="0.004096" calcext:value-type="float">
            <text:p>0.004096</text:p>
          </table:table-cell>
          <table:table-cell table:formula="of:=[.E16]+[.G16]" office:value-type="float" office:value="0.00304" calcext:value-type="float">
            <text:p>0.0030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86.4609" calcext:value-type="float">
            <text:p>86.4609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2944" calcext:value-type="float">
            <text:p>0.002944</text:p>
          </table:table-cell>
          <table:table-cell table:formula="of:=[.D17]+[.F17]" office:value-type="float" office:value="0.00512" calcext:value-type="float">
            <text:p>0.00512</text:p>
          </table:table-cell>
          <table:table-cell table:formula="of:=[.E17]+[.G17]" office:value-type="float" office:value="0.002944" calcext:value-type="float">
            <text:p>0.002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87.4266" calcext:value-type="float">
            <text:p>87.4266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10784" calcext:value-type="float">
            <text:p>0.010784</text:p>
          </table:table-cell>
          <table:table-cell table:formula="of:=[.D18]+[.F18]" office:value-type="float" office:value="0.018432" calcext:value-type="float">
            <text:p>0.018432</text:p>
          </table:table-cell>
          <table:table-cell table:formula="of:=[.E18]+[.G18]" office:value-type="float" office:value="0.010784" calcext:value-type="float">
            <text:p>0.010784</text:p>
          </table:table-cell>
          <table:table-cell table:formula="of:=[.H18]" office:value-type="float" office:value="0.018432" calcext:value-type="float">
            <text:p>0.018432</text:p>
          </table:table-cell>
          <table:table-cell table:formula="of:=[.I18]" office:value-type="float" office:value="0.010784" calcext:value-type="float">
            <text:p>0.010784</text:p>
          </table:table-cell>
          <table:table-cell table:formula="of:=[.H19]" office:value-type="float" office:value="0.018432" calcext:value-type="float">
            <text:p>0.018432</text:p>
          </table:table-cell>
          <table:table-cell table:formula="of:=[.I19]" office:value-type="float" office:value="0.010752" calcext:value-type="float">
            <text:p>0.010752</text:p>
          </table:table-cell>
          <table:table-cell table:formula="of:=[.H20]" office:value-type="float" office:value="0.018432" calcext:value-type="float">
            <text:p>0.018432</text:p>
          </table:table-cell>
          <table:table-cell table:formula="of:=[.I20]" office:value-type="float" office:value="0.010208" calcext:value-type="float">
            <text:p>0.010208</text:p>
          </table:table-cell>
          <table:table-cell table:formula="of:=[.C18]" office:value-type="float" office:value="87.4266" calcext:value-type="float">
            <text:p>87.4266</text:p>
          </table:table-cell>
          <table:table-cell table:formula="of:=[.C19]" office:value-type="float" office:value="96.9426" calcext:value-type="float">
            <text:p>96.9426</text:p>
          </table:table-cell>
          <table:table-cell table:formula="of:=[.C20]" office:value-type="float" office:value="193.182" calcext:value-type="float">
            <text:p>193.182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96.9426" calcext:value-type="float">
            <text:p>96.9426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10752" calcext:value-type="float">
            <text:p>0.010752</text:p>
          </table:table-cell>
          <table:table-cell table:formula="of:=[.D19]+[.F19]" office:value-type="float" office:value="0.018432" calcext:value-type="float">
            <text:p>0.018432</text:p>
          </table:table-cell>
          <table:table-cell table:formula="of:=[.E19]+[.G19]" office:value-type="float" office:value="0.010752" calcext:value-type="float">
            <text:p>0.01075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182" calcext:value-type="float">
            <text:p>193.182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10208" calcext:value-type="float">
            <text:p>0.010208</text:p>
          </table:table-cell>
          <table:table-cell table:formula="of:=[.D20]+[.F20]" office:value-type="float" office:value="0.018432" calcext:value-type="float">
            <text:p>0.018432</text:p>
          </table:table-cell>
          <table:table-cell table:formula="of:=[.E20]+[.G20]" office:value-type="float" office:value="0.010208" calcext:value-type="float">
            <text:p>0.010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197.528" calcext:value-type="float">
            <text:p>197.528</text:p>
          </table:table-cell>
          <table:table-cell office:value-type="float" office:value="0.049088" calcext:value-type="float">
            <text:p>0.049088</text:p>
          </table:table-cell>
          <table:table-cell office:value-type="float" office:value="0" calcext:value-type="float">
            <text:p>0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3104" calcext:value-type="float">
            <text:p>0.043104</text:p>
          </table:table-cell>
          <table:table-cell table:formula="of:=[.D21]+[.F21]" office:value-type="float" office:value="0.097888" calcext:value-type="float">
            <text:p>0.097888</text:p>
          </table:table-cell>
          <table:table-cell table:formula="of:=[.E21]+[.G21]" office:value-type="float" office:value="0.043104" calcext:value-type="float">
            <text:p>0.043104</text:p>
          </table:table-cell>
          <table:table-cell table:formula="of:=[.H21]" office:value-type="float" office:value="0.097888" calcext:value-type="float">
            <text:p>0.097888</text:p>
          </table:table-cell>
          <table:table-cell table:formula="of:=[.I21]" office:value-type="float" office:value="0.043104" calcext:value-type="float">
            <text:p>0.043104</text:p>
          </table:table-cell>
          <table:table-cell table:formula="of:=[.H22]" office:value-type="float" office:value="0.097888" calcext:value-type="float">
            <text:p>0.097888</text:p>
          </table:table-cell>
          <table:table-cell table:formula="of:=[.I22]" office:value-type="float" office:value="0.041056" calcext:value-type="float">
            <text:p>0.041056</text:p>
          </table:table-cell>
          <table:table-cell table:formula="of:=[.H23]" office:value-type="float" office:value="0.097056" calcext:value-type="float">
            <text:p>0.097056</text:p>
          </table:table-cell>
          <table:table-cell table:formula="of:=[.I23]" office:value-type="float" office:value="0.040832" calcext:value-type="float">
            <text:p>0.040832</text:p>
          </table:table-cell>
          <table:table-cell table:formula="of:=[.C21]" office:value-type="float" office:value="197.528" calcext:value-type="float">
            <text:p>197.528</text:p>
          </table:table-cell>
          <table:table-cell table:formula="of:=[.C22]" office:value-type="float" office:value="230.874" calcext:value-type="float">
            <text:p>230.874</text:p>
          </table:table-cell>
          <table:table-cell table:formula="of:=[.C23]" office:value-type="float" office:value="552.804" calcext:value-type="float">
            <text:p>552.804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230.874" calcext:value-type="float">
            <text:p>230.874</text:p>
          </table:table-cell>
          <table:table-cell office:value-type="float" office:value="0.04912" calcext:value-type="float">
            <text:p>0.04912</text:p>
          </table:table-cell>
          <table:table-cell office:value-type="float" office:value="0" calcext:value-type="float">
            <text:p>0</text:p>
          </table:table-cell>
          <table:table-cell office:value-type="float" office:value="0.048768" calcext:value-type="float">
            <text:p>0.048768</text:p>
          </table:table-cell>
          <table:table-cell office:value-type="float" office:value="0.041056" calcext:value-type="float">
            <text:p>0.041056</text:p>
          </table:table-cell>
          <table:table-cell table:formula="of:=[.D22]+[.F22]" office:value-type="float" office:value="0.097888" calcext:value-type="float">
            <text:p>0.097888</text:p>
          </table:table-cell>
          <table:table-cell table:formula="of:=[.E22]+[.G22]" office:value-type="float" office:value="0.041056" calcext:value-type="float">
            <text:p>0.04105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552.804" calcext:value-type="float">
            <text:p>552.804</text:p>
          </table:table-cell>
          <table:table-cell office:value-type="float" office:value="0.048544" calcext:value-type="float">
            <text:p>0.048544</text:p>
          </table:table-cell>
          <table:table-cell office:value-type="float" office:value="0" calcext:value-type="float">
            <text:p>0</text:p>
          </table:table-cell>
          <table:table-cell office:value-type="float" office:value="0.048512" calcext:value-type="float">
            <text:p>0.048512</text:p>
          </table:table-cell>
          <table:table-cell office:value-type="float" office:value="0.040832" calcext:value-type="float">
            <text:p>0.040832</text:p>
          </table:table-cell>
          <table:table-cell table:formula="of:=[.D23]+[.F23]" office:value-type="float" office:value="0.097056" calcext:value-type="float">
            <text:p>0.097056</text:p>
          </table:table-cell>
          <table:table-cell table:formula="of:=[.E23]+[.G23]" office:value-type="float" office:value="0.040832" calcext:value-type="float">
            <text:p>0.040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563.432" calcext:value-type="float">
            <text:p>563.432</text:p>
          </table:table-cell>
          <table:table-cell office:value-type="float" office:value="0.191168" calcext:value-type="float">
            <text:p>0.191168</text:p>
          </table:table-cell>
          <table:table-cell office:value-type="float" office:value="0" calcext:value-type="float">
            <text:p>0</text:p>
          </table:table-cell>
          <table:table-cell office:value-type="float" office:value="0.189984" calcext:value-type="float">
            <text:p>0.189984</text:p>
          </table:table-cell>
          <table:table-cell office:value-type="float" office:value="0.161376" calcext:value-type="float">
            <text:p>0.161376</text:p>
          </table:table-cell>
          <table:table-cell table:formula="of:=[.D24]+[.F24]" office:value-type="float" office:value="0.381152" calcext:value-type="float">
            <text:p>0.381152</text:p>
          </table:table-cell>
          <table:table-cell table:formula="of:=[.E24]+[.G24]" office:value-type="float" office:value="0.161376" calcext:value-type="float">
            <text:p>0.161376</text:p>
          </table:table-cell>
          <table:table-cell table:formula="of:=[.H24]" office:value-type="float" office:value="0.381152" calcext:value-type="float">
            <text:p>0.381152</text:p>
          </table:table-cell>
          <table:table-cell table:formula="of:=[.I24]" office:value-type="float" office:value="0.161376" calcext:value-type="float">
            <text:p>0.161376</text:p>
          </table:table-cell>
          <table:table-cell table:formula="of:=[.H25]" office:value-type="float" office:value="0.380928" calcext:value-type="float">
            <text:p>0.380928</text:p>
          </table:table-cell>
          <table:table-cell table:formula="of:=[.I25]" office:value-type="float" office:value="0.161248" calcext:value-type="float">
            <text:p>0.161248</text:p>
          </table:table-cell>
          <table:table-cell table:formula="of:=[.H26]" office:value-type="float" office:value="0.381248" calcext:value-type="float">
            <text:p>0.381248</text:p>
          </table:table-cell>
          <table:table-cell table:formula="of:=[.I26]" office:value-type="float" office:value="0.170976" calcext:value-type="float">
            <text:p>0.170976</text:p>
          </table:table-cell>
          <table:table-cell table:formula="of:=[.C24]" office:value-type="float" office:value="563.432" calcext:value-type="float">
            <text:p>563.432</text:p>
          </table:table-cell>
          <table:table-cell table:formula="of:=[.C25]" office:value-type="float" office:value="670.854" calcext:value-type="float">
            <text:p>670.854</text:p>
          </table:table-cell>
          <table:table-cell table:formula="of:=[.C26]" office:value-type="float" office:value="1738.07" calcext:value-type="float">
            <text:p>1738.07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670.854" calcext:value-type="float">
            <text:p>670.854</text:p>
          </table:table-cell>
          <table:table-cell office:value-type="float" office:value="0.190848" calcext:value-type="float">
            <text:p>0.190848</text:p>
          </table:table-cell>
          <table:table-cell office:value-type="float" office:value="0" calcext:value-type="float">
            <text:p>0</text:p>
          </table:table-cell>
          <table:table-cell office:value-type="float" office:value="0.19008" calcext:value-type="float">
            <text:p>0.19008</text:p>
          </table:table-cell>
          <table:table-cell office:value-type="float" office:value="0.161248" calcext:value-type="float">
            <text:p>0.161248</text:p>
          </table:table-cell>
          <table:table-cell table:formula="of:=[.D25]+[.F25]" office:value-type="float" office:value="0.380928" calcext:value-type="float">
            <text:p>0.380928</text:p>
          </table:table-cell>
          <table:table-cell table:formula="of:=[.E25]+[.G25]" office:value-type="float" office:value="0.161248" calcext:value-type="float">
            <text:p>0.1612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738.07" calcext:value-type="float">
            <text:p>1738.07</text:p>
          </table:table-cell>
          <table:table-cell office:value-type="float" office:value="0.190816" calcext:value-type="float">
            <text:p>0.190816</text:p>
          </table:table-cell>
          <table:table-cell office:value-type="float" office:value="0" calcext:value-type="float">
            <text:p>0</text:p>
          </table:table-cell>
          <table:table-cell office:value-type="float" office:value="0.190432" calcext:value-type="float">
            <text:p>0.190432</text:p>
          </table:table-cell>
          <table:table-cell office:value-type="float" office:value="0.170976" calcext:value-type="float">
            <text:p>0.170976</text:p>
          </table:table-cell>
          <table:table-cell table:formula="of:=[.D26]+[.F26]" office:value-type="float" office:value="0.381248" calcext:value-type="float">
            <text:p>0.381248</text:p>
          </table:table-cell>
          <table:table-cell table:formula="of:=[.E26]+[.G26]" office:value-type="float" office:value="0.170976" calcext:value-type="float">
            <text:p>0.170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1777.69" calcext:value-type="float">
            <text:p>1777.69</text:p>
          </table:table-cell>
          <table:table-cell office:value-type="float" office:value="1.13821" calcext:value-type="float">
            <text:p>1.13821</text:p>
          </table:table-cell>
          <table:table-cell office:value-type="float" office:value="0" calcext:value-type="float">
            <text:p>0</text:p>
          </table:table-cell>
          <table:table-cell office:value-type="float" office:value="1.0975" calcext:value-type="float">
            <text:p>1.0975</text:p>
          </table:table-cell>
          <table:table-cell office:value-type="float" office:value="1.01578" calcext:value-type="float">
            <text:p>1.01578</text:p>
          </table:table-cell>
          <table:table-cell table:formula="of:=[.D27]+[.F27]" office:value-type="float" office:value="2.23571" calcext:value-type="float">
            <text:p>2.23571</text:p>
          </table:table-cell>
          <table:table-cell table:formula="of:=[.E27]+[.G27]" office:value-type="float" office:value="1.01578" calcext:value-type="float">
            <text:p>1.01578</text:p>
          </table:table-cell>
          <table:table-cell table:formula="of:=[.H27]" office:value-type="float" office:value="2.23571" calcext:value-type="float">
            <text:p>2.23571</text:p>
          </table:table-cell>
          <table:table-cell table:formula="of:=[.I27]" office:value-type="float" office:value="1.01578" calcext:value-type="float">
            <text:p>1.01578</text:p>
          </table:table-cell>
          <table:table-cell table:formula="of:=[.H28]" office:value-type="float" office:value="2.19972" calcext:value-type="float">
            <text:p>2.19972</text:p>
          </table:table-cell>
          <table:table-cell table:formula="of:=[.I28]" office:value-type="float" office:value="1.02131" calcext:value-type="float">
            <text:p>1.02131</text:p>
          </table:table-cell>
          <table:table-cell table:formula="of:=[.H29]" office:value-type="float" office:value="2.20451" calcext:value-type="float">
            <text:p>2.20451</text:p>
          </table:table-cell>
          <table:table-cell table:formula="of:=[.I29]" office:value-type="float" office:value="1.03926" calcext:value-type="float">
            <text:p>1.03926</text:p>
          </table:table-cell>
          <table:table-cell table:formula="of:=[.C27]" office:value-type="float" office:value="1777.69" calcext:value-type="float">
            <text:p>1777.69</text:p>
          </table:table-cell>
          <table:table-cell table:formula="of:=[.C28]" office:value-type="float" office:value="2180.44" calcext:value-type="float">
            <text:p>2180.44</text:p>
          </table:table-cell>
          <table:table-cell table:formula="of:=[.C29]" office:value-type="float" office:value="6146.11" calcext:value-type="float">
            <text:p>6146.11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180.44" calcext:value-type="float">
            <text:p>2180.44</text:p>
          </table:table-cell>
          <table:table-cell office:value-type="float" office:value="1.15338" calcext:value-type="float">
            <text:p>1.15338</text:p>
          </table:table-cell>
          <table:table-cell office:value-type="float" office:value="0" calcext:value-type="float">
            <text:p>0</text:p>
          </table:table-cell>
          <table:table-cell office:value-type="float" office:value="1.04634" calcext:value-type="float">
            <text:p>1.04634</text:p>
          </table:table-cell>
          <table:table-cell office:value-type="float" office:value="1.02131" calcext:value-type="float">
            <text:p>1.02131</text:p>
          </table:table-cell>
          <table:table-cell table:formula="of:=[.D28]+[.F28]" office:value-type="float" office:value="2.19972" calcext:value-type="float">
            <text:p>2.19972</text:p>
          </table:table-cell>
          <table:table-cell table:formula="of:=[.E28]+[.G28]" office:value-type="float" office:value="1.02131" calcext:value-type="float">
            <text:p>1.0213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146.11" calcext:value-type="float">
            <text:p>6146.11</text:p>
          </table:table-cell>
          <table:table-cell office:value-type="float" office:value="1.1391" calcext:value-type="float">
            <text:p>1.1391</text:p>
          </table:table-cell>
          <table:table-cell office:value-type="float" office:value="0" calcext:value-type="float">
            <text:p>0</text:p>
          </table:table-cell>
          <table:table-cell office:value-type="float" office:value="1.06541" calcext:value-type="float">
            <text:p>1.06541</text:p>
          </table:table-cell>
          <table:table-cell office:value-type="float" office:value="1.03926" calcext:value-type="float">
            <text:p>1.03926</text:p>
          </table:table-cell>
          <table:table-cell table:formula="of:=[.D29]+[.F29]" office:value-type="float" office:value="2.20451" calcext:value-type="float">
            <text:p>2.20451</text:p>
          </table:table-cell>
          <table:table-cell table:formula="of:=[.E29]+[.G29]" office:value-type="float" office:value="1.03926" calcext:value-type="float">
            <text:p>1.03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6298.35" calcext:value-type="float">
            <text:p>6298.35</text:p>
          </table:table-cell>
          <table:table-cell office:value-type="float" office:value="4.95498" calcext:value-type="float">
            <text:p>4.95498</text:p>
          </table:table-cell>
          <table:table-cell office:value-type="float" office:value="0" calcext:value-type="float">
            <text:p>0</text:p>
          </table:table-cell>
          <table:table-cell office:value-type="float" office:value="4.83888" calcext:value-type="float">
            <text:p>4.83888</text:p>
          </table:table-cell>
          <table:table-cell office:value-type="float" office:value="5.15734" calcext:value-type="float">
            <text:p>5.15734</text:p>
          </table:table-cell>
          <table:table-cell table:formula="of:=[.D30]+[.F30]" office:value-type="float" office:value="9.79386" calcext:value-type="float">
            <text:p>9.79386</text:p>
          </table:table-cell>
          <table:table-cell table:formula="of:=[.E30]+[.G30]" office:value-type="float" office:value="5.15734" calcext:value-type="float">
            <text:p>5.15734</text:p>
          </table:table-cell>
          <table:table-cell table:formula="of:=[.H30]" office:value-type="float" office:value="9.79386" calcext:value-type="float">
            <text:p>9.79386</text:p>
          </table:table-cell>
          <table:table-cell table:formula="of:=[.I30]" office:value-type="float" office:value="5.15734" calcext:value-type="float">
            <text:p>5.15734</text:p>
          </table:table-cell>
          <table:table-cell table:formula="of:=[.H31]" office:value-type="float" office:value="9.92416" calcext:value-type="float">
            <text:p>9.92416</text:p>
          </table:table-cell>
          <table:table-cell table:formula="of:=[.I31]" office:value-type="float" office:value="4.82902" calcext:value-type="float">
            <text:p>4.82902</text:p>
          </table:table-cell>
          <table:table-cell table:formula="of:=[.H32]" office:value-type="float" office:value="9.50803" calcext:value-type="float">
            <text:p>9.50803</text:p>
          </table:table-cell>
          <table:table-cell table:formula="of:=[.I32]" office:value-type="float" office:value="4.79814" calcext:value-type="float">
            <text:p>4.79814</text:p>
          </table:table-cell>
          <table:table-cell table:formula="of:=[.C30]" office:value-type="float" office:value="6298.35" calcext:value-type="float">
            <text:p>6298.35</text:p>
          </table:table-cell>
          <table:table-cell table:formula="of:=[.C31]" office:value-type="float" office:value="7810.32" calcext:value-type="float">
            <text:p>7810.32</text:p>
          </table:table-cell>
          <table:table-cell table:formula="of:=[.C32]" office:value-type="float" office:value="22929.1" calcext:value-type="float">
            <text:p>22929.1</text:p>
          </table:table-cell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7810.32" calcext:value-type="float">
            <text:p>7810.32</text:p>
          </table:table-cell>
          <table:table-cell office:value-type="float" office:value="4.92842" calcext:value-type="float">
            <text:p>4.92842</text:p>
          </table:table-cell>
          <table:table-cell office:value-type="float" office:value="0" calcext:value-type="float">
            <text:p>0</text:p>
          </table:table-cell>
          <table:table-cell office:value-type="float" office:value="4.99574" calcext:value-type="float">
            <text:p>4.99574</text:p>
          </table:table-cell>
          <table:table-cell office:value-type="float" office:value="4.82902" calcext:value-type="float">
            <text:p>4.82902</text:p>
          </table:table-cell>
          <table:table-cell table:formula="of:=[.D31]+[.F31]" office:value-type="float" office:value="9.92416" calcext:value-type="float">
            <text:p>9.92416</text:p>
          </table:table-cell>
          <table:table-cell table:formula="of:=[.E31]+[.G31]" office:value-type="float" office:value="4.82902" calcext:value-type="float">
            <text:p>4.8290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2929.1" calcext:value-type="float">
            <text:p>22929.1</text:p>
          </table:table-cell>
          <table:table-cell office:value-type="float" office:value="4.81037" calcext:value-type="float">
            <text:p>4.81037</text:p>
          </table:table-cell>
          <table:table-cell office:value-type="float" office:value="0" calcext:value-type="float">
            <text:p>0</text:p>
          </table:table-cell>
          <table:table-cell office:value-type="float" office:value="4.69766" calcext:value-type="float">
            <text:p>4.69766</text:p>
          </table:table-cell>
          <table:table-cell office:value-type="float" office:value="4.79814" calcext:value-type="float">
            <text:p>4.79814</text:p>
          </table:table-cell>
          <table:table-cell table:formula="of:=[.D32]+[.F32]" office:value-type="float" office:value="9.50803" calcext:value-type="float">
            <text:p>9.50803</text:p>
          </table:table-cell>
          <table:table-cell table:formula="of:=[.E32]+[.G32]" office:value-type="float" office:value="4.79814" calcext:value-type="float">
            <text:p>4.7981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23613.1" calcext:value-type="float">
            <text:p>23613.1</text:p>
          </table:table-cell>
          <table:table-cell office:value-type="float" office:value="19.4258" calcext:value-type="float">
            <text:p>19.4258</text:p>
          </table:table-cell>
          <table:table-cell office:value-type="float" office:value="0" calcext:value-type="float">
            <text:p>0</text:p>
          </table:table-cell>
          <table:table-cell office:value-type="float" office:value="19.3988" calcext:value-type="float">
            <text:p>19.3988</text:p>
          </table:table-cell>
          <table:table-cell office:value-type="float" office:value="20.8703" calcext:value-type="float">
            <text:p>20.8703</text:p>
          </table:table-cell>
          <table:table-cell table:formula="of:=[.D33]+[.F33]" office:value-type="float" office:value="38.8246" calcext:value-type="float">
            <text:p>38.8246</text:p>
          </table:table-cell>
          <table:table-cell table:formula="of:=[.E33]+[.G33]" office:value-type="float" office:value="20.8703" calcext:value-type="float">
            <text:p>20.8703</text:p>
          </table:table-cell>
          <table:table-cell table:formula="of:=[.H33]" office:value-type="float" office:value="38.8246" calcext:value-type="float">
            <text:p>38.8246</text:p>
          </table:table-cell>
          <table:table-cell table:formula="of:=[.I33]" office:value-type="float" office:value="20.8703" calcext:value-type="float">
            <text:p>20.8703</text:p>
          </table:table-cell>
          <table:table-cell table:formula="of:=[.H34]" office:value-type="float" office:value="39.0096" calcext:value-type="float">
            <text:p>39.0096</text:p>
          </table:table-cell>
          <table:table-cell table:formula="of:=[.I34]" office:value-type="float" office:value="22.8448" calcext:value-type="float">
            <text:p>22.8448</text:p>
          </table:table-cell>
          <table:table-cell table:formula="of:=[.H35]" office:value-type="float" office:value="40.4506" calcext:value-type="float">
            <text:p>40.4506</text:p>
          </table:table-cell>
          <table:table-cell table:formula="of:=[.I35]" office:value-type="float" office:value="22.0082" calcext:value-type="float">
            <text:p>22.0082</text:p>
          </table:table-cell>
          <table:table-cell table:formula="of:=[.C33]" office:value-type="float" office:value="23613.1" calcext:value-type="float">
            <text:p>23613.1</text:p>
          </table:table-cell>
          <table:table-cell table:formula="of:=[.C34]" office:value-type="float" office:value="30520.5" calcext:value-type="float">
            <text:p>30520.5</text:p>
          </table:table-cell>
          <table:table-cell table:formula="of:=[.C35]" office:value-type="float" office:value="102036" calcext:value-type="float">
            <text:p>102036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30520.5" calcext:value-type="float">
            <text:p>30520.5</text:p>
          </table:table-cell>
          <table:table-cell office:value-type="float" office:value="19.6595" calcext:value-type="float">
            <text:p>19.6595</text:p>
          </table:table-cell>
          <table:table-cell office:value-type="float" office:value="0" calcext:value-type="float">
            <text:p>0</text:p>
          </table:table-cell>
          <table:table-cell office:value-type="float" office:value="19.3501" calcext:value-type="float">
            <text:p>19.3501</text:p>
          </table:table-cell>
          <table:table-cell office:value-type="float" office:value="22.8448" calcext:value-type="float">
            <text:p>22.8448</text:p>
          </table:table-cell>
          <table:table-cell table:formula="of:=[.D34]+[.F34]" office:value-type="float" office:value="39.0096" calcext:value-type="float">
            <text:p>39.0096</text:p>
          </table:table-cell>
          <table:table-cell table:formula="of:=[.E34]+[.G34]" office:value-type="float" office:value="22.8448" calcext:value-type="float">
            <text:p>22.84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36" calcext:value-type="float">
            <text:p>102036</text:p>
          </table:table-cell>
          <table:table-cell office:value-type="float" office:value="20.5349" calcext:value-type="float">
            <text:p>20.5349</text:p>
          </table:table-cell>
          <table:table-cell office:value-type="float" office:value="0" calcext:value-type="float">
            <text:p>0</text:p>
          </table:table-cell>
          <table:table-cell office:value-type="float" office:value="19.9157" calcext:value-type="float">
            <text:p>19.9157</text:p>
          </table:table-cell>
          <table:table-cell office:value-type="float" office:value="22.0082" calcext:value-type="float">
            <text:p>22.0082</text:p>
          </table:table-cell>
          <table:table-cell table:formula="of:=[.D35]+[.F35]" office:value-type="float" office:value="40.4506" calcext:value-type="float">
            <text:p>40.4506</text:p>
          </table:table-cell>
          <table:table-cell table:formula="of:=[.E35]+[.G35]" office:value-type="float" office:value="22.0082" calcext:value-type="float">
            <text:p>22.0082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7"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8"/>
        </table:table-row>
      </table:table>
      <table:table table:name="PS3-2_cpu_" table:style-name="ta1">
        <table:shapes>
          <draw:frame draw:z-index="0" draw:style-name="gr1" draw:text-style-name="P1" svg:width="453.51pt" svg:height="255.09pt" svg:x="27.44pt" svg:y="206.73pt">
            <loext:p draw:notify-on-update-of-ranges="'PS3-2_cpu_'.A3:'PS3-2_cpu_'.A37 'PS3-2_cpu_'.P2:'PS3-2_cpu_'.P2 'PS3-2_cpu_'.P3:'PS3-2_cpu_'.P33 'PS3-2_cpu_'.Q2:'PS3-2_cpu_'.Q2 'PS3-2_cpu_'.Q3:'PS3-2_cpu_'.Q33 'PS3-2_cpu_'.R2:'PS3-2_cpu_'.R2 'PS3-2_cpu_'.R3:'PS3-2_cpu_'.R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23pt" svg:height="255.15pt" svg:x="498.39pt" svg:y="207.33pt">
            <loext:p draw:notify-on-update-of-ranges="'PS3-2_cpu_'.A3:'PS3-2_cpu_'.A33 'PS3-2_cpu_'.J2:'PS3-2_cpu_'.J2 'PS3-2_cpu_'.J3:'PS3-2_cpu_'.J33 'PS3-2_cpu_'.K2:'PS3-2_cpu_'.K2 'PS3-2_cpu_'.K3:'PS3-2_cpu_'.K33 'PS3-2_cpu_'.L2:'PS3-2_cpu_'.L2 'PS3-2_cpu_'.L3:'PS3-2_cpu_'.L33 'PS3-2_cpu_'.M2:'PS3-2_cpu_'.M2 'PS3-2_cpu_'.M3:'PS3-2_cpu_'.M33 'PS3-2_cpu_'.N2:'PS3-2_cpu_'.N2 'PS3-2_cpu_'.N3:'PS3-2_cpu_'.N33 'PS3-2_cpu_'.O2:'PS3-2_cpu_'.O2 'PS3-2_cpu_'.O3:'PS3-2_cpu_'.O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024747" calcext:value-type="float">
            <text:p>0.024747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" calcext:value-type="float">
            <text:p>0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1202" calcext:value-type="float">
            <text:p>0.001202</text:p>
          </table:table-cell>
          <table:table-cell table:formula="of:=[.D3]+[.F3]" office:value-type="float" office:value="0.004722" calcext:value-type="float">
            <text:p>0.004722</text:p>
          </table:table-cell>
          <table:table-cell table:formula="of:=[.E3]+[.G3]" office:value-type="float" office:value="0.001202" calcext:value-type="float">
            <text:p>0.001202</text:p>
          </table:table-cell>
          <table:table-cell table:formula="of:=[.H3]" office:value-type="float" office:value="0.004722" calcext:value-type="float">
            <text:p>0.004722</text:p>
          </table:table-cell>
          <table:table-cell table:formula="of:=[.I3]" office:value-type="float" office:value="0.001202" calcext:value-type="float">
            <text:p>0.001202</text:p>
          </table:table-cell>
          <table:table-cell table:formula="of:=[.H4]" office:value-type="float" office:value="0.002326" calcext:value-type="float">
            <text:p>0.002326</text:p>
          </table:table-cell>
          <table:table-cell table:formula="of:=[.I4]" office:value-type="float" office:value="0.001228" calcext:value-type="float">
            <text:p>0.001228</text:p>
          </table:table-cell>
          <table:table-cell table:formula="of:=[.H5]" office:value-type="float" office:value="0.00217" calcext:value-type="float">
            <text:p>0.00217</text:p>
          </table:table-cell>
          <table:table-cell table:formula="of:=[.I5]" office:value-type="float" office:value="0.00102" calcext:value-type="float">
            <text:p>0.00102</text:p>
          </table:table-cell>
          <table:table-cell table:formula="of:=[.C3]" office:value-type="float" office:value="0.024747" calcext:value-type="float">
            <text:p>0.024747</text:p>
          </table:table-cell>
          <table:table-cell table:formula="of:=[.C4]" office:value-type="float" office:value="0.080195" calcext:value-type="float">
            <text:p>0.080195</text:p>
          </table:table-cell>
          <table:table-cell table:formula="of:=[.C5]" office:value-type="float" office:value="0.652028" calcext:value-type="float">
            <text:p>0.652028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0.080195" calcext:value-type="float">
            <text:p>0.080195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28" calcext:value-type="float">
            <text:p>0.001228</text:p>
          </table:table-cell>
          <table:table-cell table:formula="of:=[.D4]+[.F4]" office:value-type="float" office:value="0.002326" calcext:value-type="float">
            <text:p>0.002326</text:p>
          </table:table-cell>
          <table:table-cell table:formula="of:=[.E4]+[.G4]" office:value-type="float" office:value="0.001228" calcext:value-type="float">
            <text:p>0.00122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0.652028" calcext:value-type="float">
            <text:p>0.652028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02" calcext:value-type="float">
            <text:p>0.00102</text:p>
          </table:table-cell>
          <table:table-cell table:formula="of:=[.D5]+[.F5]" office:value-type="float" office:value="0.00217" calcext:value-type="float">
            <text:p>0.00217</text:p>
          </table:table-cell>
          <table:table-cell table:formula="of:=[.E5]+[.G5]" office:value-type="float" office:value="0.00102" calcext:value-type="float">
            <text:p>0.00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0.719783" calcext:value-type="float">
            <text:p>0.719783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" calcext:value-type="float">
            <text:p>0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82225" calcext:value-type="float">
            <text:p>0.082225</text:p>
          </table:table-cell>
          <table:table-cell table:formula="of:=[.D6]+[.F6]" office:value-type="float" office:value="0.002062" calcext:value-type="float">
            <text:p>0.002062</text:p>
          </table:table-cell>
          <table:table-cell table:formula="of:=[.E6]+[.G6]" office:value-type="float" office:value="0.082225" calcext:value-type="float">
            <text:p>0.082225</text:p>
          </table:table-cell>
          <table:table-cell table:formula="of:=[.H6]" office:value-type="float" office:value="0.002062" calcext:value-type="float">
            <text:p>0.002062</text:p>
          </table:table-cell>
          <table:table-cell table:formula="of:=[.I6]" office:value-type="float" office:value="0.082225" calcext:value-type="float">
            <text:p>0.082225</text:p>
          </table:table-cell>
          <table:table-cell table:formula="of:=[.H7]" office:value-type="float" office:value="0.003372" calcext:value-type="float">
            <text:p>0.003372</text:p>
          </table:table-cell>
          <table:table-cell table:formula="of:=[.I7]" office:value-type="float" office:value="0.0016" calcext:value-type="float">
            <text:p>0.0016</text:p>
          </table:table-cell>
          <table:table-cell table:formula="of:=[.H8]" office:value-type="float" office:value="0.001969" calcext:value-type="float">
            <text:p>0.001969</text:p>
          </table:table-cell>
          <table:table-cell table:formula="of:=[.I8]" office:value-type="float" office:value="0.002072" calcext:value-type="float">
            <text:p>0.002072</text:p>
          </table:table-cell>
          <table:table-cell table:formula="of:=[.C6]" office:value-type="float" office:value="0.719783" calcext:value-type="float">
            <text:p>0.719783</text:p>
          </table:table-cell>
          <table:table-cell table:formula="of:=[.C7]" office:value-type="float" office:value="0.950642" calcext:value-type="float">
            <text:p>0.950642</text:p>
          </table:table-cell>
          <table:table-cell table:formula="of:=[.C8]" office:value-type="float" office:value="3.45566" calcext:value-type="float">
            <text:p>3.45566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0.950642" calcext:value-type="float">
            <text:p>0.950642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" calcext:value-type="float">
            <text:p>0</text:p>
          </table:table-cell>
          <table:table-cell office:value-type="float" office:value="0.002109" calcext:value-type="float">
            <text:p>0.002109</text:p>
          </table:table-cell>
          <table:table-cell office:value-type="float" office:value="0.0016" calcext:value-type="float">
            <text:p>0.0016</text:p>
          </table:table-cell>
          <table:table-cell table:formula="of:=[.D7]+[.F7]" office:value-type="float" office:value="0.003372" calcext:value-type="float">
            <text:p>0.003372</text:p>
          </table:table-cell>
          <table:table-cell table:formula="of:=[.E7]+[.G7]" office:value-type="float" office:value="0.0016" calcext:value-type="float">
            <text:p>0.001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3.45566" calcext:value-type="float">
            <text:p>3.45566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" calcext:value-type="float">
            <text:p>0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2072" calcext:value-type="float">
            <text:p>0.002072</text:p>
          </table:table-cell>
          <table:table-cell table:formula="of:=[.D8]+[.F8]" office:value-type="float" office:value="0.001969" calcext:value-type="float">
            <text:p>0.001969</text:p>
          </table:table-cell>
          <table:table-cell table:formula="of:=[.E8]+[.G8]" office:value-type="float" office:value="0.002072" calcext:value-type="float">
            <text:p>0.002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3.61572" calcext:value-type="float">
            <text:p>3.61572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" calcext:value-type="float">
            <text:p>0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133" calcext:value-type="float">
            <text:p>0.00133</text:p>
          </table:table-cell>
          <table:table-cell table:formula="of:=[.D9]+[.F9]" office:value-type="float" office:value="0.002814" calcext:value-type="float">
            <text:p>0.002814</text:p>
          </table:table-cell>
          <table:table-cell table:formula="of:=[.E9]+[.G9]" office:value-type="float" office:value="0.00133" calcext:value-type="float">
            <text:p>0.00133</text:p>
          </table:table-cell>
          <table:table-cell table:formula="of:=[.H9]" office:value-type="float" office:value="0.002814" calcext:value-type="float">
            <text:p>0.002814</text:p>
          </table:table-cell>
          <table:table-cell table:formula="of:=[.I9]" office:value-type="float" office:value="0.00133" calcext:value-type="float">
            <text:p>0.00133</text:p>
          </table:table-cell>
          <table:table-cell table:formula="of:=[.H10]" office:value-type="float" office:value="0.003717" calcext:value-type="float">
            <text:p>0.003717</text:p>
          </table:table-cell>
          <table:table-cell table:formula="of:=[.I10]" office:value-type="float" office:value="0.001648" calcext:value-type="float">
            <text:p>0.001648</text:p>
          </table:table-cell>
          <table:table-cell table:formula="of:=[.H11]" office:value-type="float" office:value="0.003443" calcext:value-type="float">
            <text:p>0.003443</text:p>
          </table:table-cell>
          <table:table-cell table:formula="of:=[.I11]" office:value-type="float" office:value="0.002641" calcext:value-type="float">
            <text:p>0.002641</text:p>
          </table:table-cell>
          <table:table-cell table:formula="of:=[.C9]" office:value-type="float" office:value="3.61572" calcext:value-type="float">
            <text:p>3.61572</text:p>
          </table:table-cell>
          <table:table-cell table:formula="of:=[.C10]" office:value-type="float" office:value="4.90605" calcext:value-type="float">
            <text:p>4.90605</text:p>
          </table:table-cell>
          <table:table-cell table:formula="of:=[.C11]" office:value-type="float" office:value="26.4554" calcext:value-type="float">
            <text:p>26.4554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4.90605" calcext:value-type="float">
            <text:p>4.90605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" calcext:value-type="float">
            <text:p>0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648" calcext:value-type="float">
            <text:p>0.001648</text:p>
          </table:table-cell>
          <table:table-cell table:formula="of:=[.D10]+[.F10]" office:value-type="float" office:value="0.003717" calcext:value-type="float">
            <text:p>0.003717</text:p>
          </table:table-cell>
          <table:table-cell table:formula="of:=[.E10]+[.G10]" office:value-type="float" office:value="0.001648" calcext:value-type="float">
            <text:p>0.0016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26.4554" calcext:value-type="float">
            <text:p>26.4554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" calcext:value-type="float">
            <text:p>0</text:p>
          </table:table-cell>
          <table:table-cell office:value-type="float" office:value="0.002065" calcext:value-type="float">
            <text:p>0.002065</text:p>
          </table:table-cell>
          <table:table-cell office:value-type="float" office:value="0.002641" calcext:value-type="float">
            <text:p>0.002641</text:p>
          </table:table-cell>
          <table:table-cell table:formula="of:=[.D11]+[.F11]" office:value-type="float" office:value="0.003443" calcext:value-type="float">
            <text:p>0.003443</text:p>
          </table:table-cell>
          <table:table-cell table:formula="of:=[.E11]+[.G11]" office:value-type="float" office:value="0.002641" calcext:value-type="float">
            <text:p>0.00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26.8765" calcext:value-type="float">
            <text:p>26.8765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" calcext:value-type="float">
            <text:p>0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1473" calcext:value-type="float">
            <text:p>0.001473</text:p>
          </table:table-cell>
          <table:table-cell table:formula="of:=[.D12]+[.F12]" office:value-type="float" office:value="0.003107" calcext:value-type="float">
            <text:p>0.003107</text:p>
          </table:table-cell>
          <table:table-cell table:formula="of:=[.E12]+[.G12]" office:value-type="float" office:value="0.001473" calcext:value-type="float">
            <text:p>0.001473</text:p>
          </table:table-cell>
          <table:table-cell table:formula="of:=[.H12]" office:value-type="float" office:value="0.003107" calcext:value-type="float">
            <text:p>0.003107</text:p>
          </table:table-cell>
          <table:table-cell table:formula="of:=[.I12]" office:value-type="float" office:value="0.001473" calcext:value-type="float">
            <text:p>0.001473</text:p>
          </table:table-cell>
          <table:table-cell table:formula="of:=[.H13]" office:value-type="float" office:value="0.003594" calcext:value-type="float">
            <text:p>0.003594</text:p>
          </table:table-cell>
          <table:table-cell table:formula="of:=[.I13]" office:value-type="float" office:value="0.002644" calcext:value-type="float">
            <text:p>0.002644</text:p>
          </table:table-cell>
          <table:table-cell table:formula="of:=[.H14]" office:value-type="float" office:value="0.003036" calcext:value-type="float">
            <text:p>0.003036</text:p>
          </table:table-cell>
          <table:table-cell table:formula="of:=[.I14]" office:value-type="float" office:value="0.002623" calcext:value-type="float">
            <text:p>0.002623</text:p>
          </table:table-cell>
          <table:table-cell table:formula="of:=[.C12]" office:value-type="float" office:value="26.8765" calcext:value-type="float">
            <text:p>26.8765</text:p>
          </table:table-cell>
          <table:table-cell table:formula="of:=[.C13]" office:value-type="float" office:value="30.9156" calcext:value-type="float">
            <text:p>30.9156</text:p>
          </table:table-cell>
          <table:table-cell table:formula="of:=[.C14]" office:value-type="float" office:value="81.2164" calcext:value-type="float">
            <text:p>81.2164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30.9156" calcext:value-type="float">
            <text:p>30.9156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" calcext:value-type="float">
            <text:p>0</text:p>
          </table:table-cell>
          <table:table-cell office:value-type="float" office:value="0.001598" calcext:value-type="float">
            <text:p>0.001598</text:p>
          </table:table-cell>
          <table:table-cell office:value-type="float" office:value="0.002644" calcext:value-type="float">
            <text:p>0.002644</text:p>
          </table:table-cell>
          <table:table-cell table:formula="of:=[.D13]+[.F13]" office:value-type="float" office:value="0.003594" calcext:value-type="float">
            <text:p>0.003594</text:p>
          </table:table-cell>
          <table:table-cell table:formula="of:=[.E13]+[.G13]" office:value-type="float" office:value="0.002644" calcext:value-type="float">
            <text:p>0.00264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81.2164" calcext:value-type="float">
            <text:p>81.2164</text:p>
          </table:table-cell>
          <table:table-cell office:value-type="float" office:value="0.001568" calcext:value-type="float">
            <text:p>0.001568</text:p>
          </table:table-cell>
          <table:table-cell office:value-type="float" office:value="0" calcext:value-type="float">
            <text:p>0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2623" calcext:value-type="float">
            <text:p>0.002623</text:p>
          </table:table-cell>
          <table:table-cell table:formula="of:=[.D14]+[.F14]" office:value-type="float" office:value="0.003036" calcext:value-type="float">
            <text:p>0.003036</text:p>
          </table:table-cell>
          <table:table-cell table:formula="of:=[.E14]+[.G14]" office:value-type="float" office:value="0.002623" calcext:value-type="float">
            <text:p>0.0026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83.0046" calcext:value-type="float">
            <text:p>83.0046</text:p>
          </table:table-cell>
          <table:table-cell office:value-type="float" office:value="0.011524" calcext:value-type="float">
            <text:p>0.011524</text:p>
          </table:table-cell>
          <table:table-cell office:value-type="float" office:value="0" calcext:value-type="float">
            <text:p>0</text:p>
          </table:table-cell>
          <table:table-cell office:value-type="float" office:value="0.014474" calcext:value-type="float">
            <text:p>0.014474</text:p>
          </table:table-cell>
          <table:table-cell office:value-type="float" office:value="0.002793" calcext:value-type="float">
            <text:p>0.002793</text:p>
          </table:table-cell>
          <table:table-cell table:formula="of:=[.D15]+[.F15]" office:value-type="float" office:value="0.025998" calcext:value-type="float">
            <text:p>0.025998</text:p>
          </table:table-cell>
          <table:table-cell table:formula="of:=[.E15]+[.G15]" office:value-type="float" office:value="0.002793" calcext:value-type="float">
            <text:p>0.002793</text:p>
          </table:table-cell>
          <table:table-cell table:formula="of:=[.H15]" office:value-type="float" office:value="0.025998" calcext:value-type="float">
            <text:p>0.025998</text:p>
          </table:table-cell>
          <table:table-cell table:formula="of:=[.I15]" office:value-type="float" office:value="0.002793" calcext:value-type="float">
            <text:p>0.002793</text:p>
          </table:table-cell>
          <table:table-cell table:formula="of:=[.H16]" office:value-type="float" office:value="0.025705" calcext:value-type="float">
            <text:p>0.025705</text:p>
          </table:table-cell>
          <table:table-cell table:formula="of:=[.I16]" office:value-type="float" office:value="0.004537" calcext:value-type="float">
            <text:p>0.004537</text:p>
          </table:table-cell>
          <table:table-cell table:formula="of:=[.H17]" office:value-type="float" office:value="0.025199" calcext:value-type="float">
            <text:p>0.025199</text:p>
          </table:table-cell>
          <table:table-cell table:formula="of:=[.I17]" office:value-type="float" office:value="0.004184" calcext:value-type="float">
            <text:p>0.004184</text:p>
          </table:table-cell>
          <table:table-cell table:formula="of:=[.C15]" office:value-type="float" office:value="83.0046" calcext:value-type="float">
            <text:p>83.0046</text:p>
          </table:table-cell>
          <table:table-cell table:formula="of:=[.C16]" office:value-type="float" office:value="100.355" calcext:value-type="float">
            <text:p>100.355</text:p>
          </table:table-cell>
          <table:table-cell table:formula="of:=[.C17]" office:value-type="float" office:value="292.522" calcext:value-type="float">
            <text:p>292.522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100.355" calcext:value-type="float">
            <text:p>100.355</text:p>
          </table:table-cell>
          <table:table-cell office:value-type="float" office:value="0.013862" calcext:value-type="float">
            <text:p>0.013862</text:p>
          </table:table-cell>
          <table:table-cell office:value-type="float" office:value="0" calcext:value-type="float">
            <text:p>0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004537" calcext:value-type="float">
            <text:p>0.004537</text:p>
          </table:table-cell>
          <table:table-cell table:formula="of:=[.D16]+[.F16]" office:value-type="float" office:value="0.025705" calcext:value-type="float">
            <text:p>0.025705</text:p>
          </table:table-cell>
          <table:table-cell table:formula="of:=[.E16]+[.G16]" office:value-type="float" office:value="0.004537" calcext:value-type="float">
            <text:p>0.004537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292.522" calcext:value-type="float">
            <text:p>292.522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" calcext:value-type="float">
            <text:p>0</text:p>
          </table:table-cell>
          <table:table-cell office:value-type="float" office:value="0.011163" calcext:value-type="float">
            <text:p>0.011163</text:p>
          </table:table-cell>
          <table:table-cell office:value-type="float" office:value="0.004184" calcext:value-type="float">
            <text:p>0.004184</text:p>
          </table:table-cell>
          <table:table-cell table:formula="of:=[.D17]+[.F17]" office:value-type="float" office:value="0.025199" calcext:value-type="float">
            <text:p>0.025199</text:p>
          </table:table-cell>
          <table:table-cell table:formula="of:=[.E17]+[.G17]" office:value-type="float" office:value="0.004184" calcext:value-type="float">
            <text:p>0.004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299.023" calcext:value-type="float">
            <text:p>299.023</text:p>
          </table:table-cell>
          <table:table-cell office:value-type="float" office:value="0.029503" calcext:value-type="float">
            <text:p>0.029503</text:p>
          </table:table-cell>
          <table:table-cell office:value-type="float" office:value="0" calcext:value-type="float">
            <text:p>0</text:p>
          </table:table-cell>
          <table:table-cell office:value-type="float" office:value="0.024149" calcext:value-type="float">
            <text:p>0.024149</text:p>
          </table:table-cell>
          <table:table-cell office:value-type="float" office:value="0.009727" calcext:value-type="float">
            <text:p>0.009727</text:p>
          </table:table-cell>
          <table:table-cell table:formula="of:=[.D18]+[.F18]" office:value-type="float" office:value="0.053652" calcext:value-type="float">
            <text:p>0.053652</text:p>
          </table:table-cell>
          <table:table-cell table:formula="of:=[.E18]+[.G18]" office:value-type="float" office:value="0.009727" calcext:value-type="float">
            <text:p>0.009727</text:p>
          </table:table-cell>
          <table:table-cell table:formula="of:=[.H18]" office:value-type="float" office:value="0.053652" calcext:value-type="float">
            <text:p>0.053652</text:p>
          </table:table-cell>
          <table:table-cell table:formula="of:=[.I18]" office:value-type="float" office:value="0.009727" calcext:value-type="float">
            <text:p>0.009727</text:p>
          </table:table-cell>
          <table:table-cell table:formula="of:=[.H19]" office:value-type="float" office:value="0.074604" calcext:value-type="float">
            <text:p>0.074604</text:p>
          </table:table-cell>
          <table:table-cell table:formula="of:=[.I19]" office:value-type="float" office:value="0.014036" calcext:value-type="float">
            <text:p>0.014036</text:p>
          </table:table-cell>
          <table:table-cell table:formula="of:=[.H20]" office:value-type="float" office:value="0.064823" calcext:value-type="float">
            <text:p>0.064823</text:p>
          </table:table-cell>
          <table:table-cell table:formula="of:=[.I20]" office:value-type="float" office:value="0.01342" calcext:value-type="float">
            <text:p>0.01342</text:p>
          </table:table-cell>
          <table:table-cell table:formula="of:=[.C18]" office:value-type="float" office:value="299.023" calcext:value-type="float">
            <text:p>299.023</text:p>
          </table:table-cell>
          <table:table-cell table:formula="of:=[.C19]" office:value-type="float" office:value="364.146" calcext:value-type="float">
            <text:p>364.146</text:p>
          </table:table-cell>
          <table:table-cell table:formula="of:=[.C20]" office:value-type="float" office:value="1097.72" calcext:value-type="float">
            <text:p>1097.72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364.146" calcext:value-type="float">
            <text:p>364.146</text:p>
          </table:table-cell>
          <table:table-cell office:value-type="float" office:value="0.04318" calcext:value-type="float">
            <text:p>0.04318</text:p>
          </table:table-cell>
          <table:table-cell office:value-type="float" office:value="0" calcext:value-type="float">
            <text:p>0</text:p>
          </table:table-cell>
          <table:table-cell office:value-type="float" office:value="0.031424" calcext:value-type="float">
            <text:p>0.031424</text:p>
          </table:table-cell>
          <table:table-cell office:value-type="float" office:value="0.014036" calcext:value-type="float">
            <text:p>0.014036</text:p>
          </table:table-cell>
          <table:table-cell table:formula="of:=[.D19]+[.F19]" office:value-type="float" office:value="0.074604" calcext:value-type="float">
            <text:p>0.074604</text:p>
          </table:table-cell>
          <table:table-cell table:formula="of:=[.E19]+[.G19]" office:value-type="float" office:value="0.014036" calcext:value-type="float">
            <text:p>0.01403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097.72" calcext:value-type="float">
            <text:p>1097.72</text:p>
          </table:table-cell>
          <table:table-cell office:value-type="float" office:value="0.034169" calcext:value-type="float">
            <text:p>0.034169</text:p>
          </table:table-cell>
          <table:table-cell office:value-type="float" office:value="0" calcext:value-type="float">
            <text:p>0</text:p>
          </table:table-cell>
          <table:table-cell office:value-type="float" office:value="0.030654" calcext:value-type="float">
            <text:p>0.030654</text:p>
          </table:table-cell>
          <table:table-cell office:value-type="float" office:value="0.01342" calcext:value-type="float">
            <text:p>0.01342</text:p>
          </table:table-cell>
          <table:table-cell table:formula="of:=[.D20]+[.F20]" office:value-type="float" office:value="0.064823" calcext:value-type="float">
            <text:p>0.064823</text:p>
          </table:table-cell>
          <table:table-cell table:formula="of:=[.E20]+[.G20]" office:value-type="float" office:value="0.01342" calcext:value-type="float">
            <text:p>0.01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1126.02" calcext:value-type="float">
            <text:p>1126.02</text:p>
          </table:table-cell>
          <table:table-cell office:value-type="float" office:value="0.109076" calcext:value-type="float">
            <text:p>0.109076</text:p>
          </table:table-cell>
          <table:table-cell office:value-type="float" office:value="0" calcext:value-type="float">
            <text:p>0</text:p>
          </table:table-cell>
          <table:table-cell office:value-type="float" office:value="0.117913" calcext:value-type="float">
            <text:p>0.117913</text:p>
          </table:table-cell>
          <table:table-cell office:value-type="float" office:value="0.040043" calcext:value-type="float">
            <text:p>0.040043</text:p>
          </table:table-cell>
          <table:table-cell table:formula="of:=[.D21]+[.F21]" office:value-type="float" office:value="0.226989" calcext:value-type="float">
            <text:p>0.226989</text:p>
          </table:table-cell>
          <table:table-cell table:formula="of:=[.E21]+[.G21]" office:value-type="float" office:value="0.040043" calcext:value-type="float">
            <text:p>0.040043</text:p>
          </table:table-cell>
          <table:table-cell table:formula="of:=[.H21]" office:value-type="float" office:value="0.226989" calcext:value-type="float">
            <text:p>0.226989</text:p>
          </table:table-cell>
          <table:table-cell table:formula="of:=[.I21]" office:value-type="float" office:value="0.040043" calcext:value-type="float">
            <text:p>0.040043</text:p>
          </table:table-cell>
          <table:table-cell table:formula="of:=[.H22]" office:value-type="float" office:value="0.203143" calcext:value-type="float">
            <text:p>0.203143</text:p>
          </table:table-cell>
          <table:table-cell table:formula="of:=[.I22]" office:value-type="float" office:value="0.040427" calcext:value-type="float">
            <text:p>0.040427</text:p>
          </table:table-cell>
          <table:table-cell table:formula="of:=[.H23]" office:value-type="float" office:value="0.200275" calcext:value-type="float">
            <text:p>0.200275</text:p>
          </table:table-cell>
          <table:table-cell table:formula="of:=[.I23]" office:value-type="float" office:value="0.053897" calcext:value-type="float">
            <text:p>0.053897</text:p>
          </table:table-cell>
          <table:table-cell table:formula="of:=[.C21]" office:value-type="float" office:value="1126.02" calcext:value-type="float">
            <text:p>1126.02</text:p>
          </table:table-cell>
          <table:table-cell table:formula="of:=[.C22]" office:value-type="float" office:value="1401.6" calcext:value-type="float">
            <text:p>1401.6</text:p>
          </table:table-cell>
          <table:table-cell table:formula="of:=[.C23]" office:value-type="float" office:value="3999.19" calcext:value-type="float">
            <text:p>3999.19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1401.6" calcext:value-type="float">
            <text:p>1401.6</text:p>
          </table:table-cell>
          <table:table-cell office:value-type="float" office:value="0.107174" calcext:value-type="float">
            <text:p>0.107174</text:p>
          </table:table-cell>
          <table:table-cell office:value-type="float" office:value="0" calcext:value-type="float">
            <text:p>0</text:p>
          </table:table-cell>
          <table:table-cell office:value-type="float" office:value="0.095969" calcext:value-type="float">
            <text:p>0.095969</text:p>
          </table:table-cell>
          <table:table-cell office:value-type="float" office:value="0.040427" calcext:value-type="float">
            <text:p>0.040427</text:p>
          </table:table-cell>
          <table:table-cell table:formula="of:=[.D22]+[.F22]" office:value-type="float" office:value="0.203143" calcext:value-type="float">
            <text:p>0.203143</text:p>
          </table:table-cell>
          <table:table-cell table:formula="of:=[.E22]+[.G22]" office:value-type="float" office:value="0.040427" calcext:value-type="float">
            <text:p>0.040427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3999.19" calcext:value-type="float">
            <text:p>3999.19</text:p>
          </table:table-cell>
          <table:table-cell office:value-type="float" office:value="0.104318" calcext:value-type="float">
            <text:p>0.104318</text:p>
          </table:table-cell>
          <table:table-cell office:value-type="float" office:value="0" calcext:value-type="float">
            <text:p>0</text:p>
          </table:table-cell>
          <table:table-cell office:value-type="float" office:value="0.095957" calcext:value-type="float">
            <text:p>0.095957</text:p>
          </table:table-cell>
          <table:table-cell office:value-type="float" office:value="0.053897" calcext:value-type="float">
            <text:p>0.053897</text:p>
          </table:table-cell>
          <table:table-cell table:formula="of:=[.D23]+[.F23]" office:value-type="float" office:value="0.200275" calcext:value-type="float">
            <text:p>0.200275</text:p>
          </table:table-cell>
          <table:table-cell table:formula="of:=[.E23]+[.G23]" office:value-type="float" office:value="0.053897" calcext:value-type="float">
            <text:p>0.053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4151.41" calcext:value-type="float">
            <text:p>4151.41</text:p>
          </table:table-cell>
          <table:table-cell office:value-type="float" office:value="0.432477" calcext:value-type="float">
            <text:p>0.432477</text:p>
          </table:table-cell>
          <table:table-cell office:value-type="float" office:value="0" calcext:value-type="float">
            <text:p>0</text:p>
          </table:table-cell>
          <table:table-cell office:value-type="float" office:value="0.436287" calcext:value-type="float">
            <text:p>0.436287</text:p>
          </table:table-cell>
          <table:table-cell office:value-type="float" office:value="0.183048" calcext:value-type="float">
            <text:p>0.183048</text:p>
          </table:table-cell>
          <table:table-cell table:formula="of:=[.D24]+[.F24]" office:value-type="float" office:value="0.868764" calcext:value-type="float">
            <text:p>0.868764</text:p>
          </table:table-cell>
          <table:table-cell table:formula="of:=[.E24]+[.G24]" office:value-type="float" office:value="0.183048" calcext:value-type="float">
            <text:p>0.183048</text:p>
          </table:table-cell>
          <table:table-cell table:formula="of:=[.H24]" office:value-type="float" office:value="0.868764" calcext:value-type="float">
            <text:p>0.868764</text:p>
          </table:table-cell>
          <table:table-cell table:formula="of:=[.I24]" office:value-type="float" office:value="0.183048" calcext:value-type="float">
            <text:p>0.183048</text:p>
          </table:table-cell>
          <table:table-cell table:formula="of:=[.H25]" office:value-type="float" office:value="0.905224" calcext:value-type="float">
            <text:p>0.905224</text:p>
          </table:table-cell>
          <table:table-cell table:formula="of:=[.I25]" office:value-type="float" office:value="0.193089" calcext:value-type="float">
            <text:p>0.193089</text:p>
          </table:table-cell>
          <table:table-cell table:formula="of:=[.H26]" office:value-type="float" office:value="0.855693" calcext:value-type="float">
            <text:p>0.855693</text:p>
          </table:table-cell>
          <table:table-cell table:formula="of:=[.I26]" office:value-type="float" office:value="0.157107" calcext:value-type="float">
            <text:p>0.157107</text:p>
          </table:table-cell>
          <table:table-cell table:formula="of:=[.C24]" office:value-type="float" office:value="4151.41" calcext:value-type="float">
            <text:p>4151.41</text:p>
          </table:table-cell>
          <table:table-cell table:formula="of:=[.C25]" office:value-type="float" office:value="5587.44" calcext:value-type="float">
            <text:p>5587.44</text:p>
          </table:table-cell>
          <table:table-cell table:formula="of:=[.C26]" office:value-type="float" office:value="15885.3" calcext:value-type="float">
            <text:p>15885.3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5587.44" calcext:value-type="float">
            <text:p>5587.44</text:p>
          </table:table-cell>
          <table:table-cell office:value-type="float" office:value="0.445551" calcext:value-type="float">
            <text:p>0.445551</text:p>
          </table:table-cell>
          <table:table-cell office:value-type="float" office:value="0" calcext:value-type="float">
            <text:p>0</text:p>
          </table:table-cell>
          <table:table-cell office:value-type="float" office:value="0.459673" calcext:value-type="float">
            <text:p>0.459673</text:p>
          </table:table-cell>
          <table:table-cell office:value-type="float" office:value="0.193089" calcext:value-type="float">
            <text:p>0.193089</text:p>
          </table:table-cell>
          <table:table-cell table:formula="of:=[.D25]+[.F25]" office:value-type="float" office:value="0.905224" calcext:value-type="float">
            <text:p>0.905224</text:p>
          </table:table-cell>
          <table:table-cell table:formula="of:=[.E25]+[.G25]" office:value-type="float" office:value="0.193089" calcext:value-type="float">
            <text:p>0.193089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5885.3" calcext:value-type="float">
            <text:p>15885.3</text:p>
          </table:table-cell>
          <table:table-cell office:value-type="float" office:value="0.432714" calcext:value-type="float">
            <text:p>0.432714</text:p>
          </table:table-cell>
          <table:table-cell office:value-type="float" office:value="0" calcext:value-type="float">
            <text:p>0</text:p>
          </table:table-cell>
          <table:table-cell office:value-type="float" office:value="0.422979" calcext:value-type="float">
            <text:p>0.422979</text:p>
          </table:table-cell>
          <table:table-cell office:value-type="float" office:value="0.157107" calcext:value-type="float">
            <text:p>0.157107</text:p>
          </table:table-cell>
          <table:table-cell table:formula="of:=[.D26]+[.F26]" office:value-type="float" office:value="0.855693" calcext:value-type="float">
            <text:p>0.855693</text:p>
          </table:table-cell>
          <table:table-cell table:formula="of:=[.E26]+[.G26]" office:value-type="float" office:value="0.157107" calcext:value-type="float">
            <text:p>0.157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17031" calcext:value-type="float">
            <text:p>17031</text:p>
          </table:table-cell>
          <table:table-cell office:value-type="float" office:value="1.24442" calcext:value-type="float">
            <text:p>1.24442</text:p>
          </table:table-cell>
          <table:table-cell office:value-type="float" office:value="0" calcext:value-type="float">
            <text:p>0</text:p>
          </table:table-cell>
          <table:table-cell office:value-type="float" office:value="1.64969" calcext:value-type="float">
            <text:p>1.64969</text:p>
          </table:table-cell>
          <table:table-cell office:value-type="float" office:value="0.73516" calcext:value-type="float">
            <text:p>0.73516</text:p>
          </table:table-cell>
          <table:table-cell table:formula="of:=[.D27]+[.F27]" office:value-type="float" office:value="2.89411" calcext:value-type="float">
            <text:p>2.89411</text:p>
          </table:table-cell>
          <table:table-cell table:formula="of:=[.E27]+[.G27]" office:value-type="float" office:value="0.73516" calcext:value-type="float">
            <text:p>0.73516</text:p>
          </table:table-cell>
          <table:table-cell table:formula="of:=[.H27]" office:value-type="float" office:value="2.89411" calcext:value-type="float">
            <text:p>2.89411</text:p>
          </table:table-cell>
          <table:table-cell table:formula="of:=[.I27]" office:value-type="float" office:value="0.73516" calcext:value-type="float">
            <text:p>0.73516</text:p>
          </table:table-cell>
          <table:table-cell table:formula="of:=[.H28]" office:value-type="float" office:value="2.82935" calcext:value-type="float">
            <text:p>2.82935</text:p>
          </table:table-cell>
          <table:table-cell table:formula="of:=[.I28]" office:value-type="float" office:value="0.659867" calcext:value-type="float">
            <text:p>0.659867</text:p>
          </table:table-cell>
          <table:table-cell table:formula="of:=[.H29]" office:value-type="float" office:value="2.96101" calcext:value-type="float">
            <text:p>2.96101</text:p>
          </table:table-cell>
          <table:table-cell table:formula="of:=[.I29]" office:value-type="float" office:value="0.649474" calcext:value-type="float">
            <text:p>0.649474</text:p>
          </table:table-cell>
          <table:table-cell table:formula="of:=[.C27]" office:value-type="float" office:value="17031" calcext:value-type="float">
            <text:p>17031</text:p>
          </table:table-cell>
          <table:table-cell table:formula="of:=[.C28]" office:value-type="float" office:value="27576.9" calcext:value-type="float">
            <text:p>27576.9</text:p>
          </table:table-cell>
          <table:table-cell table:formula="of:=[.C29]" office:value-type="float" office:value="134114" calcext:value-type="float">
            <text:p>134114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7576.9" calcext:value-type="float">
            <text:p>27576.9</text:p>
          </table:table-cell>
          <table:table-cell office:value-type="float" office:value="1.37128" calcext:value-type="float">
            <text:p>1.37128</text:p>
          </table:table-cell>
          <table:table-cell office:value-type="float" office:value="0" calcext:value-type="float">
            <text:p>0</text:p>
          </table:table-cell>
          <table:table-cell office:value-type="float" office:value="1.45807" calcext:value-type="float">
            <text:p>1.45807</text:p>
          </table:table-cell>
          <table:table-cell office:value-type="float" office:value="0.659867" calcext:value-type="float">
            <text:p>0.659867</text:p>
          </table:table-cell>
          <table:table-cell table:formula="of:=[.D28]+[.F28]" office:value-type="float" office:value="2.82935" calcext:value-type="float">
            <text:p>2.82935</text:p>
          </table:table-cell>
          <table:table-cell table:formula="of:=[.E28]+[.G28]" office:value-type="float" office:value="0.659867" calcext:value-type="float">
            <text:p>0.659867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34114" calcext:value-type="float">
            <text:p>134114</text:p>
          </table:table-cell>
          <table:table-cell office:value-type="float" office:value="1.33044" calcext:value-type="float">
            <text:p>1.33044</text:p>
          </table:table-cell>
          <table:table-cell office:value-type="float" office:value="0" calcext:value-type="float">
            <text:p>0</text:p>
          </table:table-cell>
          <table:table-cell office:value-type="float" office:value="1.63057" calcext:value-type="float">
            <text:p>1.63057</text:p>
          </table:table-cell>
          <table:table-cell office:value-type="float" office:value="0.649474" calcext:value-type="float">
            <text:p>0.649474</text:p>
          </table:table-cell>
          <table:table-cell table:formula="of:=[.D29]+[.F29]" office:value-type="float" office:value="2.96101" calcext:value-type="float">
            <text:p>2.96101</text:p>
          </table:table-cell>
          <table:table-cell table:formula="of:=[.E29]+[.G29]" office:value-type="float" office:value="0.649474" calcext:value-type="float">
            <text:p>0.649474</text:p>
          </table:table-cell>
          <table:table-cell table:number-columns-repeated="9"/>
        </table:table-row>
        <table:table-row table:style-name="ro1" table:visibility="filter">
          <table:table-cell table:number-columns-repeated="7"/>
          <table:table-cell table:formula="of:=[.D30]+[.F30]" office:value-type="float" office:value="0" calcext:value-type="float">
            <text:p>0</text:p>
          </table:table-cell>
          <table:table-cell table:formula="of:=[.E30]+[.G30]" office:value-type="float" office:value="0" calcext:value-type="float">
            <text:p>0</text:p>
          </table:table-cell>
          <table:table-cell table:formula="of:=[.H30]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[.H31]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C30]" office:value-type="float" office:value="0" calcext:value-type="float">
            <text:p>0</text:p>
          </table:table-cell>
          <table:table-cell table:formula="of:=[.C31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/>
          <table:table-cell table:formula="of:=[.D31]+[.F31]" office:value-type="float" office:value="0" calcext:value-type="float">
            <text:p>0</text:p>
          </table:table-cell>
          <table:table-cell table:formula="of:=[.E31]+[.G31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table:number-columns-repeated="7"/>
          <table:table-cell table:formula="of:=[.D32]+[.F32]" office:value-type="float" office:value="0" calcext:value-type="float">
            <text:p>0</text:p>
          </table:table-cell>
          <table:table-cell table:formula="of:=[.E32]+[.G32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table:number-columns-repeated="7"/>
          <table:table-cell table:formula="of:=[.D33]+[.F33]" office:value-type="float" office:value="0" calcext:value-type="float">
            <text:p>0</text:p>
          </table:table-cell>
          <table:table-cell table:formula="of:=[.E33]+[.G33]" office:value-type="float" office:value="0" calcext:value-type="float">
            <text:p>0</text:p>
          </table:table-cell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C33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C35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7"/>
          <table:table-cell table:formula="of:=[.D34]+[.F34]" office:value-type="float" office:value="0" calcext:value-type="float">
            <text:p>0</text:p>
          </table:table-cell>
          <table:table-cell table:formula="of:=[.E34]+[.G34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table:number-columns-repeated="7"/>
          <table:table-cell table:formula="of:=[.D35]+[.F35]" office:value-type="float" office:value="0" calcext:value-type="float">
            <text:p>0</text:p>
          </table:table-cell>
          <table:table-cell table:formula="of:=[.E35]+[.G35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7"/>
          <table:table-cell table:style-name="ce1" office:value-type="string" calcext:value-type="string">
            <text:p>Intel(R) Core(TM) i7-3517U CPU @ 1.90GHz <text:s/>| <text:s/>Intel(R) Corporation <text:s/>| <text:s/>CPU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PS3-1_gpu'.A2:'PS3-1_gpu'.K35" table:display-filter-buttons="true" table:orientation="column">
          <table:filter>
            <table:filter-and>
              <table:filter-condition table:field-number="0" table:value="100" table:operator="="/>
              <table:filter-condition table:field-number="-1" table:value="16x16" table:operator="=">
                <table:filter-set-item table:value="16x16"/>
                <table:filter-set-item table:value="1024x1024"/>
                <table:filter-set-item table:value="128x128"/>
                <table:filter-set-item table:value="2048x2048"/>
                <table:filter-set-item table:value="256x256"/>
                <table:filter-set-item table:value="8x8"/>
                <table:filter-set-item table:value="32x32"/>
                <table:filter-set-item table:value="4x4"/>
                <table:filter-set-item table:value="512x512"/>
                <table:filter-set-item table:value="64x64"/>
              </table:filter-condition>
            </table:filter-and>
          </table:filter>
        </table:database-range>
        <table:database-range table:name="__Anonymous_Sheet_DB__1" table:target-range-address="'PS3-1_cpu'.A2:'PS3-1_cpu'.K35" table:display-filter-buttons="true" table:orientation="column">
          <table:filter>
            <table:filter-and>
              <table:filter-condition table:field-number="0" table:value="" table:operator="=">
                <table:filter-set-item table:value=""/>
                <table:filter-set-item table:value="100"/>
              </table:filter-condition>
            </table:filter-and>
          </table:filter>
        </table:database-range>
        <table:database-range table:name="__Anonymous_Sheet_DB__2" table:target-range-address="'PS3-2_gpu_'.A2:'PS3-2_gpu_'.I35" table:display-filter-buttons="true" table:orientation="column">
          <table:filter>
            <table:filter-and>
              <table:filter-condition table:field-number="0" table:value="100" table:operator="="/>
              <table:filter-condition table:field-number="-1" table:value="16x16" table:operator="=">
                <table:filter-set-item table:value="16x16"/>
                <table:filter-set-item table:value="1024x1024"/>
                <table:filter-set-item table:value="128x128"/>
                <table:filter-set-item table:value="2048x2048"/>
                <table:filter-set-item table:value="256x256"/>
                <table:filter-set-item table:value="8x8"/>
                <table:filter-set-item table:value="32x32"/>
                <table:filter-set-item table:value="4x4"/>
                <table:filter-set-item table:value="512x512"/>
                <table:filter-set-item table:value="64x64"/>
              </table:filter-condition>
            </table:filter-and>
          </table:filter>
        </table:database-range>
        <table:database-range table:name="__Anonymous_Sheet_DB__3" table:target-range-address="'PS3-2_cpu_'.A2:'PS3-2_cpu_'.I35" table:display-filter-buttons="true" table:orientation="column">
          <table:filter>
            <table:filter-and>
              <table:filter-condition table:field-number="0" table:value="10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2" loext:min-decimal-places="2" number:min-integer-digits="1"/>
      <number:text> ms</number:text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5" loext:min-decimal-places="5"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scale-to="73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1:11:02.270100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1-07T11:32:33.702062782</dc:date>
    <meta:editing-duration>PT2H26M26S</meta:editing-duration>
    <meta:editing-cycles>13</meta:editing-cycles>
    <meta:generator>LibreOffice/5.1.6.2.0$Linux_X86_64 LibreOffice_project/10m0$Build-2</meta:generator>
    <meta:document-statistic meta:table-count="4" meta:cell-count="167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legend chart:legend-position="end" svg:x="12.513cm" svg:y="3.703cm" style:legend-expansion="high" chart:style-name="ch2"/>
        <chart:plot-area chart:style-name="ch3" table:cell-range-address="'PS3-2_gpu_'.A3:'PS3-2_gpu_'.A37 'PS3-2_gpu_'.P2:'PS3-2_gpu_'.R33" chart:data-source-has-labels="both" svg:x="0.32cm" svg:y="0.18cm" svg:width="11.873cm" svg:height="8.64cm">
          <chartooo:coordinate-region svg:x="1.497cm" svg:y="0.18cm" svg:width="10.555cm" svg:height="6.731cm"/>
          <chart:axis chart:dimension="x" chart:name="primary-x" chart:style-name="ch4" chartooo:axis-type="auto">
            <chartooo:date-scale/>
            <chart:categories table:cell-range-address="'PS3-2_gpu_'.A3:'PS3-2_gpu_'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gpu_'.P3:'PS3-2_gpu_'.P33" chart:label-cell-address="'PS3-2_gpu_'.P2:'PS3-2_gpu_'.P2" chart:class="chart:line">
            <chart:data-point chart:repeated="10"/>
          </chart:series>
          <chart:series chart:style-name="ch7" chart:values-cell-range-address="'PS3-2_gpu_'.Q3:'PS3-2_gpu_'.Q33" chart:label-cell-address="'PS3-2_gpu_'.Q2:'PS3-2_gpu_'.Q2" chart:class="chart:line">
            <chart:data-point chart:repeated="10"/>
          </chart:series>
          <chart:series chart:style-name="ch8" chart:values-cell-range-address="'PS3-2_gpu_'.R3:'PS3-2_gpu_'.R33" chart:label-cell-address="'PS3-2_gpu_'.R2:'PS3-2_gpu_'.R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2_gpu_'.P2:'PS3-2_gpu_'.P2</svg:desc>
                </draw:g>
              </table:table-cell>
              <table:table-cell office:value-type="string">
                <text:p>1000x kernel</text:p>
                <draw:g>
                  <svg:desc>'PS3-2_gpu_'.Q2:'PS3-2_gpu_'.Q2</svg:desc>
                </draw:g>
              </table:table-cell>
              <table:table-cell office:value-type="string">
                <text:p>10000x kernel</text:p>
                <draw:g>
                  <svg:desc>'PS3-2_gpu_'.R2:'PS3-2_gpu_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_'.A3:'PS3-2_gpu_'.A37</svg:desc>
                </draw:g>
              </table:table-cell>
              <table:table-cell office:value-type="float" office:value="0.039808">
                <text:p>0.039808</text:p>
                <draw:g>
                  <svg:desc>'PS3-2_gpu_'.P3:'PS3-2_gpu_'.P33</svg:desc>
                </draw:g>
              </table:table-cell>
              <table:table-cell office:value-type="float" office:value="0.254848">
                <text:p>0.254848</text:p>
                <draw:g>
                  <svg:desc>'PS3-2_gpu_'.Q3:'PS3-2_gpu_'.Q33</svg:desc>
                </draw:g>
              </table:table-cell>
              <table:table-cell office:value-type="float" office:value="2.32742">
                <text:p>2.32742</text:p>
                <draw:g>
                  <svg:desc>'PS3-2_gpu_'.R3:'PS3-2_gpu_'.R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2.35712">
                <text:p>2.35712</text:p>
              </table:table-cell>
              <table:table-cell office:value-type="float" office:value="2.6049">
                <text:p>2.6049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5.10128">
                <text:p>5.10128</text:p>
              </table:table-cell>
              <table:table-cell office:value-type="float" office:value="6.10275">
                <text:p>6.10275</text:p>
              </table:table-cell>
              <table:table-cell office:value-type="float" office:value="15.6792">
                <text:p>15.6792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5.8891">
                <text:p>15.8891</text:p>
              </table:table-cell>
              <table:table-cell office:value-type="float" office:value="17.8214">
                <text:p>17.8214</text:p>
              </table:table-cell>
              <table:table-cell office:value-type="float" office:value="38.0444">
                <text:p>38.044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38.4865">
                <text:p>38.4865</text:p>
              </table:table-cell>
              <table:table-cell office:value-type="float" office:value="42.7546">
                <text:p>42.7546</text:p>
              </table:table-cell>
              <table:table-cell office:value-type="float" office:value="86.4609">
                <text:p>86.4609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87.4266">
                <text:p>87.4266</text:p>
              </table:table-cell>
              <table:table-cell office:value-type="float" office:value="96.9426">
                <text:p>96.9426</text:p>
              </table:table-cell>
              <table:table-cell office:value-type="float" office:value="193.182">
                <text:p>193.182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197.528">
                <text:p>197.528</text:p>
              </table:table-cell>
              <table:table-cell office:value-type="float" office:value="230.874">
                <text:p>230.874</text:p>
              </table:table-cell>
              <table:table-cell office:value-type="float" office:value="552.804">
                <text:p>552.804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563.432">
                <text:p>563.432</text:p>
              </table:table-cell>
              <table:table-cell office:value-type="float" office:value="670.854">
                <text:p>670.854</text:p>
              </table:table-cell>
              <table:table-cell office:value-type="float" office:value="1738.07">
                <text:p>1738.07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777.69">
                <text:p>1777.69</text:p>
              </table:table-cell>
              <table:table-cell office:value-type="float" office:value="2180.44">
                <text:p>2180.44</text:p>
              </table:table-cell>
              <table:table-cell office:value-type="float" office:value="6146.11">
                <text:p>6146.11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6298.35">
                <text:p>6298.35</text:p>
              </table:table-cell>
              <table:table-cell office:value-type="float" office:value="7810.32">
                <text:p>7810.32</text:p>
              </table:table-cell>
              <table:table-cell office:value-type="float" office:value="22929.1">
                <text:p>2292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'PS3-1_gpu'.A3:'PS3-1_gpu'.A38 'PS3-1_gpu'.R2:'PS3-1_gpu'.T33" chart:data-source-has-labels="both" svg:x="0.32cm" svg:y="0.18cm" svg:width="11.873cm" svg:height="8.64cm">
          <chartooo:coordinate-region svg:x="1.497cm" svg:y="0.18cm" svg:width="10.555cm" svg:height="6.731cm"/>
          <chart:axis chart:dimension="x" chart:name="primary-x" chart:style-name="ch4" chartooo:axis-type="auto">
            <chartooo:date-scale/>
            <chart:categories table:cell-range-address="'PS3-1_gpu'.A3:'PS3-1_gpu'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R3:'PS3-1_gpu'.R33" chart:label-cell-address="'PS3-1_gpu'.R2:'PS3-1_gpu'.R2" chart:class="chart:line">
            <chart:data-point chart:repeated="10"/>
          </chart:series>
          <chart:series chart:style-name="ch7" chart:values-cell-range-address="'PS3-1_gpu'.S3:'PS3-1_gpu'.S33" chart:label-cell-address="'PS3-1_gpu'.S2:'PS3-1_gpu'.S2" chart:class="chart:line">
            <chart:data-point chart:repeated="10"/>
          </chart:series>
          <chart:series chart:style-name="ch8" chart:values-cell-range-address="'PS3-1_gpu'.T3:'PS3-1_gpu'.T33" chart:label-cell-address="'PS3-1_gpu'.T2:'PS3-1_gpu'.T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1_gpu'.R2:'PS3-1_gpu'.R2</svg:desc>
                </draw:g>
              </table:table-cell>
              <table:table-cell office:value-type="string">
                <text:p>1000x kernel</text:p>
                <draw:g>
                  <svg:desc>'PS3-1_gpu'.S2:'PS3-1_gpu'.S2</svg:desc>
                </draw:g>
              </table:table-cell>
              <table:table-cell office:value-type="string">
                <text:p>10000x kernel</text:p>
                <draw:g>
                  <svg:desc>'PS3-1_gpu'.T2:'PS3-1_gpu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8</svg:desc>
                </draw:g>
              </table:table-cell>
              <table:table-cell office:value-type="float" office:value="0.6384">
                <text:p>0.6384</text:p>
                <draw:g>
                  <svg:desc>'PS3-1_gpu'.R3:'PS3-1_gpu'.R33</svg:desc>
                </draw:g>
              </table:table-cell>
              <table:table-cell office:value-type="float" office:value="7.17648">
                <text:p>7.17648</text:p>
                <draw:g>
                  <svg:desc>'PS3-1_gpu'.S3:'PS3-1_gpu'.S33</svg:desc>
                </draw:g>
              </table:table-cell>
              <table:table-cell office:value-type="float" office:value="58.9271">
                <text:p>58.9271</text:p>
                <draw:g>
                  <svg:desc>'PS3-1_gpu'.T3:'PS3-1_gpu'.T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59.4186">
                <text:p>59.4186</text:p>
              </table:table-cell>
              <table:table-cell office:value-type="float" office:value="64.4186">
                <text:p>64.4186</text:p>
              </table:table-cell>
              <table:table-cell office:value-type="float" office:value="113.846">
                <text:p>113.84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14.362">
                <text:p>114.362</text:p>
              </table:table-cell>
              <table:table-cell office:value-type="float" office:value="119.524">
                <text:p>119.524</text:p>
              </table:table-cell>
              <table:table-cell office:value-type="float" office:value="171.047">
                <text:p>171.047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71.603">
                <text:p>171.603</text:p>
              </table:table-cell>
              <table:table-cell office:value-type="float" office:value="176.997">
                <text:p>176.997</text:p>
              </table:table-cell>
              <table:table-cell office:value-type="float" office:value="232.343">
                <text:p>232.343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233.215">
                <text:p>233.215</text:p>
              </table:table-cell>
              <table:table-cell office:value-type="float" office:value="240.679">
                <text:p>240.679</text:p>
              </table:table-cell>
              <table:table-cell office:value-type="float" office:value="309.142">
                <text:p>309.142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310.389">
                <text:p>310.389</text:p>
              </table:table-cell>
              <table:table-cell office:value-type="float" office:value="322.579">
                <text:p>322.579</text:p>
              </table:table-cell>
              <table:table-cell office:value-type="float" office:value="444.899">
                <text:p>444.899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448.586">
                <text:p>448.586</text:p>
              </table:table-cell>
              <table:table-cell office:value-type="float" office:value="486.103">
                <text:p>486.103</text:p>
              </table:table-cell>
              <table:table-cell office:value-type="float" office:value="851.697">
                <text:p>851.697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864.982">
                <text:p>864.982</text:p>
              </table:table-cell>
              <table:table-cell office:value-type="float" office:value="997.449">
                <text:p>997.449</text:p>
              </table:table-cell>
              <table:table-cell office:value-type="float" office:value="2322.53">
                <text:p>2322.5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371.6">
                <text:p>2371.6</text:p>
              </table:table-cell>
              <table:table-cell office:value-type="float" office:value="2859.82">
                <text:p>2859.82</text:p>
              </table:table-cell>
              <table:table-cell office:value-type="float" office:value="7173.95">
                <text:p>7173.9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7329.51">
                <text:p>7329.51</text:p>
              </table:table-cell>
              <table:table-cell office:value-type="float" office:value="8889.86">
                <text:p>8889.86</text:p>
              </table:table-cell>
              <table:table-cell office:value-type="float" office:value="24526.8">
                <text:p>2452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715cm" svg:y="2.957cm" style:legend-expansion="high" chart:style-name="ch2"/>
        <chart:plot-area chart:style-name="ch3" table:cell-range-address="'PS3-1_gpu'.A3:'PS3-1_gpu'.A33 'PS3-1_gpu'.L2:'PS3-1_gpu'.Q33" chart:data-source-has-labels="both" svg:x="0.319cm" svg:y="0.18cm" svg:width="12.077cm" svg:height="8.642cm">
          <chartooo:coordinate-region svg:x="1.496cm" svg:y="0.18cm" svg:width="10.759cm" svg:height="6.733cm"/>
          <chart:axis chart:dimension="x" chart:name="primary-x" chart:style-name="ch4" chartooo:axis-type="auto">
            <chartooo:date-scale/>
            <chart:categories table:cell-range-address="'PS3-1_gpu'.A3:'PS3-1_g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L3:'PS3-1_gpu'.L33" chart:label-cell-address="'PS3-1_gpu'.L2:'PS3-1_gpu'.L2" chart:class="chart:line">
            <chart:data-point chart:repeated="10"/>
          </chart:series>
          <chart:series chart:style-name="ch7" chart:values-cell-range-address="'PS3-1_gpu'.M3:'PS3-1_gpu'.M33" chart:label-cell-address="'PS3-1_gpu'.M2:'PS3-1_gpu'.M2" chart:class="chart:line">
            <chart:data-point chart:repeated="10"/>
          </chart:series>
          <chart:series chart:style-name="ch8" chart:values-cell-range-address="'PS3-1_gpu'.N3:'PS3-1_gpu'.N33" chart:label-cell-address="'PS3-1_gpu'.N2:'PS3-1_gpu'.N2" chart:class="chart:line">
            <chart:data-point chart:repeated="10"/>
          </chart:series>
          <chart:series chart:style-name="ch9" chart:values-cell-range-address="'PS3-1_gpu'.O3:'PS3-1_gpu'.O33" chart:label-cell-address="'PS3-1_gpu'.O2:'PS3-1_gpu'.O2" chart:class="chart:line">
            <chart:data-point chart:repeated="10"/>
          </chart:series>
          <chart:series chart:style-name="ch10" chart:values-cell-range-address="'PS3-1_gpu'.P3:'PS3-1_gpu'.P33" chart:label-cell-address="'PS3-1_gpu'.P2:'PS3-1_gpu'.P2" chart:class="chart:line">
            <chart:data-point chart:repeated="10"/>
          </chart:series>
          <chart:series chart:style-name="ch11" chart:values-cell-range-address="'PS3-1_gpu'.Q3:'PS3-1_gpu'.Q33" chart:label-cell-address="'PS3-1_gpu'.Q2:'PS3-1_gpu'.Q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1_gpu'.L2:'PS3-1_gpu'.L2</svg:desc>
                </draw:g>
              </table:table-cell>
              <table:table-cell office:value-type="string">
                <text:p>100x read</text:p>
                <draw:g>
                  <svg:desc>'PS3-1_gpu'.M2:'PS3-1_gpu'.M2</svg:desc>
                </draw:g>
              </table:table-cell>
              <table:table-cell office:value-type="string">
                <text:p>1000x write</text:p>
                <draw:g>
                  <svg:desc>'PS3-1_gpu'.N2:'PS3-1_gpu'.N2</svg:desc>
                </draw:g>
              </table:table-cell>
              <table:table-cell office:value-type="string">
                <text:p>1000x read</text:p>
                <draw:g>
                  <svg:desc>'PS3-1_gpu'.O2:'PS3-1_gpu'.O2</svg:desc>
                </draw:g>
              </table:table-cell>
              <table:table-cell office:value-type="string">
                <text:p>10000x write</text:p>
                <draw:g>
                  <svg:desc>'PS3-1_gpu'.P2:'PS3-1_gpu'.P2</svg:desc>
                </draw:g>
              </table:table-cell>
              <table:table-cell office:value-type="string">
                <text:p>10000x read</text:p>
                <draw:g>
                  <svg:desc>'PS3-1_gpu'.Q2:'PS3-1_gpu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3</svg:desc>
                </draw:g>
              </table:table-cell>
              <table:table-cell office:value-type="float" office:value="0.076288">
                <text:p>0.076288</text:p>
                <draw:g>
                  <svg:desc>'PS3-1_gpu'.L3:'PS3-1_gpu'.L33</svg:desc>
                </draw:g>
              </table:table-cell>
              <table:table-cell office:value-type="float" office:value="0.095008">
                <text:p>0.095008</text:p>
                <draw:g>
                  <svg:desc>'PS3-1_gpu'.M3:'PS3-1_gpu'.M33</svg:desc>
                </draw:g>
              </table:table-cell>
              <table:table-cell office:value-type="float" office:value="0.73392">
                <text:p>0.73392</text:p>
                <draw:g>
                  <svg:desc>'PS3-1_gpu'.N3:'PS3-1_gpu'.N33</svg:desc>
                </draw:g>
              </table:table-cell>
              <table:table-cell office:value-type="float" office:value="0.952576">
                <text:p>0.952576</text:p>
                <draw:g>
                  <svg:desc>'PS3-1_gpu'.O3:'PS3-1_gpu'.O33</svg:desc>
                </draw:g>
              </table:table-cell>
              <table:table-cell office:value-type="float" office:value="7.42579">
                <text:p>7.42579</text:p>
                <draw:g>
                  <svg:desc>'PS3-1_gpu'.P3:'PS3-1_gpu'.P33</svg:desc>
                </draw:g>
              </table:table-cell>
              <table:table-cell office:value-type="float" office:value="9.37552">
                <text:p>9.37552</text:p>
                <draw:g>
                  <svg:desc>'PS3-1_gpu'.Q3:'PS3-1_gpu'.Q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77536">
                <text:p>0.077536</text:p>
              </table:table-cell>
              <table:table-cell office:value-type="float" office:value="0.092608">
                <text:p>0.092608</text:p>
              </table:table-cell>
              <table:table-cell office:value-type="float" office:value="0.770048">
                <text:p>0.770048</text:p>
              </table:table-cell>
              <table:table-cell office:value-type="float" office:value="0.939072">
                <text:p>0.939072</text:p>
              </table:table-cell>
              <table:table-cell office:value-type="float" office:value="7.592544">
                <text:p>7.592544</text:p>
              </table:table-cell>
              <table:table-cell office:value-type="float" office:value="9.45466">
                <text:p>9.4546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78048">
                <text:p>0.078048</text:p>
              </table:table-cell>
              <table:table-cell office:value-type="float" office:value="0.099072">
                <text:p>0.099072</text:p>
              </table:table-cell>
              <table:table-cell office:value-type="float" office:value="0.827456">
                <text:p>0.827456</text:p>
              </table:table-cell>
              <table:table-cell office:value-type="float" office:value="0.97264">
                <text:p>0.97264</text:p>
              </table:table-cell>
              <table:table-cell office:value-type="float" office:value="8.275134">
                <text:p>8.275134</text:p>
              </table:table-cell>
              <table:table-cell office:value-type="float" office:value="9.65312">
                <text:p>9.65312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10528">
                <text:p>0.110528</text:p>
              </table:table-cell>
              <table:table-cell office:value-type="float" office:value="0.107008">
                <text:p>0.107008</text:p>
              </table:table-cell>
              <table:table-cell office:value-type="float" office:value="1.085698">
                <text:p>1.085698</text:p>
              </table:table-cell>
              <table:table-cell office:value-type="float" office:value="1.06646">
                <text:p>1.06646</text:p>
              </table:table-cell>
              <table:table-cell office:value-type="float" office:value="10.956816">
                <text:p>10.956816</text:p>
              </table:table-cell>
              <table:table-cell office:value-type="float" office:value="10.6897">
                <text:p>10.6897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231424">
                <text:p>0.231424</text:p>
              </table:table-cell>
              <table:table-cell office:value-type="float" office:value="0.287904">
                <text:p>0.287904</text:p>
              </table:table-cell>
              <table:table-cell office:value-type="float" office:value="2.237436">
                <text:p>2.237436</text:p>
              </table:table-cell>
              <table:table-cell office:value-type="float" office:value="2.88976">
                <text:p>2.88976</text:p>
              </table:table-cell>
              <table:table-cell office:value-type="float" office:value="22.348896">
                <text:p>22.348896</text:p>
              </table:table-cell>
              <table:table-cell office:value-type="float" office:value="28.775">
                <text:p>28.775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97792">
                <text:p>0.97792</text:p>
              </table:table-cell>
              <table:table-cell office:value-type="float" office:value="1.05738">
                <text:p>1.05738</text:p>
              </table:table-cell>
              <table:table-cell office:value-type="float" office:value="9.423842">
                <text:p>9.423842</text:p>
              </table:table-cell>
              <table:table-cell office:value-type="float" office:value="10.4948">
                <text:p>10.4948</text:p>
              </table:table-cell>
              <table:table-cell office:value-type="float" office:value="94.386156">
                <text:p>94.386156</text:p>
              </table:table-cell>
              <table:table-cell office:value-type="float" office:value="104.323">
                <text:p>104.32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5.0455">
                <text:p>5.0455</text:p>
              </table:table-cell>
              <table:table-cell office:value-type="float" office:value="4.06605">
                <text:p>4.06605</text:p>
              </table:table-cell>
              <table:table-cell office:value-type="float" office:value="48.810008">
                <text:p>48.810008</text:p>
              </table:table-cell>
              <table:table-cell office:value-type="float" office:value="40.5474">
                <text:p>40.5474</text:p>
              </table:table-cell>
              <table:table-cell office:value-type="float" office:value="486.608536">
                <text:p>486.608536</text:p>
              </table:table-cell>
              <table:table-cell office:value-type="float" office:value="412.178">
                <text:p>412.17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9.583704">
                <text:p>19.583704</text:p>
              </table:table-cell>
              <table:table-cell office:value-type="float" office:value="16.3186">
                <text:p>16.3186</text:p>
              </table:table-cell>
              <table:table-cell office:value-type="float" office:value="190.857024">
                <text:p>190.857024</text:p>
              </table:table-cell>
              <table:table-cell office:value-type="float" office:value="163.482">
                <text:p>163.482</text:p>
              </table:table-cell>
              <table:table-cell office:value-type="float" office:value="1902.551184">
                <text:p>1902.551184</text:p>
              </table:table-cell>
              <table:table-cell office:value-type="float" office:value="1632.33">
                <text:p>1632.3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15.89869">
                <text:p>115.89869</text:p>
              </table:table-cell>
              <table:table-cell office:value-type="float" office:value="101.14">
                <text:p>101.14</text:p>
              </table:table-cell>
              <table:table-cell office:value-type="float" office:value="1131.55968">
                <text:p>1131.55968</text:p>
              </table:table-cell>
              <table:table-cell office:value-type="float" office:value="1001.61">
                <text:p>1001.61</text:p>
              </table:table-cell>
              <table:table-cell office:value-type="float" office:value="11311.53184">
                <text:p>11311.53184</text:p>
              </table:table-cell>
              <table:table-cell office:value-type="float" office:value="10058.4">
                <text:p>10058.4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504.13898">
                <text:p>504.13898</text:p>
              </table:table-cell>
              <table:table-cell office:value-type="float" office:value="515.365">
                <text:p>515.365</text:p>
              </table:table-cell>
              <table:table-cell office:value-type="float" office:value="4865.26047">
                <text:p>4865.26047</text:p>
              </table:table-cell>
              <table:table-cell office:value-type="float" office:value="4744.81">
                <text:p>4744.81</text:p>
              </table:table-cell>
              <table:table-cell office:value-type="float" office:value="48426.49696">
                <text:p>48426.49696</text:p>
              </table:table-cell>
              <table:table-cell office:value-type="float" office:value="47245.4">
                <text:p>47245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715cm" svg:y="2.957cm" style:legend-expansion="high" chart:style-name="ch2"/>
        <chart:plot-area chart:style-name="ch3" table:cell-range-address="'PS3-2_gpu_'.A3:'PS3-2_gpu_'.A33 'PS3-2_gpu_'.J2:'PS3-2_gpu_'.O33" chart:data-source-has-labels="both" svg:x="0.319cm" svg:y="0.18cm" svg:width="12.077cm" svg:height="8.642cm">
          <chartooo:coordinate-region svg:x="0.755cm" svg:y="0.18cm" svg:width="11.315cm" svg:height="6.733cm"/>
          <chart:axis chart:dimension="x" chart:name="primary-x" chart:style-name="ch4" chartooo:axis-type="auto">
            <chartooo:date-scale/>
            <chart:categories table:cell-range-address="'PS3-2_gpu_'.A3:'PS3-2_gpu_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gpu_'.J3:'PS3-2_gpu_'.J33" chart:label-cell-address="'PS3-2_gpu_'.J2:'PS3-2_gpu_'.J2" chart:class="chart:line">
            <chart:data-point chart:repeated="10"/>
          </chart:series>
          <chart:series chart:style-name="ch7" chart:values-cell-range-address="'PS3-2_gpu_'.K3:'PS3-2_gpu_'.K33" chart:label-cell-address="'PS3-2_gpu_'.K2:'PS3-2_gpu_'.K2" chart:class="chart:line">
            <chart:data-point chart:repeated="10"/>
          </chart:series>
          <chart:series chart:style-name="ch8" chart:values-cell-range-address="'PS3-2_gpu_'.L3:'PS3-2_gpu_'.L33" chart:label-cell-address="'PS3-2_gpu_'.L2:'PS3-2_gpu_'.L2" chart:class="chart:line">
            <chart:data-point chart:repeated="10"/>
          </chart:series>
          <chart:series chart:style-name="ch9" chart:values-cell-range-address="'PS3-2_gpu_'.M3:'PS3-2_gpu_'.M33" chart:label-cell-address="'PS3-2_gpu_'.M2:'PS3-2_gpu_'.M2" chart:class="chart:line">
            <chart:data-point chart:repeated="10"/>
          </chart:series>
          <chart:series chart:style-name="ch10" chart:values-cell-range-address="'PS3-2_gpu_'.N3:'PS3-2_gpu_'.N33" chart:label-cell-address="'PS3-2_gpu_'.N2:'PS3-2_gpu_'.N2" chart:class="chart:line">
            <chart:data-point chart:repeated="10"/>
          </chart:series>
          <chart:series chart:style-name="ch11" chart:values-cell-range-address="'PS3-2_gpu_'.O3:'PS3-2_gpu_'.O33" chart:label-cell-address="'PS3-2_gpu_'.O2:'PS3-2_gpu_'.O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2_gpu_'.J2:'PS3-2_gpu_'.J2</svg:desc>
                </draw:g>
              </table:table-cell>
              <table:table-cell office:value-type="string">
                <text:p>100x read</text:p>
                <draw:g>
                  <svg:desc>'PS3-2_gpu_'.K2:'PS3-2_gpu_'.K2</svg:desc>
                </draw:g>
              </table:table-cell>
              <table:table-cell office:value-type="string">
                <text:p>1000x write</text:p>
                <draw:g>
                  <svg:desc>'PS3-2_gpu_'.L2:'PS3-2_gpu_'.L2</svg:desc>
                </draw:g>
              </table:table-cell>
              <table:table-cell office:value-type="string">
                <text:p>1000x read</text:p>
                <draw:g>
                  <svg:desc>'PS3-2_gpu_'.M2:'PS3-2_gpu_'.M2</svg:desc>
                </draw:g>
              </table:table-cell>
              <table:table-cell office:value-type="string">
                <text:p>10000x write</text:p>
                <draw:g>
                  <svg:desc>'PS3-2_gpu_'.N2:'PS3-2_gpu_'.N2</svg:desc>
                </draw:g>
              </table:table-cell>
              <table:table-cell office:value-type="string">
                <text:p>10000x read</text:p>
                <draw:g>
                  <svg:desc>'PS3-2_gpu_'.O2:'PS3-2_gpu_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_'.A3:'PS3-2_gpu_'.A33</svg:desc>
                </draw:g>
              </table:table-cell>
              <table:table-cell office:value-type="float" office:value="0.001024">
                <text:p>0.001024</text:p>
                <draw:g>
                  <svg:desc>'PS3-2_gpu_'.J3:'PS3-2_gpu_'.J33</svg:desc>
                </draw:g>
              </table:table-cell>
              <table:table-cell office:value-type="float" office:value="0.00112">
                <text:p>0.00112</text:p>
                <draw:g>
                  <svg:desc>'PS3-2_gpu_'.K3:'PS3-2_gpu_'.K33</svg:desc>
                </draw:g>
              </table:table-cell>
              <table:table-cell office:value-type="float" office:value="0">
                <text:p>0</text:p>
                <draw:g>
                  <svg:desc>'PS3-2_gpu_'.L3:'PS3-2_gpu_'.L33</svg:desc>
                </draw:g>
              </table:table-cell>
              <table:table-cell office:value-type="float" office:value="0.00112">
                <text:p>0.00112</text:p>
                <draw:g>
                  <svg:desc>'PS3-2_gpu_'.M3:'PS3-2_gpu_'.M33</svg:desc>
                </draw:g>
              </table:table-cell>
              <table:table-cell office:value-type="float" office:value="0.001888">
                <text:p>0.001888</text:p>
                <draw:g>
                  <svg:desc>'PS3-2_gpu_'.N3:'PS3-2_gpu_'.N33</svg:desc>
                </draw:g>
              </table:table-cell>
              <table:table-cell office:value-type="float" office:value="0.000896">
                <text:p>0.000896</text:p>
                <draw:g>
                  <svg:desc>'PS3-2_gpu_'.O3:'PS3-2_gpu_'.O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01024">
                <text:p>0.001024</text:p>
              </table:table-cell>
              <table:table-cell office:value-type="float" office:value="0.001248">
                <text:p>0.001248</text:p>
              </table:table-cell>
              <table:table-cell office:value-type="float" office:value="0.001024">
                <text:p>0.001024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024">
                <text:p>0.001024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2048">
                <text:p>0.002048</text:p>
              </table:table-cell>
              <table:table-cell office:value-type="float" office:value="0.00096">
                <text:p>0.00096</text:p>
              </table:table-cell>
              <table:table-cell office:value-type="float" office:value="0.001888">
                <text:p>0.001888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632">
                <text:p>0.001632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1888">
                <text:p>0.001888</text:p>
              </table:table-cell>
              <table:table-cell office:value-type="float" office:value="0.00112">
                <text:p>0.00112</text:p>
              </table:table-cell>
              <table:table-cell office:value-type="float" office:value="0.002048">
                <text:p>0.002048</text:p>
              </table:table-cell>
              <table:table-cell office:value-type="float" office:value="0.001152">
                <text:p>0.001152</text:p>
              </table:table-cell>
              <table:table-cell office:value-type="float" office:value="0.002016">
                <text:p>0.002016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04096">
                <text:p>0.004096</text:p>
              </table:table-cell>
              <table:table-cell office:value-type="float" office:value="0.00304">
                <text:p>0.00304</text:p>
              </table:table-cell>
              <table:table-cell office:value-type="float" office:value="0.004096">
                <text:p>0.004096</text:p>
              </table:table-cell>
              <table:table-cell office:value-type="float" office:value="0.00304">
                <text:p>0.00304</text:p>
              </table:table-cell>
              <table:table-cell office:value-type="float" office:value="0.00512">
                <text:p>0.00512</text:p>
              </table:table-cell>
              <table:table-cell office:value-type="float" office:value="0.002944">
                <text:p>0.002944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18432">
                <text:p>0.018432</text:p>
              </table:table-cell>
              <table:table-cell office:value-type="float" office:value="0.010784">
                <text:p>0.010784</text:p>
              </table:table-cell>
              <table:table-cell office:value-type="float" office:value="0.018432">
                <text:p>0.018432</text:p>
              </table:table-cell>
              <table:table-cell office:value-type="float" office:value="0.010752">
                <text:p>0.010752</text:p>
              </table:table-cell>
              <table:table-cell office:value-type="float" office:value="0.018432">
                <text:p>0.018432</text:p>
              </table:table-cell>
              <table:table-cell office:value-type="float" office:value="0.010208">
                <text:p>0.010208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097888">
                <text:p>0.097888</text:p>
              </table:table-cell>
              <table:table-cell office:value-type="float" office:value="0.043104">
                <text:p>0.043104</text:p>
              </table:table-cell>
              <table:table-cell office:value-type="float" office:value="0.097888">
                <text:p>0.097888</text:p>
              </table:table-cell>
              <table:table-cell office:value-type="float" office:value="0.041056">
                <text:p>0.041056</text:p>
              </table:table-cell>
              <table:table-cell office:value-type="float" office:value="0.097056">
                <text:p>0.097056</text:p>
              </table:table-cell>
              <table:table-cell office:value-type="float" office:value="0.040832">
                <text:p>0.040832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381152">
                <text:p>0.381152</text:p>
              </table:table-cell>
              <table:table-cell office:value-type="float" office:value="0.161376">
                <text:p>0.161376</text:p>
              </table:table-cell>
              <table:table-cell office:value-type="float" office:value="0.380928">
                <text:p>0.380928</text:p>
              </table:table-cell>
              <table:table-cell office:value-type="float" office:value="0.161248">
                <text:p>0.161248</text:p>
              </table:table-cell>
              <table:table-cell office:value-type="float" office:value="0.381248">
                <text:p>0.381248</text:p>
              </table:table-cell>
              <table:table-cell office:value-type="float" office:value="0.170976">
                <text:p>0.170976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.23571">
                <text:p>2.23571</text:p>
              </table:table-cell>
              <table:table-cell office:value-type="float" office:value="1.01578">
                <text:p>1.01578</text:p>
              </table:table-cell>
              <table:table-cell office:value-type="float" office:value="2.19972">
                <text:p>2.19972</text:p>
              </table:table-cell>
              <table:table-cell office:value-type="float" office:value="1.02131">
                <text:p>1.02131</text:p>
              </table:table-cell>
              <table:table-cell office:value-type="float" office:value="2.20451">
                <text:p>2.20451</text:p>
              </table:table-cell>
              <table:table-cell office:value-type="float" office:value="1.03926">
                <text:p>1.03926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9.79386">
                <text:p>9.79386</text:p>
              </table:table-cell>
              <table:table-cell office:value-type="float" office:value="5.15734">
                <text:p>5.15734</text:p>
              </table:table-cell>
              <table:table-cell office:value-type="float" office:value="9.92416">
                <text:p>9.92416</text:p>
              </table:table-cell>
              <table:table-cell office:value-type="float" office:value="4.82902">
                <text:p>4.82902</text:p>
              </table:table-cell>
              <table:table-cell office:value-type="float" office:value="9.50803">
                <text:p>9.50803</text:p>
              </table:table-cell>
              <table:table-cell office:value-type="float" office:value="4.79814">
                <text:p>4.798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'PS3-1_cpu'.A3:'PS3-1_cpu'.A27 'PS3-1_cpu'.R2:'PS3-1_cpu'.T27" chart:data-source-has-labels="both" svg:x="0.32cm" svg:y="0.18cm" svg:width="11.873cm" svg:height="8.64cm">
          <chartooo:coordinate-region svg:x="1.682cm" svg:y="0.18cm" svg:width="10.37cm" svg:height="6.731cm"/>
          <chart:axis chart:dimension="x" chart:name="primary-x" chart:style-name="ch4" chartooo:axis-type="auto">
            <chartooo:date-scale/>
            <chart:categories table:cell-range-address="'PS3-1_cpu'.A3:'PS3-1_cpu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cpu'.R3:'PS3-1_cpu'.R27" chart:label-cell-address="'PS3-1_cpu'.R2:'PS3-1_cpu'.R2" chart:class="chart:line">
            <chart:data-point chart:repeated="9"/>
          </chart:series>
          <chart:series chart:style-name="ch7" chart:values-cell-range-address="'PS3-1_cpu'.S3:'PS3-1_cpu'.S27" chart:label-cell-address="'PS3-1_cpu'.S2:'PS3-1_cpu'.S2" chart:class="chart:line">
            <chart:data-point chart:repeated="9"/>
          </chart:series>
          <chart:series chart:style-name="ch8" chart:values-cell-range-address="'PS3-1_cpu'.T3:'PS3-1_cpu'.T27" chart:label-cell-address="'PS3-1_cpu'.T2:'PS3-1_cpu'.T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1_cpu'.R2:'PS3-1_cpu'.R2</svg:desc>
                </draw:g>
              </table:table-cell>
              <table:table-cell office:value-type="string">
                <text:p>1000x kernel</text:p>
                <draw:g>
                  <svg:desc>'PS3-1_cpu'.S2:'PS3-1_cpu'.S2</svg:desc>
                </draw:g>
              </table:table-cell>
              <table:table-cell office:value-type="string">
                <text:p>10000x kernel</text:p>
                <draw:g>
                  <svg:desc>'PS3-1_cpu'.T2:'PS3-1_cpu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cpu'.A3:'PS3-1_cpu'.A27</svg:desc>
                </draw:g>
              </table:table-cell>
              <table:table-cell office:value-type="float" office:value="0.648329">
                <text:p>0.648329</text:p>
                <draw:g>
                  <svg:desc>'PS3-1_cpu'.R3:'PS3-1_cpu'.R27</svg:desc>
                </draw:g>
              </table:table-cell>
              <table:table-cell office:value-type="float" office:value="10.4032">
                <text:p>10.4032</text:p>
                <draw:g>
                  <svg:desc>'PS3-1_cpu'.S3:'PS3-1_cpu'.S27</svg:desc>
                </draw:g>
              </table:table-cell>
              <table:table-cell office:value-type="float" office:value="75.5813">
                <text:p>75.5813</text:p>
                <draw:g>
                  <svg:desc>'PS3-1_cpu'.T3:'PS3-1_cpu'.T27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76.2334">
                <text:p>76.2334</text:p>
              </table:table-cell>
              <table:table-cell office:value-type="float" office:value="82.7109">
                <text:p>82.7109</text:p>
              </table:table-cell>
              <table:table-cell office:value-type="float" office:value="155.72">
                <text:p>155.72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56.498">
                <text:p>156.498</text:p>
              </table:table-cell>
              <table:table-cell office:value-type="float" office:value="164.35">
                <text:p>164.35</text:p>
              </table:table-cell>
              <table:table-cell office:value-type="float" office:value="244.784">
                <text:p>244.784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245.96">
                <text:p>245.96</text:p>
              </table:table-cell>
              <table:table-cell office:value-type="float" office:value="257.788">
                <text:p>257.788</text:p>
              </table:table-cell>
              <table:table-cell office:value-type="float" office:value="388.809">
                <text:p>388.809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391.16">
                <text:p>391.16</text:p>
              </table:table-cell>
              <table:table-cell office:value-type="float" office:value="414.256">
                <text:p>414.256</text:p>
              </table:table-cell>
              <table:table-cell office:value-type="float" office:value="660.436">
                <text:p>660.436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666.676">
                <text:p>666.676</text:p>
              </table:table-cell>
              <table:table-cell office:value-type="float" office:value="729.664">
                <text:p>729.664</text:p>
              </table:table-cell>
              <table:table-cell office:value-type="float" office:value="1388.35">
                <text:p>1388.35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1412.36">
                <text:p>1412.36</text:p>
              </table:table-cell>
              <table:table-cell office:value-type="float" office:value="1668.24">
                <text:p>1668.24</text:p>
              </table:table-cell>
              <table:table-cell office:value-type="float" office:value="4153.05">
                <text:p>4153.05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4365.28">
                <text:p>4365.28</text:p>
              </table:table-cell>
              <table:table-cell office:value-type="float" office:value="6327.78">
                <text:p>6327.78</text:p>
              </table:table-cell>
              <table:table-cell office:value-type="float" office:value="29660.4">
                <text:p>29660.4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31409.7">
                <text:p>31409.7</text:p>
              </table:table-cell>
              <table:table-cell office:value-type="float" office:value="51870.4">
                <text:p>51870.4</text:p>
              </table:table-cell>
              <table:table-cell office:value-type="float" office:value="233754">
                <text:p>2337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715cm" svg:y="2.957cm" style:legend-expansion="high" chart:style-name="ch2"/>
        <chart:plot-area chart:style-name="ch3" table:cell-range-address="'PS3-1_cpu'.A3:'PS3-1_cpu'.A33 'PS3-1_cpu'.L2:'PS3-1_cpu'.Q33" chart:data-source-has-labels="both" svg:x="0.319cm" svg:y="0.18cm" svg:width="12.077cm" svg:height="8.642cm">
          <chartooo:coordinate-region svg:x="1.311cm" svg:y="0.18cm" svg:width="11.085cm" svg:height="6.733cm"/>
          <chart:axis chart:dimension="x" chart:name="primary-x" chart:style-name="ch4" chartooo:axis-type="auto">
            <chartooo:date-scale/>
            <chart:categories table:cell-range-address="'PS3-1_cpu'.A3:'PS3-1_c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cpu'.L3:'PS3-1_cpu'.L33" chart:label-cell-address="'PS3-1_cpu'.L2:'PS3-1_cpu'.L2" chart:class="chart:line">
            <chart:data-point chart:repeated="13"/>
          </chart:series>
          <chart:series chart:style-name="ch7" chart:values-cell-range-address="'PS3-1_cpu'.M3:'PS3-1_cpu'.M33" chart:label-cell-address="'PS3-1_cpu'.M2:'PS3-1_cpu'.M2" chart:class="chart:line">
            <chart:data-point chart:repeated="13"/>
          </chart:series>
          <chart:series chart:style-name="ch8" chart:values-cell-range-address="'PS3-1_cpu'.N3:'PS3-1_cpu'.N33" chart:label-cell-address="'PS3-1_cpu'.N2:'PS3-1_cpu'.N2" chart:class="chart:line">
            <chart:data-point chart:repeated="13"/>
          </chart:series>
          <chart:series chart:style-name="ch9" chart:values-cell-range-address="'PS3-1_cpu'.O3:'PS3-1_cpu'.O33" chart:label-cell-address="'PS3-1_cpu'.O2:'PS3-1_cpu'.O2" chart:class="chart:line">
            <chart:data-point chart:repeated="13"/>
          </chart:series>
          <chart:series chart:style-name="ch10" chart:values-cell-range-address="'PS3-1_cpu'.P3:'PS3-1_cpu'.P33" chart:label-cell-address="'PS3-1_cpu'.P2:'PS3-1_cpu'.P2" chart:class="chart:line">
            <chart:data-point chart:repeated="13"/>
          </chart:series>
          <chart:series chart:style-name="ch11" chart:values-cell-range-address="'PS3-1_cpu'.Q3:'PS3-1_cpu'.Q33" chart:label-cell-address="'PS3-1_cpu'.Q2:'PS3-1_cpu'.Q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1_cpu'.L2:'PS3-1_cpu'.L2</svg:desc>
                </draw:g>
              </table:table-cell>
              <table:table-cell office:value-type="string">
                <text:p>100x read</text:p>
                <draw:g>
                  <svg:desc>'PS3-1_cpu'.M2:'PS3-1_cpu'.M2</svg:desc>
                </draw:g>
              </table:table-cell>
              <table:table-cell office:value-type="string">
                <text:p>1000x write</text:p>
                <draw:g>
                  <svg:desc>'PS3-1_cpu'.N2:'PS3-1_cpu'.N2</svg:desc>
                </draw:g>
              </table:table-cell>
              <table:table-cell office:value-type="string">
                <text:p>1000x read</text:p>
                <draw:g>
                  <svg:desc>'PS3-1_cpu'.O2:'PS3-1_cpu'.O2</svg:desc>
                </draw:g>
              </table:table-cell>
              <table:table-cell office:value-type="string">
                <text:p>10000x write</text:p>
                <draw:g>
                  <svg:desc>'PS3-1_cpu'.P2:'PS3-1_cpu'.P2</svg:desc>
                </draw:g>
              </table:table-cell>
              <table:table-cell office:value-type="string">
                <text:p>10000x read</text:p>
                <draw:g>
                  <svg:desc>'PS3-1_cpu'.Q2:'PS3-1_cpu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cpu'.A3:'PS3-1_cpu'.A33</svg:desc>
                </draw:g>
              </table:table-cell>
              <table:table-cell office:value-type="float" office:value="0.08965">
                <text:p>0.08965</text:p>
                <draw:g>
                  <svg:desc>'PS3-1_cpu'.L3:'PS3-1_cpu'.L33</svg:desc>
                </draw:g>
              </table:table-cell>
              <table:table-cell office:value-type="float" office:value="0.883307">
                <text:p>0.883307</text:p>
                <draw:g>
                  <svg:desc>'PS3-1_cpu'.M3:'PS3-1_cpu'.M33</svg:desc>
                </draw:g>
              </table:table-cell>
              <table:table-cell office:value-type="float" office:value="0.741816">
                <text:p>0.741816</text:p>
                <draw:g>
                  <svg:desc>'PS3-1_cpu'.N3:'PS3-1_cpu'.N33</svg:desc>
                </draw:g>
              </table:table-cell>
              <table:table-cell office:value-type="float" office:value="2.47725">
                <text:p>2.47725</text:p>
                <draw:g>
                  <svg:desc>'PS3-1_cpu'.O3:'PS3-1_cpu'.O33</svg:desc>
                </draw:g>
              </table:table-cell>
              <table:table-cell office:value-type="float" office:value="6.99775">
                <text:p>6.99775</text:p>
                <draw:g>
                  <svg:desc>'PS3-1_cpu'.P3:'PS3-1_cpu'.P33</svg:desc>
                </draw:g>
              </table:table-cell>
              <table:table-cell office:value-type="float" office:value="18.0549">
                <text:p>18.0549</text:p>
                <draw:g>
                  <svg:desc>'PS3-1_cpu'.Q3:'PS3-1_cpu'.Q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64136">
                <text:p>0.064136</text:p>
              </table:table-cell>
              <table:table-cell office:value-type="float" office:value="0.065163">
                <text:p>0.065163</text:p>
              </table:table-cell>
              <table:table-cell office:value-type="float" office:value="0.62924">
                <text:p>0.62924</text:p>
              </table:table-cell>
              <table:table-cell office:value-type="float" office:value="0.663229">
                <text:p>0.663229</text:p>
              </table:table-cell>
              <table:table-cell office:value-type="float" office:value="7.402626">
                <text:p>7.402626</text:p>
              </table:table-cell>
              <table:table-cell office:value-type="float" office:value="11.0712">
                <text:p>11.0712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77214">
                <text:p>0.077214</text:p>
              </table:table-cell>
              <table:table-cell office:value-type="float" office:value="0.081331">
                <text:p>0.081331</text:p>
              </table:table-cell>
              <table:table-cell office:value-type="float" office:value="0.7414">
                <text:p>0.7414</text:p>
              </table:table-cell>
              <table:table-cell office:value-type="float" office:value="0.785902">
                <text:p>0.785902</text:p>
              </table:table-cell>
              <table:table-cell office:value-type="float" office:value="17.218279">
                <text:p>17.218279</text:p>
              </table:table-cell>
              <table:table-cell office:value-type="float" office:value="8.29663">
                <text:p>8.29663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07042">
                <text:p>0.107042</text:p>
              </table:table-cell>
              <table:table-cell office:value-type="float" office:value="0.107562">
                <text:p>0.107562</text:p>
              </table:table-cell>
              <table:table-cell office:value-type="float" office:value="1.047101">
                <text:p>1.047101</text:p>
              </table:table-cell>
              <table:table-cell office:value-type="float" office:value="1.04807">
                <text:p>1.04807</text:p>
              </table:table-cell>
              <table:table-cell office:value-type="float" office:value="11.214769">
                <text:p>11.214769</text:p>
              </table:table-cell>
              <table:table-cell office:value-type="float" office:value="10.6474">
                <text:p>10.647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255691">
                <text:p>0.255691</text:p>
              </table:table-cell>
              <table:table-cell office:value-type="float" office:value="0.216961">
                <text:p>0.216961</text:p>
              </table:table-cell>
              <table:table-cell office:value-type="float" office:value="2.804302">
                <text:p>2.804302</text:p>
              </table:table-cell>
              <table:table-cell office:value-type="float" office:value="2.01657">
                <text:p>2.01657</text:p>
              </table:table-cell>
              <table:table-cell office:value-type="float" office:value="22.768574">
                <text:p>22.768574</text:p>
              </table:table-cell>
              <table:table-cell office:value-type="float" office:value="20.5694">
                <text:p>20.5694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787866">
                <text:p>0.787866</text:p>
              </table:table-cell>
              <table:table-cell office:value-type="float" office:value="0.656617">
                <text:p>0.656617</text:p>
              </table:table-cell>
              <table:table-cell office:value-type="float" office:value="6.83068">
                <text:p>6.83068</text:p>
              </table:table-cell>
              <table:table-cell office:value-type="float" office:value="6.16026">
                <text:p>6.16026</text:p>
              </table:table-cell>
              <table:table-cell office:value-type="float" office:value="68.31351">
                <text:p>68.31351</text:p>
              </table:table-cell>
              <table:table-cell office:value-type="float" office:value="62.5032">
                <text:p>62.5032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2.723738">
                <text:p>2.723738</text:p>
              </table:table-cell>
              <table:table-cell office:value-type="float" office:value="2.47531">
                <text:p>2.47531</text:p>
              </table:table-cell>
              <table:table-cell office:value-type="float" office:value="25.25627">
                <text:p>25.25627</text:p>
              </table:table-cell>
              <table:table-cell office:value-type="float" office:value="23.5891">
                <text:p>23.5891</text:p>
              </table:table-cell>
              <table:table-cell office:value-type="float" office:value="251.052754">
                <text:p>251.052754</text:p>
              </table:table-cell>
              <table:table-cell office:value-type="float" office:value="237.518">
                <text:p>237.51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3.556363">
                <text:p>13.556363</text:p>
              </table:table-cell>
              <table:table-cell office:value-type="float" office:value="13.8673">
                <text:p>13.8673</text:p>
              </table:table-cell>
              <table:table-cell office:value-type="float" office:value="126.355093">
                <text:p>126.355093</text:p>
              </table:table-cell>
              <table:table-cell office:value-type="float" office:value="134.286">
                <text:p>134.286</text:p>
              </table:table-cell>
              <table:table-cell office:value-type="float" office:value="1430.730406">
                <text:p>1430.730406</text:p>
              </table:table-cell>
              <table:table-cell office:value-type="float" office:value="1483.5">
                <text:p>1483.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70.42158">
                <text:p>70.42158</text:p>
              </table:table-cell>
              <table:table-cell office:value-type="float" office:value="69.6982">
                <text:p>69.6982</text:p>
              </table:table-cell>
              <table:table-cell office:value-type="float" office:value="738.78199">
                <text:p>738.78199</text:p>
              </table:table-cell>
              <table:table-cell office:value-type="float" office:value="712.385">
                <text:p>712.385</text:p>
              </table:table-cell>
              <table:table-cell office:value-type="float" office:value="7275.92266">
                <text:p>7275.92266</text:p>
              </table:table-cell>
              <table:table-cell office:value-type="float" office:value="7022.43">
                <text:p>7022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legend chart:legend-position="end" svg:x="12.513cm" svg:y="3.703cm" style:legend-expansion="high" chart:style-name="ch2"/>
        <chart:plot-area chart:style-name="ch3" table:cell-range-address="'PS3-2_cpu_'.A3:'PS3-2_cpu_'.A37 'PS3-2_cpu_'.P2:'PS3-2_cpu_'.R33" chart:data-source-has-labels="both" svg:x="0.32cm" svg:y="0.18cm" svg:width="11.873cm" svg:height="8.64cm">
          <chartooo:coordinate-region svg:x="1.497cm" svg:y="0.18cm" svg:width="10.37cm" svg:height="6.731cm"/>
          <chart:axis chart:dimension="x" chart:name="primary-x" chart:style-name="ch4" chartooo:axis-type="auto">
            <chartooo:date-scale/>
            <chart:categories table:cell-range-address="'PS3-2_cpu_'.A3:'PS3-2_cpu_'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cpu_'.P3:'PS3-2_cpu_'.P33" chart:label-cell-address="'PS3-2_cpu_'.P2:'PS3-2_cpu_'.P2" chart:class="chart:line">
            <chart:data-point chart:repeated="9"/>
          </chart:series>
          <chart:series chart:style-name="ch7" chart:values-cell-range-address="'PS3-2_cpu_'.Q3:'PS3-2_cpu_'.Q33" chart:label-cell-address="'PS3-2_cpu_'.Q2:'PS3-2_cpu_'.Q2" chart:class="chart:line">
            <chart:data-point chart:repeated="9"/>
          </chart:series>
          <chart:series chart:style-name="ch8" chart:values-cell-range-address="'PS3-2_cpu_'.R3:'PS3-2_cpu_'.R33" chart:label-cell-address="'PS3-2_cpu_'.R2:'PS3-2_cpu_'.R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2_cpu_'.P2:'PS3-2_cpu_'.P2</svg:desc>
                </draw:g>
              </table:table-cell>
              <table:table-cell office:value-type="string">
                <text:p>1000x kernel</text:p>
                <draw:g>
                  <svg:desc>'PS3-2_cpu_'.Q2:'PS3-2_cpu_'.Q2</svg:desc>
                </draw:g>
              </table:table-cell>
              <table:table-cell office:value-type="string">
                <text:p>10000x kernel</text:p>
                <draw:g>
                  <svg:desc>'PS3-2_cpu_'.R2:'PS3-2_cpu_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cpu_'.A3:'PS3-2_cpu_'.A37</svg:desc>
                </draw:g>
              </table:table-cell>
              <table:table-cell office:value-type="float" office:value="0.024747">
                <text:p>0.024747</text:p>
                <draw:g>
                  <svg:desc>'PS3-2_cpu_'.P3:'PS3-2_cpu_'.P33</svg:desc>
                </draw:g>
              </table:table-cell>
              <table:table-cell office:value-type="float" office:value="0.080195">
                <text:p>0.080195</text:p>
                <draw:g>
                  <svg:desc>'PS3-2_cpu_'.Q3:'PS3-2_cpu_'.Q33</svg:desc>
                </draw:g>
              </table:table-cell>
              <table:table-cell office:value-type="float" office:value="0.652028">
                <text:p>0.652028</text:p>
                <draw:g>
                  <svg:desc>'PS3-2_cpu_'.R3:'PS3-2_cpu_'.R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719783">
                <text:p>0.719783</text:p>
              </table:table-cell>
              <table:table-cell office:value-type="float" office:value="0.950642">
                <text:p>0.950642</text:p>
              </table:table-cell>
              <table:table-cell office:value-type="float" office:value="3.45566">
                <text:p>3.4556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3.61572">
                <text:p>3.61572</text:p>
              </table:table-cell>
              <table:table-cell office:value-type="float" office:value="4.90605">
                <text:p>4.90605</text:p>
              </table:table-cell>
              <table:table-cell office:value-type="float" office:value="26.4554">
                <text:p>26.4554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26.8765">
                <text:p>26.8765</text:p>
              </table:table-cell>
              <table:table-cell office:value-type="float" office:value="30.9156">
                <text:p>30.9156</text:p>
              </table:table-cell>
              <table:table-cell office:value-type="float" office:value="81.2164">
                <text:p>81.216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83.0046">
                <text:p>83.0046</text:p>
              </table:table-cell>
              <table:table-cell office:value-type="float" office:value="100.355">
                <text:p>100.355</text:p>
              </table:table-cell>
              <table:table-cell office:value-type="float" office:value="292.522">
                <text:p>292.522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299.023">
                <text:p>299.023</text:p>
              </table:table-cell>
              <table:table-cell office:value-type="float" office:value="364.146">
                <text:p>364.146</text:p>
              </table:table-cell>
              <table:table-cell office:value-type="float" office:value="1097.72">
                <text:p>1097.72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1126.02">
                <text:p>1126.02</text:p>
              </table:table-cell>
              <table:table-cell office:value-type="float" office:value="1401.6">
                <text:p>1401.6</text:p>
              </table:table-cell>
              <table:table-cell office:value-type="float" office:value="3999.19">
                <text:p>3999.19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4151.41">
                <text:p>4151.41</text:p>
              </table:table-cell>
              <table:table-cell office:value-type="float" office:value="5587.44">
                <text:p>5587.44</text:p>
              </table:table-cell>
              <table:table-cell office:value-type="float" office:value="15885.3">
                <text:p>15885.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7031">
                <text:p>17031</text:p>
              </table:table-cell>
              <table:table-cell office:value-type="float" office:value="27576.9">
                <text:p>27576.9</text:p>
              </table:table-cell>
              <table:table-cell office:value-type="float" office:value="134114">
                <text:p>1341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715cm" svg:y="2.957cm" style:legend-expansion="high" chart:style-name="ch2"/>
        <chart:plot-area chart:style-name="ch3" table:cell-range-address="'PS3-2_cpu_'.A3:'PS3-2_cpu_'.A33 'PS3-2_cpu_'.J2:'PS3-2_cpu_'.O33" chart:data-source-has-labels="both" svg:x="0.319cm" svg:y="0.18cm" svg:width="12.077cm" svg:height="8.642cm">
          <chartooo:coordinate-region svg:x="1.046cm" svg:y="0.18cm" svg:width="11.209cm" svg:height="6.732cm"/>
          <chart:axis chart:dimension="x" chart:name="primary-x" chart:style-name="ch4" chartooo:axis-type="auto">
            <chartooo:date-scale/>
            <chart:categories table:cell-range-address="'PS3-2_cpu_'.A3:'PS3-2_cpu_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cpu_'.J3:'PS3-2_cpu_'.J33" chart:label-cell-address="'PS3-2_cpu_'.J2:'PS3-2_cpu_'.J2" chart:class="chart:line">
            <chart:data-point chart:repeated="9"/>
          </chart:series>
          <chart:series chart:style-name="ch7" chart:values-cell-range-address="'PS3-2_cpu_'.K3:'PS3-2_cpu_'.K33" chart:label-cell-address="'PS3-2_cpu_'.K2:'PS3-2_cpu_'.K2" chart:class="chart:line">
            <chart:data-point chart:repeated="9"/>
          </chart:series>
          <chart:series chart:style-name="ch8" chart:values-cell-range-address="'PS3-2_cpu_'.L3:'PS3-2_cpu_'.L33" chart:label-cell-address="'PS3-2_cpu_'.L2:'PS3-2_cpu_'.L2" chart:class="chart:line">
            <chart:data-point chart:repeated="9"/>
          </chart:series>
          <chart:series chart:style-name="ch9" chart:values-cell-range-address="'PS3-2_cpu_'.M3:'PS3-2_cpu_'.M33" chart:label-cell-address="'PS3-2_cpu_'.M2:'PS3-2_cpu_'.M2" chart:class="chart:line">
            <chart:data-point chart:repeated="9"/>
          </chart:series>
          <chart:series chart:style-name="ch10" chart:values-cell-range-address="'PS3-2_cpu_'.N3:'PS3-2_cpu_'.N33" chart:label-cell-address="'PS3-2_cpu_'.N2:'PS3-2_cpu_'.N2" chart:class="chart:line">
            <chart:data-point chart:repeated="9"/>
          </chart:series>
          <chart:series chart:style-name="ch11" chart:values-cell-range-address="'PS3-2_cpu_'.O3:'PS3-2_cpu_'.O33" chart:label-cell-address="'PS3-2_cpu_'.O2:'PS3-2_cpu_'.O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2_cpu_'.J2:'PS3-2_cpu_'.J2</svg:desc>
                </draw:g>
              </table:table-cell>
              <table:table-cell office:value-type="string">
                <text:p>100x read</text:p>
                <draw:g>
                  <svg:desc>'PS3-2_cpu_'.K2:'PS3-2_cpu_'.K2</svg:desc>
                </draw:g>
              </table:table-cell>
              <table:table-cell office:value-type="string">
                <text:p>1000x write</text:p>
                <draw:g>
                  <svg:desc>'PS3-2_cpu_'.L2:'PS3-2_cpu_'.L2</svg:desc>
                </draw:g>
              </table:table-cell>
              <table:table-cell office:value-type="string">
                <text:p>1000x read</text:p>
                <draw:g>
                  <svg:desc>'PS3-2_cpu_'.M2:'PS3-2_cpu_'.M2</svg:desc>
                </draw:g>
              </table:table-cell>
              <table:table-cell office:value-type="string">
                <text:p>10000x write</text:p>
                <draw:g>
                  <svg:desc>'PS3-2_cpu_'.N2:'PS3-2_cpu_'.N2</svg:desc>
                </draw:g>
              </table:table-cell>
              <table:table-cell office:value-type="string">
                <text:p>10000x read</text:p>
                <draw:g>
                  <svg:desc>'PS3-2_cpu_'.O2:'PS3-2_cpu_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cpu_'.A3:'PS3-2_cpu_'.A33</svg:desc>
                </draw:g>
              </table:table-cell>
              <table:table-cell office:value-type="float" office:value="0.004722">
                <text:p>0.004722</text:p>
                <draw:g>
                  <svg:desc>'PS3-2_cpu_'.J3:'PS3-2_cpu_'.J33</svg:desc>
                </draw:g>
              </table:table-cell>
              <table:table-cell office:value-type="float" office:value="0.001202">
                <text:p>0.001202</text:p>
                <draw:g>
                  <svg:desc>'PS3-2_cpu_'.K3:'PS3-2_cpu_'.K33</svg:desc>
                </draw:g>
              </table:table-cell>
              <table:table-cell office:value-type="float" office:value="0.002326">
                <text:p>0.002326</text:p>
                <draw:g>
                  <svg:desc>'PS3-2_cpu_'.L3:'PS3-2_cpu_'.L33</svg:desc>
                </draw:g>
              </table:table-cell>
              <table:table-cell office:value-type="float" office:value="0.001228">
                <text:p>0.001228</text:p>
                <draw:g>
                  <svg:desc>'PS3-2_cpu_'.M3:'PS3-2_cpu_'.M33</svg:desc>
                </draw:g>
              </table:table-cell>
              <table:table-cell office:value-type="float" office:value="0.00217">
                <text:p>0.00217</text:p>
                <draw:g>
                  <svg:desc>'PS3-2_cpu_'.N3:'PS3-2_cpu_'.N33</svg:desc>
                </draw:g>
              </table:table-cell>
              <table:table-cell office:value-type="float" office:value="0.00102">
                <text:p>0.00102</text:p>
                <draw:g>
                  <svg:desc>'PS3-2_cpu_'.O3:'PS3-2_cpu_'.O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02062">
                <text:p>0.002062</text:p>
              </table:table-cell>
              <table:table-cell office:value-type="float" office:value="0.082225">
                <text:p>0.082225</text:p>
              </table:table-cell>
              <table:table-cell office:value-type="float" office:value="0.003372">
                <text:p>0.003372</text:p>
              </table:table-cell>
              <table:table-cell office:value-type="float" office:value="0.0016">
                <text:p>0.0016</text:p>
              </table:table-cell>
              <table:table-cell office:value-type="float" office:value="0.001969">
                <text:p>0.001969</text:p>
              </table:table-cell>
              <table:table-cell office:value-type="float" office:value="0.002072">
                <text:p>0.002072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2814">
                <text:p>0.002814</text:p>
              </table:table-cell>
              <table:table-cell office:value-type="float" office:value="0.00133">
                <text:p>0.00133</text:p>
              </table:table-cell>
              <table:table-cell office:value-type="float" office:value="0.003717">
                <text:p>0.003717</text:p>
              </table:table-cell>
              <table:table-cell office:value-type="float" office:value="0.001648">
                <text:p>0.001648</text:p>
              </table:table-cell>
              <table:table-cell office:value-type="float" office:value="0.003443">
                <text:p>0.003443</text:p>
              </table:table-cell>
              <table:table-cell office:value-type="float" office:value="0.002641">
                <text:p>0.002641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3107">
                <text:p>0.003107</text:p>
              </table:table-cell>
              <table:table-cell office:value-type="float" office:value="0.001473">
                <text:p>0.001473</text:p>
              </table:table-cell>
              <table:table-cell office:value-type="float" office:value="0.003594">
                <text:p>0.003594</text:p>
              </table:table-cell>
              <table:table-cell office:value-type="float" office:value="0.002644">
                <text:p>0.002644</text:p>
              </table:table-cell>
              <table:table-cell office:value-type="float" office:value="0.003036">
                <text:p>0.003036</text:p>
              </table:table-cell>
              <table:table-cell office:value-type="float" office:value="0.002623">
                <text:p>0.002623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25998">
                <text:p>0.025998</text:p>
              </table:table-cell>
              <table:table-cell office:value-type="float" office:value="0.002793">
                <text:p>0.002793</text:p>
              </table:table-cell>
              <table:table-cell office:value-type="float" office:value="0.025705">
                <text:p>0.025705</text:p>
              </table:table-cell>
              <table:table-cell office:value-type="float" office:value="0.004537">
                <text:p>0.004537</text:p>
              </table:table-cell>
              <table:table-cell office:value-type="float" office:value="0.025199">
                <text:p>0.025199</text:p>
              </table:table-cell>
              <table:table-cell office:value-type="float" office:value="0.004184">
                <text:p>0.004184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53652">
                <text:p>0.053652</text:p>
              </table:table-cell>
              <table:table-cell office:value-type="float" office:value="0.009727">
                <text:p>0.009727</text:p>
              </table:table-cell>
              <table:table-cell office:value-type="float" office:value="0.074604">
                <text:p>0.074604</text:p>
              </table:table-cell>
              <table:table-cell office:value-type="float" office:value="0.014036">
                <text:p>0.014036</text:p>
              </table:table-cell>
              <table:table-cell office:value-type="float" office:value="0.064823">
                <text:p>0.064823</text:p>
              </table:table-cell>
              <table:table-cell office:value-type="float" office:value="0.01342">
                <text:p>0.01342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226989">
                <text:p>0.226989</text:p>
              </table:table-cell>
              <table:table-cell office:value-type="float" office:value="0.040043">
                <text:p>0.040043</text:p>
              </table:table-cell>
              <table:table-cell office:value-type="float" office:value="0.203143">
                <text:p>0.203143</text:p>
              </table:table-cell>
              <table:table-cell office:value-type="float" office:value="0.040427">
                <text:p>0.040427</text:p>
              </table:table-cell>
              <table:table-cell office:value-type="float" office:value="0.200275">
                <text:p>0.200275</text:p>
              </table:table-cell>
              <table:table-cell office:value-type="float" office:value="0.053897">
                <text:p>0.053897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868764">
                <text:p>0.868764</text:p>
              </table:table-cell>
              <table:table-cell office:value-type="float" office:value="0.183048">
                <text:p>0.183048</text:p>
              </table:table-cell>
              <table:table-cell office:value-type="float" office:value="0.905224">
                <text:p>0.905224</text:p>
              </table:table-cell>
              <table:table-cell office:value-type="float" office:value="0.193089">
                <text:p>0.193089</text:p>
              </table:table-cell>
              <table:table-cell office:value-type="float" office:value="0.855693">
                <text:p>0.855693</text:p>
              </table:table-cell>
              <table:table-cell office:value-type="float" office:value="0.157107">
                <text:p>0.157107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.89411">
                <text:p>2.89411</text:p>
              </table:table-cell>
              <table:table-cell office:value-type="float" office:value="0.73516">
                <text:p>0.73516</text:p>
              </table:table-cell>
              <table:table-cell office:value-type="float" office:value="2.82935">
                <text:p>2.82935</text:p>
              </table:table-cell>
              <table:table-cell office:value-type="float" office:value="0.659867">
                <text:p>0.659867</text:p>
              </table:table-cell>
              <table:table-cell office:value-type="float" office:value="2.96101">
                <text:p>2.96101</text:p>
              </table:table-cell>
              <table:table-cell office:value-type="float" office:value="0.649474">
                <text:p>0.6494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